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3386271" calcext:value-type="float">
            <text:p>0.0338627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6774055" calcext:value-type="float">
            <text:p>0.0677405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01625975" calcext:value-type="float">
            <text:p>0.10162597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135515895" calcext:value-type="float">
            <text:p>0.13551589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169408645" calcext:value-type="float">
            <text:p>0.16940864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20330298" calcext:value-type="float">
            <text:p>0.20330298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237197645" calcext:value-type="float">
            <text:p>0.23719764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271091195" calcext:value-type="float">
            <text:p>0.27109119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30498193" calcext:value-type="float">
            <text:p>0.30498193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3388679" calcext:value-type="float">
            <text:p>0.3388679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37274693" calcext:value-type="float">
            <text:p>0.37274693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406616665" calcext:value-type="float">
            <text:p>0.406616665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44047458" calcext:value-type="float">
            <text:p>0.44047458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474317945" calcext:value-type="float">
            <text:p>0.47431794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508143635" calcext:value-type="float">
            <text:p>0.50814363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541947705" calcext:value-type="float">
            <text:p>0.541947705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575724385" calcext:value-type="float">
            <text:p>0.575724385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609463675" calcext:value-type="float">
            <text:p>0.609463675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643144505" calcext:value-type="float">
            <text:p>0.643144505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67670862" calcext:value-type="float">
            <text:p>0.67670862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709864555" calcext:value-type="float">
            <text:p>0.709864555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74609917" calcext:value-type="float">
            <text:p>0.74609917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.780418275" calcext:value-type="float">
            <text:p>0.780418275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81454081" calcext:value-type="float">
            <text:p>0.81454081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848591925" calcext:value-type="float">
            <text:p>0.848591925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0.88260888" calcext:value-type="float">
            <text:p>0.88260888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.91660788" calcext:value-type="float">
            <text:p>0.91660788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0.950597255" calcext:value-type="float">
            <text:p>0.950597255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0.984581535" calcext:value-type="float">
            <text:p>0.984581535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.018563065" calcext:value-type="float">
            <text:p>1.018563065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.052542795" calcext:value-type="float">
            <text:p>1.052542795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.086520745" calcext:value-type="float">
            <text:p>1.086520745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.120496335" calcext:value-type="float">
            <text:p>1.120496335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.15446865" calcext:value-type="float">
            <text:p>1.15446865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.188436665" calcext:value-type="float">
            <text:p>1.188436665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.22239947" calcext:value-type="float">
            <text:p>1.22239947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.25635647" calcext:value-type="float">
            <text:p>1.25635647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.290307605" calcext:value-type="float">
            <text:p>1.290307605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.324253615" calcext:value-type="float">
            <text:p>1.324253615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.358196415" calcext:value-type="float">
            <text:p>1.358196415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.3921399" calcext:value-type="float">
            <text:p>1.3921399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.42609202" calcext:value-type="float">
            <text:p>1.42609202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.46007238" calcext:value-type="float">
            <text:p>1.46007238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.49416254" calcext:value-type="float">
            <text:p>1.49416254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.52615844" calcext:value-type="float">
            <text:p>1.52615844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.559844125" calcext:value-type="float">
            <text:p>1.559844125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.593613285" calcext:value-type="float">
            <text:p>1.593613285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.627413025" calcext:value-type="float">
            <text:p>1.627413025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.66122991" calcext:value-type="float">
            <text:p>1.66122991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.69505875" calcext:value-type="float">
            <text:p>1.69505875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.728896885" calcext:value-type="float">
            <text:p>1.728896885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.762742495" calcext:value-type="float">
            <text:p>1.762742495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.79659395" calcext:value-type="float">
            <text:p>1.79659395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.83044955" calcext:value-type="float">
            <text:p>1.83044955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.864307425" calcext:value-type="float">
            <text:p>1.864307425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.898165505" calcext:value-type="float">
            <text:p>1.898165505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.93202154" calcext:value-type="float">
            <text:p>1.93202154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.96587312" calcext:value-type="float">
            <text:p>1.96587312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.999717665" calcext:value-type="float">
            <text:p>1.999717665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.033552385" calcext:value-type="float">
            <text:p>2.033552385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2.06737411" calcext:value-type="float">
            <text:p>2.06737411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2.10117892" calcext:value-type="float">
            <text:p>2.10117892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2.13496131" calcext:value-type="float">
            <text:p>2.13496131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2.168712325" calcext:value-type="float">
            <text:p>2.168712325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.20241455" calcext:value-type="float">
            <text:p>2.20241455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2.236025255" calcext:value-type="float">
            <text:p>2.236025255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2.269382785" calcext:value-type="float">
            <text:p>2.269382785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2.297230655" calcext:value-type="float">
            <text:p>2.297230655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.33175971" calcext:value-type="float">
            <text:p>2.33175971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.36595434" calcext:value-type="float">
            <text:p>2.36595434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2.400047985" calcext:value-type="float">
            <text:p>2.400047985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2.434095295" calcext:value-type="float">
            <text:p>2.434095295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2.46811772" calcext:value-type="float">
            <text:p>2.4681177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2.502125725" calcext:value-type="float">
            <text:p>2.502125725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.53612491" calcext:value-type="float">
            <text:p>2.53612491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2.57011828" calcext:value-type="float">
            <text:p>2.57011828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2.60410728" calcext:value-type="float">
            <text:p>2.60410728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2.638092355" calcext:value-type="float">
            <text:p>2.638092355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.67207332" calcext:value-type="float">
            <text:p>2.67207332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.706049655" calcext:value-type="float">
            <text:p>2.706049655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2.74002073" calcext:value-type="float">
            <text:p>2.74002073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2.77398603" calcext:value-type="float">
            <text:p>2.77398603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2.80794536" calcext:value-type="float">
            <text:p>2.80794536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2.84189905" calcext:value-type="float">
            <text:p>2.84189905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2.87584821" calcext:value-type="float">
            <text:p>2.87584821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2.909795075" calcext:value-type="float">
            <text:p>2.909795075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2.943743705" calcext:value-type="float">
            <text:p>2.943743705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2.977701665" calcext:value-type="float">
            <text:p>2.977701665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3.01168559" calcext:value-type="float">
            <text:p>3.01168559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3.04574967" calcext:value-type="float">
            <text:p>3.04574967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3.080661235" calcext:value-type="float">
            <text:p>3.080661235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3.11423987" calcext:value-type="float">
            <text:p>3.11423987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3.147984905" calcext:value-type="float">
            <text:p>3.147984905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3.181778725" calcext:value-type="float">
            <text:p>3.181778725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3.215597895" calcext:value-type="float">
            <text:p>3.215597895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3.24943395" calcext:value-type="float">
            <text:p>3.24943395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3.28328268" calcext:value-type="float">
            <text:p>3.28328268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3.31714131" calcext:value-type="float">
            <text:p>3.31714131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3.3510075" calcext:value-type="float">
            <text:p>3.3510075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.384878955" calcext:value-type="float">
            <text:p>3.384878955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3.41875327" calcext:value-type="float">
            <text:p>3.41875327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3.452627905" calcext:value-type="float">
            <text:p>3.452627905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3.486500185" calcext:value-type="float">
            <text:p>3.486500185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3.520367355" calcext:value-type="float">
            <text:p>3.520367355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3.5542266" calcext:value-type="float">
            <text:p>3.5542266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3.588075025" calcext:value-type="float">
            <text:p>3.588075025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3.62190956" calcext:value-type="float">
            <text:p>3.62190956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3.655726695" calcext:value-type="float">
            <text:p>3.655726695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3.689521885" calcext:value-type="float">
            <text:p>3.689521885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3.7232882" calcext:value-type="float">
            <text:p>3.7232882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3.757012965" calcext:value-type="float">
            <text:p>3.757012965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3.7906674" calcext:value-type="float">
            <text:p>3.7906674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3.824159855" calcext:value-type="float">
            <text:p>3.824159855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3.85672512" calcext:value-type="float">
            <text:p>3.85672512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3.891526175" calcext:value-type="float">
            <text:p>3.891526175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3.92574498" calcext:value-type="float">
            <text:p>3.92574498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3.959835315" calcext:value-type="float">
            <text:p>3.959835315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3.99387255" calcext:value-type="float">
            <text:p>3.99387255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4.0278835" calcext:value-type="float">
            <text:p>4.0278835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4.061880945" calcext:value-type="float">
            <text:p>4.061880945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4.095871915" calcext:value-type="float">
            <text:p>4.095871915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4.129860525" calcext:value-type="float">
            <text:p>4.129860525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4.163849185" calcext:value-type="float">
            <text:p>4.163849185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4.19783921" calcext:value-type="float">
            <text:p>4.19783921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4.23183121" calcext:value-type="float">
            <text:p>4.23183121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4.26582535" calcext:value-type="float">
            <text:p>4.26582535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4.29982157" calcext:value-type="float">
            <text:p>4.29982157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4.33381977" calcext:value-type="float">
            <text:p>4.33381977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4.367819975" calcext:value-type="float">
            <text:p>4.367819975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4.40182251" calcext:value-type="float">
            <text:p>4.40182251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4.43582818" calcext:value-type="float">
            <text:p>4.43582818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4.469838565" calcext:value-type="float">
            <text:p>4.469838565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4.503856505" calcext:value-type="float">
            <text:p>4.503856505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4.537887295" calcext:value-type="float">
            <text:p>4.537887295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4.57194226" calcext:value-type="float">
            <text:p>4.57194226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4.606054145" calcext:value-type="float">
            <text:p>4.606054145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4.640439965" calcext:value-type="float">
            <text:p>4.640439965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4.673950905" calcext:value-type="float">
            <text:p>4.673950905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4.7077746" calcext:value-type="float">
            <text:p>4.7077746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4.741659545" calcext:value-type="float">
            <text:p>4.741659545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4.77557111" calcext:value-type="float">
            <text:p>4.77557111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4.80949743" calcext:value-type="float">
            <text:p>4.80949743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4.843432555" calcext:value-type="float">
            <text:p>4.843432555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4.87737261" calcext:value-type="float">
            <text:p>4.87737261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4.91131456" calcext:value-type="float">
            <text:p>4.91131456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4.945255725" calcext:value-type="float">
            <text:p>4.945255725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4.979193595" calcext:value-type="float">
            <text:p>4.979193595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5.01312575" calcext:value-type="float">
            <text:p>5.01312575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5.04704987" calcext:value-type="float">
            <text:p>5.04704987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5.080963725" calcext:value-type="float">
            <text:p>5.080963725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5.114865185" calcext:value-type="float">
            <text:p>5.114865185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5.14875219" calcext:value-type="float">
            <text:p>5.14875219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5.182622665" calcext:value-type="float">
            <text:p>5.182622665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5.216474295" calcext:value-type="float">
            <text:p>5.216474295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5.250304085" calcext:value-type="float">
            <text:p>5.250304085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5.28410737" calcext:value-type="float">
            <text:p>5.28410737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5.317875475" calcext:value-type="float">
            <text:p>5.317875475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5.351589085" calcext:value-type="float">
            <text:p>5.351589085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5.385191975" calcext:value-type="float">
            <text:p>5.385191975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5.418372715" calcext:value-type="float">
            <text:p>5.418372715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5.45377413" calcext:value-type="float">
            <text:p>5.45377413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5.48802895" calcext:value-type="float">
            <text:p>5.48802895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5.52212995" calcext:value-type="float">
            <text:p>5.52212995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5.5561736" calcext:value-type="float">
            <text:p>5.5561736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5.59018998" calcext:value-type="float">
            <text:p>5.59018998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5.62419238" calcext:value-type="float">
            <text:p>5.62419238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5.65818761" calcext:value-type="float">
            <text:p>5.65818761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5.692179285" calcext:value-type="float">
            <text:p>5.692179285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5.726169175" calcext:value-type="float">
            <text:p>5.726169175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5.76015788" calcext:value-type="float">
            <text:p>5.76015788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5.794145245" calcext:value-type="float">
            <text:p>5.794145245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5.82813065" calcext:value-type="float">
            <text:p>5.82813065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float" office:value="5.86211326" calcext:value-type="float">
            <text:p>5.86211326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5.89609222" calcext:value-type="float">
            <text:p>5.89609222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5.93006686" calcext:value-type="float">
            <text:p>5.93006686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5.964036875" calcext:value-type="float">
            <text:p>5.964036875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5.99800251" calcext:value-type="float">
            <text:p>5.99800251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6.03196481" calcext:value-type="float">
            <text:p>6.03196481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6.065925995" calcext:value-type="float">
            <text:p>6.065925995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6.09989028" calcext:value-type="float">
            <text:p>6.09989028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6.133866145" calcext:value-type="float">
            <text:p>6.133866145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6.16787496" calcext:value-type="float">
            <text:p>6.16787496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6.202013915" calcext:value-type="float">
            <text:p>6.202013915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6.234932295" calcext:value-type="float">
            <text:p>6.234932295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6.26866374" calcext:value-type="float">
            <text:p>6.26866374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6.30246864" calcext:value-type="float">
            <text:p>6.30246864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6.336301995" calcext:value-type="float">
            <text:p>6.336301995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6.370151325" calcext:value-type="float">
            <text:p>6.370151325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6.404011345" calcext:value-type="float">
            <text:p>6.404011345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6.437879025" calcext:value-type="float">
            <text:p>6.437879025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6.47175211" calcext:value-type="float">
            <text:p>6.47175211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6.505628545" calcext:value-type="float">
            <text:p>6.505628545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6.539506255" calcext:value-type="float">
            <text:p>6.539506255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6.57338307" calcext:value-type="float">
            <text:p>6.57338307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6.60725671" calcext:value-type="float">
            <text:p>6.60725671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6.64112482" calcext:value-type="float">
            <text:p>6.64112482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6.674984985" calcext:value-type="float">
            <text:p>6.674984985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6.70883475" calcext:value-type="float">
            <text:p>6.70883475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float" office:value="6.742671535" calcext:value-type="float">
            <text:p>6.742671535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.772542" calcext:value-type="float">
            <text:p>6.772542</text:p>
          </table:table-cell>
          <table:table-cell office:value-type="float" office:value="6.77649249" calcext:value-type="float">
            <text:p>6.77649249</text:p>
          </table:table-cell>
          <table:table-cell table:formula="of:=POWER([.C201]-6.75;2)" office:value-type="float" office:value="0.000701852026400093" calcext:value-type="float">
            <text:p>0.000701852</text:p>
          </table:table-cell>
          <table:table-cell table:formula="of:=SQRT(SUM([.D201:.D300])/100)" office:value-type="float" office:value="0.0289096251632486" calcext:value-type="float">
            <text:p>0.028909625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6.775568" calcext:value-type="float">
            <text:p>6.775568</text:p>
          </table:table-cell>
          <table:table-cell office:value-type="float" office:value="6.77643138" calcext:value-type="float">
            <text:p>6.77643138</text:p>
          </table:table-cell>
          <table:table-cell table:formula="of:=POWER([.C202]-6.75;2)" office:value-type="float" office:value="0.0006986178487044" calcext:value-type="float">
            <text:p>0.0006986178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6.777085" calcext:value-type="float">
            <text:p>6.777085</text:p>
          </table:table-cell>
          <table:table-cell office:value-type="float" office:value="6.77633073" calcext:value-type="float">
            <text:p>6.77633073</text:p>
          </table:table-cell>
          <table:table-cell table:formula="of:=POWER([.C203]-6.75;2)" office:value-type="float" office:value="0.000693307342332887" calcext:value-type="float">
            <text:p>0.0006933073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6.777984" calcext:value-type="float">
            <text:p>6.777984</text:p>
          </table:table-cell>
          <table:table-cell office:value-type="float" office:value="6.776189525" calcext:value-type="float">
            <text:p>6.776189525</text:p>
          </table:table-cell>
          <table:table-cell table:formula="of:=POWER([.C204]-6.75;2)" office:value-type="float" office:value="0.000685891219725645" calcext:value-type="float">
            <text:p>0.0006858912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6.77855" calcext:value-type="float">
            <text:p>6.77855</text:p>
          </table:table-cell>
          <table:table-cell office:value-type="float" office:value="6.77599347" calcext:value-type="float">
            <text:p>6.77599347</text:p>
          </table:table-cell>
          <table:table-cell table:formula="of:=POWER([.C205]-6.75;2)" office:value-type="float" office:value="0.000675660482640875" calcext:value-type="float">
            <text:p>0.0006756605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6.778867" calcext:value-type="float">
            <text:p>6.778867</text:p>
          </table:table-cell>
          <table:table-cell office:value-type="float" office:value="6.775699475" calcext:value-type="float">
            <text:p>6.775699475</text:p>
          </table:table-cell>
          <table:table-cell table:formula="of:=POWER([.C206]-6.75;2)" office:value-type="float" office:value="0.000660463015275609" calcext:value-type="float">
            <text:p>0.000660463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6.778933" calcext:value-type="float">
            <text:p>6.778933</text:p>
          </table:table-cell>
          <table:table-cell office:value-type="float" office:value="6.775125025" calcext:value-type="float">
            <text:p>6.775125025</text:p>
          </table:table-cell>
          <table:table-cell table:formula="of:=POWER([.C207]-6.75;2)" office:value-type="float" office:value="0.000631266881250643" calcext:value-type="float">
            <text:p>0.0006312669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6.77871" calcext:value-type="float">
            <text:p>6.77871</text:p>
          </table:table-cell>
          <table:table-cell office:value-type="float" office:value="6.774550245" calcext:value-type="float">
            <text:p>6.774550245</text:p>
          </table:table-cell>
          <table:table-cell table:formula="of:=POWER([.C208]-6.75;2)" office:value-type="float" office:value="0.000602714529560043" calcext:value-type="float">
            <text:p>0.0006027145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6.778147" calcext:value-type="float">
            <text:p>6.778147</text:p>
          </table:table-cell>
          <table:table-cell office:value-type="float" office:value="6.77507926" calcext:value-type="float">
            <text:p>6.77507926</text:p>
          </table:table-cell>
          <table:table-cell table:formula="of:=POWER([.C209]-6.75;2)" office:value-type="float" office:value="0.000628969282147602" calcext:value-type="float">
            <text:p>0.0006289693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6.777194" calcext:value-type="float">
            <text:p>6.777194</text:p>
          </table:table-cell>
          <table:table-cell office:value-type="float" office:value="6.77534236" calcext:value-type="float">
            <text:p>6.77534236</text:p>
          </table:table-cell>
          <table:table-cell table:formula="of:=POWER([.C210]-6.75;2)" office:value-type="float" office:value="0.000642235210369589" calcext:value-type="float">
            <text:p>0.0006422352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6.775806" calcext:value-type="float">
            <text:p>6.775806</text:p>
          </table:table-cell>
          <table:table-cell office:value-type="float" office:value="6.775524335" calcext:value-type="float">
            <text:p>6.775524335</text:p>
          </table:table-cell>
          <table:table-cell table:formula="of:=POWER([.C211]-6.75;2)" office:value-type="float" office:value="0.000651491677192228" calcext:value-type="float">
            <text:p>0.0006514917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6.773947" calcext:value-type="float">
            <text:p>6.773947</text:p>
          </table:table-cell>
          <table:table-cell office:value-type="float" office:value="6.77567405" calcext:value-type="float">
            <text:p>6.77567405</text:p>
          </table:table-cell>
          <table:table-cell table:formula="of:=POWER([.C212]-6.75;2)" office:value-type="float" office:value="0.000659156843402506" calcext:value-type="float">
            <text:p>0.0006591568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.771583" calcext:value-type="float">
            <text:p>6.771583</text:p>
          </table:table-cell>
          <table:table-cell office:value-type="float" office:value="6.775812865" calcext:value-type="float">
            <text:p>6.775812865</text:p>
          </table:table-cell>
          <table:table-cell table:formula="of:=POWER([.C213]-6.75;2)" office:value-type="float" office:value="0.000666303999508215" calcext:value-type="float">
            <text:p>0.000666304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6.768673" calcext:value-type="float">
            <text:p>6.768673</text:p>
          </table:table-cell>
          <table:table-cell office:value-type="float" office:value="6.775952755" calcext:value-type="float">
            <text:p>6.775952755</text:p>
          </table:table-cell>
          <table:table-cell table:formula="of:=POWER([.C214]-6.75;2)" office:value-type="float" office:value="0.000673545492090051" calcext:value-type="float">
            <text:p>0.0006735455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6.765138" calcext:value-type="float">
            <text:p>6.765138</text:p>
          </table:table-cell>
          <table:table-cell office:value-type="float" office:value="6.776101515" calcext:value-type="float">
            <text:p>6.776101515</text:p>
          </table:table-cell>
          <table:table-cell table:formula="of:=POWER([.C215]-6.75;2)" office:value-type="float" office:value="0.000681289085295209" calcext:value-type="float">
            <text:p>0.0006812891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6.760814" calcext:value-type="float">
            <text:p>6.760814</text:p>
          </table:table-cell>
          <table:table-cell office:value-type="float" office:value="6.77626494" calcext:value-type="float">
            <text:p>6.77626494</text:p>
          </table:table-cell>
          <table:table-cell table:formula="of:=POWER([.C216]-6.75;2)" office:value-type="float" office:value="0.000689847073203595" calcext:value-type="float">
            <text:p>0.0006898471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6.755336" calcext:value-type="float">
            <text:p>6.755336</text:p>
          </table:table-cell>
          <table:table-cell office:value-type="float" office:value="6.776448145" calcext:value-type="float">
            <text:p>6.776448145</text:p>
          </table:table-cell>
          <table:table-cell table:formula="of:=POWER([.C217]-6.75;2)" office:value-type="float" office:value="0.000699504373941015" calcext:value-type="float">
            <text:p>0.0006995044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6.747858" calcext:value-type="float">
            <text:p>6.747858</text:p>
          </table:table-cell>
          <table:table-cell office:value-type="float" office:value="6.776657105" calcext:value-type="float">
            <text:p>6.776657105</text:p>
          </table:table-cell>
          <table:table-cell table:formula="of:=POWER([.C218]-6.75;2)" office:value-type="float" office:value="0.000710601246981023" calcext:value-type="float">
            <text:p>0.0007106012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.736166" calcext:value-type="float">
            <text:p>6.736166</text:p>
          </table:table-cell>
          <table:table-cell office:value-type="float" office:value="6.77690139" calcext:value-type="float">
            <text:p>6.77690139</text:p>
          </table:table-cell>
          <table:table-cell table:formula="of:=POWER([.C219]-6.75;2)" office:value-type="float" office:value="0.000723684783932095" calcext:value-type="float">
            <text:p>0.0007236848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6.712823" calcext:value-type="float">
            <text:p>6.712823</text:p>
          </table:table-cell>
          <table:table-cell office:value-type="float" office:value="6.777201265" calcext:value-type="float">
            <text:p>6.777201265</text:p>
          </table:table-cell>
          <table:table-cell table:formula="of:=POWER([.C220]-6.75;2)" office:value-type="float" office:value="0.000739908817600248" calcext:value-type="float">
            <text:p>0.0007399088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6.631187" calcext:value-type="float">
            <text:p>6.631187</text:p>
          </table:table-cell>
          <table:table-cell office:value-type="float" office:value="6.777614045" calcext:value-type="float">
            <text:p>6.777614045</text:p>
          </table:table-cell>
          <table:table-cell table:formula="of:=POWER([.C221]-6.75;2)" office:value-type="float" office:value="0.000762535481262024" calcext:value-type="float">
            <text:p>0.0007625355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7.246923" calcext:value-type="float">
            <text:p>7.246923</text:p>
          </table:table-cell>
          <table:table-cell office:value-type="float" office:value="6.77843031" calcext:value-type="float">
            <text:p>6.77843031</text:p>
          </table:table-cell>
          <table:table-cell table:formula="of:=POWER([.C222]-6.75;2)" office:value-type="float" office:value="0.000808282526696104" calcext:value-type="float">
            <text:p>0.0008082825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6.863821" calcext:value-type="float">
            <text:p>6.863821</text:p>
          </table:table-cell>
          <table:table-cell office:value-type="float" office:value="6.776162565" calcext:value-type="float">
            <text:p>6.776162565</text:p>
          </table:table-cell>
          <table:table-cell table:formula="of:=POWER([.C223]-6.75;2)" office:value-type="float" office:value="0.000684479807379221" calcext:value-type="float">
            <text:p>0.0006844798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6.824507" calcext:value-type="float">
            <text:p>6.824507</text:p>
          </table:table-cell>
          <table:table-cell office:value-type="float" office:value="6.775804805" calcext:value-type="float">
            <text:p>6.775804805</text:p>
          </table:table-cell>
          <table:table-cell table:formula="of:=POWER([.C224]-6.75;2)" office:value-type="float" office:value="0.000665887961088021" calcext:value-type="float">
            <text:p>0.000665888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6.810223" calcext:value-type="float">
            <text:p>6.810223</text:p>
          </table:table-cell>
          <table:table-cell office:value-type="float" office:value="6.77563854" calcext:value-type="float">
            <text:p>6.77563854</text:p>
          </table:table-cell>
          <table:table-cell table:formula="of:=POWER([.C225]-6.75;2)" office:value-type="float" office:value="0.000657334733331605" calcext:value-type="float">
            <text:p>0.0006573347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6.803391" calcext:value-type="float">
            <text:p>6.803391</text:p>
          </table:table-cell>
          <table:table-cell office:value-type="float" office:value="6.775540005" calcext:value-type="float">
            <text:p>6.775540005</text:p>
          </table:table-cell>
          <table:table-cell table:formula="of:=POWER([.C226]-6.75;2)" office:value-type="float" office:value="0.000652291855400018" calcext:value-type="float">
            <text:p>0.0006522919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6.7998" calcext:value-type="float">
            <text:p>6.7998</text:p>
          </table:table-cell>
          <table:table-cell office:value-type="float" office:value="6.775474795" calcext:value-type="float">
            <text:p>6.775474795</text:p>
          </table:table-cell>
          <table:table-cell table:formula="of:=POWER([.C227]-6.75;2)" office:value-type="float" office:value="0.000648965180292028" calcext:value-type="float">
            <text:p>0.0006489652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6.797875" calcext:value-type="float">
            <text:p>6.797875</text:p>
          </table:table-cell>
          <table:table-cell office:value-type="float" office:value="6.775432355" calcext:value-type="float">
            <text:p>6.775432355</text:p>
          </table:table-cell>
          <table:table-cell table:formula="of:=POWER([.C228]-6.75;2)" office:value-type="float" office:value="0.000646804680846046" calcext:value-type="float">
            <text:p>0.0006468047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6.796856" calcext:value-type="float">
            <text:p>6.796856</text:p>
          </table:table-cell>
          <table:table-cell office:value-type="float" office:value="6.775417215" calcext:value-type="float">
            <text:p>6.775417215</text:p>
          </table:table-cell>
          <table:table-cell table:formula="of:=POWER([.C229]-6.75;2)" office:value-type="float" office:value="0.000646034818356227" calcext:value-type="float">
            <text:p>0.0006460348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6.796306" calcext:value-type="float">
            <text:p>6.796306</text:p>
          </table:table-cell>
          <table:table-cell office:value-type="float" office:value="6.77546936" calcext:value-type="float">
            <text:p>6.77546936</text:p>
          </table:table-cell>
          <table:table-cell table:formula="of:=POWER([.C230]-6.75;2)" office:value-type="float" office:value="0.000648688298809589" calcext:value-type="float">
            <text:p>0.0006486883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.795946" calcext:value-type="float">
            <text:p>6.795946</text:p>
          </table:table-cell>
          <table:table-cell office:value-type="float" office:value="6.776743085" calcext:value-type="float">
            <text:p>6.776743085</text:p>
          </table:table-cell>
          <table:table-cell table:formula="of:=POWER([.C231]-6.75;2)" office:value-type="float" office:value="0.000715192595317207" calcext:value-type="float">
            <text:p>0.0007151926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6.79559" calcext:value-type="float">
            <text:p>6.79559</text:p>
          </table:table-cell>
          <table:table-cell office:value-type="float" office:value="6.7764743" calcext:value-type="float">
            <text:p>6.7764743</text:p>
          </table:table-cell>
          <table:table-cell table:formula="of:=POWER([.C232]-6.75;2)" office:value-type="float" office:value="0.000700888560490015" calcext:value-type="float">
            <text:p>0.0007008886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6.795118" calcext:value-type="float">
            <text:p>6.795118</text:p>
          </table:table-cell>
          <table:table-cell office:value-type="float" office:value="6.776302705" calcext:value-type="float">
            <text:p>6.776302705</text:p>
          </table:table-cell>
          <table:table-cell table:formula="of:=POWER([.C233]-6.75;2)" office:value-type="float" office:value="0.000691832290317024" calcext:value-type="float">
            <text:p>0.0006918323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6.794463" calcext:value-type="float">
            <text:p>6.794463</text:p>
          </table:table-cell>
          <table:table-cell office:value-type="float" office:value="6.77616449" calcext:value-type="float">
            <text:p>6.77616449</text:p>
          </table:table-cell>
          <table:table-cell table:formula="of:=POWER([.C234]-6.75;2)" office:value-type="float" office:value="0.000684580536960111" calcext:value-type="float">
            <text:p>0.0006845805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6.793603" calcext:value-type="float">
            <text:p>6.793603</text:p>
          </table:table-cell>
          <table:table-cell office:value-type="float" office:value="6.776046815" calcext:value-type="float">
            <text:p>6.776046815</text:p>
          </table:table-cell>
          <table:table-cell table:formula="of:=POWER([.C235]-6.75;2)" office:value-type="float" office:value="0.000678436571644222" calcext:value-type="float">
            <text:p>0.0006784366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6.792561" calcext:value-type="float">
            <text:p>6.792561</text:p>
          </table:table-cell>
          <table:table-cell office:value-type="float" office:value="6.775945765" calcext:value-type="float">
            <text:p>6.775945765</text:p>
          </table:table-cell>
          <table:table-cell table:formula="of:=POWER([.C236]-6.75;2)" office:value-type="float" office:value="0.000673182721435243" calcext:value-type="float">
            <text:p>0.0006731827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6.7914" calcext:value-type="float">
            <text:p>6.7914</text:p>
          </table:table-cell>
          <table:table-cell office:value-type="float" office:value="6.77585979" calcext:value-type="float">
            <text:p>6.77585979</text:p>
          </table:table-cell>
          <table:table-cell table:formula="of:=POWER([.C237]-6.75;2)" office:value-type="float" office:value="0.000668728738844108" calcext:value-type="float">
            <text:p>0.0006687287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6.790227" calcext:value-type="float">
            <text:p>6.790227</text:p>
          </table:table-cell>
          <table:table-cell office:value-type="float" office:value="6.775787735" calcext:value-type="float">
            <text:p>6.775787735</text:p>
          </table:table-cell>
          <table:table-cell table:formula="of:=POWER([.C238]-6.75;2)" office:value-type="float" office:value="0.000665007276430212" calcext:value-type="float">
            <text:p>0.0006650073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6.789202" calcext:value-type="float">
            <text:p>6.789202</text:p>
          </table:table-cell>
          <table:table-cell office:value-type="float" office:value="6.775727975" calcext:value-type="float">
            <text:p>6.775727975</text:p>
          </table:table-cell>
          <table:table-cell table:formula="of:=POWER([.C239]-6.75;2)" office:value-type="float" office:value="0.000661928697600609" calcext:value-type="float">
            <text:p>0.0006619287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6.78856" calcext:value-type="float">
            <text:p>6.78856</text:p>
          </table:table-cell>
          <table:table-cell office:value-type="float" office:value="6.77567789" calcext:value-type="float">
            <text:p>6.77567789</text:p>
          </table:table-cell>
          <table:table-cell table:formula="of:=POWER([.C240]-6.75;2)" office:value-type="float" office:value="0.000659354034852093" calcext:value-type="float">
            <text:p>0.000659354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.788697" calcext:value-type="float">
            <text:p>6.788697</text:p>
          </table:table-cell>
          <table:table-cell office:value-type="float" office:value="6.775633415" calcext:value-type="float">
            <text:p>6.775633415</text:p>
          </table:table-cell>
          <table:table-cell table:formula="of:=POWER([.C241]-6.75;2)" office:value-type="float" office:value="0.00065707196456221" calcext:value-type="float">
            <text:p>0.000657072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6.790424" calcext:value-type="float">
            <text:p>6.790424</text:p>
          </table:table-cell>
          <table:table-cell office:value-type="float" office:value="6.77558821" calcext:value-type="float">
            <text:p>6.77558821</text:p>
          </table:table-cell>
          <table:table-cell table:formula="of:=POWER([.C242]-6.75;2)" office:value-type="float" office:value="0.000654756491004123" calcext:value-type="float">
            <text:p>0.0006547565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6.796072" calcext:value-type="float">
            <text:p>6.796072</text:p>
          </table:table-cell>
          <table:table-cell office:value-type="float" office:value="6.775531645" calcext:value-type="float">
            <text:p>6.775531645</text:p>
          </table:table-cell>
          <table:table-cell table:formula="of:=POWER([.C243]-6.75;2)" office:value-type="float" office:value="0.000651864896406027" calcext:value-type="float">
            <text:p>0.0006518649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6.818032" calcext:value-type="float">
            <text:p>6.818032</text:p>
          </table:table-cell>
          <table:table-cell office:value-type="float" office:value="6.77544127" calcext:value-type="float">
            <text:p>6.77544127</text:p>
          </table:table-cell>
          <table:table-cell table:formula="of:=POWER([.C244]-6.75;2)" office:value-type="float" office:value="0.000647258219212898" calcext:value-type="float">
            <text:p>0.0006472582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6.39918" calcext:value-type="float">
            <text:p>6.39918</text:p>
          </table:table-cell>
          <table:table-cell office:value-type="float" office:value="6.77523255" calcext:value-type="float">
            <text:p>6.77523255</text:p>
          </table:table-cell>
          <table:table-cell table:formula="of:=POWER([.C245]-6.75;2)" office:value-type="float" office:value="0.000636681579502507" calcext:value-type="float">
            <text:p>0.0006366816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6.737137" calcext:value-type="float">
            <text:p>6.737137</text:p>
          </table:table-cell>
          <table:table-cell office:value-type="float" office:value="6.77710647" calcext:value-type="float">
            <text:p>6.77710647</text:p>
          </table:table-cell>
          <table:table-cell table:formula="of:=POWER([.C246]-6.75;2)" office:value-type="float" office:value="0.000734760715860882" calcext:value-type="float">
            <text:p>0.0007347607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6.753832" calcext:value-type="float">
            <text:p>6.753832</text:p>
          </table:table-cell>
          <table:table-cell office:value-type="float" office:value="6.77727574" calcext:value-type="float">
            <text:p>6.77727574</text:p>
          </table:table-cell>
          <table:table-cell table:formula="of:=POWER([.C247]-6.75;2)" office:value-type="float" office:value="0.000743965992547618" calcext:value-type="float">
            <text:p>0.000743966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6.759948" calcext:value-type="float">
            <text:p>6.759948</text:p>
          </table:table-cell>
          <table:table-cell office:value-type="float" office:value="6.777343005" calcext:value-type="float">
            <text:p>6.777343005</text:p>
          </table:table-cell>
          <table:table-cell table:formula="of:=POWER([.C248]-6.75;2)" office:value-type="float" office:value="0.000747639922430054" calcext:value-type="float">
            <text:p>0.0007476399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6.763377" calcext:value-type="float">
            <text:p>6.763377</text:p>
          </table:table-cell>
          <table:table-cell office:value-type="float" office:value="6.77735648" calcext:value-type="float">
            <text:p>6.77735648</text:p>
          </table:table-cell>
          <table:table-cell table:formula="of:=POWER([.C249]-6.75;2)" office:value-type="float" office:value="0.000748376997990395" calcext:value-type="float">
            <text:p>0.000748377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.765768" calcext:value-type="float">
            <text:p>6.765768</text:p>
          </table:table-cell>
          <table:table-cell office:value-type="float" office:value="6.77732251" calcext:value-type="float">
            <text:p>6.77732251</text:p>
          </table:table-cell>
          <table:table-cell table:formula="of:=POWER([.C250]-6.75;2)" office:value-type="float" office:value="0.000746519552700116" calcext:value-type="float">
            <text:p>0.0007465196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.767627" calcext:value-type="float">
            <text:p>6.767627</text:p>
          </table:table-cell>
          <table:table-cell office:value-type="float" office:value="6.77723319" calcext:value-type="float">
            <text:p>6.77723319</text:p>
          </table:table-cell>
          <table:table-cell table:formula="of:=POWER([.C251]-6.75;2)" office:value-type="float" office:value="0.000741646637576125" calcext:value-type="float">
            <text:p>0.0007416466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6.769122" calcext:value-type="float">
            <text:p>6.769122</text:p>
          </table:table-cell>
          <table:table-cell office:value-type="float" office:value="6.77706062" calcext:value-type="float">
            <text:p>6.77706062</text:p>
          </table:table-cell>
          <table:table-cell table:formula="of:=POWER([.C252]-6.75;2)" office:value-type="float" office:value="0.000732277154784417" calcext:value-type="float">
            <text:p>0.0007322772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6.770291" calcext:value-type="float">
            <text:p>6.770291</text:p>
          </table:table-cell>
          <table:table-cell office:value-type="float" office:value="6.77670303" calcext:value-type="float">
            <text:p>6.77670303</text:p>
          </table:table-cell>
          <table:table-cell table:formula="of:=POWER([.C253]-6.75;2)" office:value-type="float" office:value="0.00071305181118091" calcext:value-type="float">
            <text:p>0.0007130518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6.77112" calcext:value-type="float">
            <text:p>6.77112</text:p>
          </table:table-cell>
          <table:table-cell office:value-type="float" office:value="6.774986605" calcext:value-type="float">
            <text:p>6.774986605</text:p>
          </table:table-cell>
          <table:table-cell table:formula="of:=POWER([.C254]-6.75;2)" office:value-type="float" office:value="0.00062433042942605" calcext:value-type="float">
            <text:p>0.0006243304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6.771575" calcext:value-type="float">
            <text:p>6.771575</text:p>
          </table:table-cell>
          <table:table-cell office:value-type="float" office:value="6.77574127" calcext:value-type="float">
            <text:p>6.77574127</text:p>
          </table:table-cell>
          <table:table-cell table:formula="of:=POWER([.C255]-6.75;2)" office:value-type="float" office:value="0.000662612981212908" calcext:value-type="float">
            <text:p>0.000662613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6.771616" calcext:value-type="float">
            <text:p>6.771616</text:p>
          </table:table-cell>
          <table:table-cell office:value-type="float" office:value="6.776067725" calcext:value-type="float">
            <text:p>6.776067725</text:p>
          </table:table-cell>
          <table:table-cell table:formula="of:=POWER([.C256]-6.75;2)" office:value-type="float" office:value="0.000679526286675619" calcext:value-type="float">
            <text:p>0.0006795263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.771207" calcext:value-type="float">
            <text:p>6.771207</text:p>
          </table:table-cell>
          <table:table-cell office:value-type="float" office:value="6.776285605" calcext:value-type="float">
            <text:p>6.776285605</text:p>
          </table:table-cell>
          <table:table-cell table:formula="of:=POWER([.C257]-6.75;2)" office:value-type="float" office:value="0.000690933030216024" calcext:value-type="float">
            <text:p>0.000690933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6.770316" calcext:value-type="float">
            <text:p>6.770316</text:p>
          </table:table-cell>
          <table:table-cell office:value-type="float" office:value="6.77645883" calcext:value-type="float">
            <text:p>6.77645883</text:p>
          </table:table-cell>
          <table:table-cell table:formula="of:=POWER([.C258]-6.75;2)" office:value-type="float" office:value="0.000700069684968908" calcext:value-type="float">
            <text:p>0.0007000697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6.768909" calcext:value-type="float">
            <text:p>6.768909</text:p>
          </table:table-cell>
          <table:table-cell office:value-type="float" office:value="6.776612805" calcext:value-type="float">
            <text:p>6.776612805</text:p>
          </table:table-cell>
          <table:table-cell table:formula="of:=POWER([.C259]-6.75;2)" office:value-type="float" office:value="0.000708241389968029" calcext:value-type="float">
            <text:p>0.0007082414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6.766944" calcext:value-type="float">
            <text:p>6.766944</text:p>
          </table:table-cell>
          <table:table-cell office:value-type="float" office:value="6.77676122" calcext:value-type="float">
            <text:p>6.77676122</text:p>
          </table:table-cell>
          <table:table-cell table:formula="of:=POWER([.C260]-6.75;2)" office:value-type="float" office:value="0.000716162895888402" calcext:value-type="float">
            <text:p>0.0007161629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6.764345" calcext:value-type="float">
            <text:p>6.764345</text:p>
          </table:table-cell>
          <table:table-cell office:value-type="float" office:value="6.77691291" calcext:value-type="float">
            <text:p>6.77691291</text:p>
          </table:table-cell>
          <table:table-cell table:formula="of:=POWER([.C261]-6.75;2)" office:value-type="float" office:value="0.000724304724668104" calcext:value-type="float">
            <text:p>0.0007243047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6.760962" calcext:value-type="float">
            <text:p>6.760962</text:p>
          </table:table-cell>
          <table:table-cell office:value-type="float" office:value="6.777074415" calcext:value-type="float">
            <text:p>6.777074415</text:p>
          </table:table-cell>
          <table:table-cell table:formula="of:=POWER([.C262]-6.75;2)" office:value-type="float" office:value="0.000733023947592247" calcext:value-type="float">
            <text:p>0.0007330239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6.756478" calcext:value-type="float">
            <text:p>6.756478</text:p>
          </table:table-cell>
          <table:table-cell office:value-type="float" office:value="6.777251425" calcext:value-type="float">
            <text:p>6.777251425</text:p>
          </table:table-cell>
          <table:table-cell table:formula="of:=POWER([.C263]-6.75;2)" office:value-type="float" office:value="0.000742640164530637" calcext:value-type="float">
            <text:p>0.0007426402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6.750203" calcext:value-type="float">
            <text:p>6.750203</text:p>
          </table:table-cell>
          <table:table-cell office:value-type="float" office:value="6.77745017" calcext:value-type="float">
            <text:p>6.77745017</text:p>
          </table:table-cell>
          <table:table-cell table:formula="of:=POWER([.C264]-6.75;2)" office:value-type="float" office:value="0.000753511833028891" calcext:value-type="float">
            <text:p>0.0007535118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6.740445" calcext:value-type="float">
            <text:p>6.740445</text:p>
          </table:table-cell>
          <table:table-cell office:value-type="float" office:value="6.77767967" calcext:value-type="float">
            <text:p>6.77767967</text:p>
          </table:table-cell>
          <table:table-cell table:formula="of:=POWER([.C265]-6.75;2)" office:value-type="float" office:value="0.000766164131308921" calcext:value-type="float">
            <text:p>0.0007661641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6.722141" calcext:value-type="float">
            <text:p>6.722141</text:p>
          </table:table-cell>
          <table:table-cell office:value-type="float" office:value="6.777957" calcext:value-type="float">
            <text:p>6.777957</text:p>
          </table:table-cell>
          <table:table-cell table:formula="of:=POWER([.C266]-6.75;2)" office:value-type="float" office:value="0.000781593848999988" calcext:value-type="float">
            <text:p>0.0007815938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6.671506" calcext:value-type="float">
            <text:p>6.671506</text:p>
          </table:table-cell>
          <table:table-cell office:value-type="float" office:value="6.778324375" calcext:value-type="float">
            <text:p>6.778324375</text:p>
          </table:table-cell>
          <table:table-cell table:formula="of:=POWER([.C267]-6.75;2)" office:value-type="float" office:value="0.000802270219140648" calcext:value-type="float">
            <text:p>0.0008022702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5.569574" calcext:value-type="float">
            <text:p>5.569574</text:p>
          </table:table-cell>
          <table:table-cell office:value-type="float" office:value="6.77894296" calcext:value-type="float">
            <text:p>6.77894296</text:p>
          </table:table-cell>
          <table:table-cell table:formula="of:=POWER([.C268]-6.75;2)" office:value-type="float" office:value="0.000837694933561611" calcext:value-type="float">
            <text:p>0.0008376949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6.905811" calcext:value-type="float">
            <text:p>6.905811</text:p>
          </table:table-cell>
          <table:table-cell office:value-type="float" office:value="6.78506896" calcext:value-type="float">
            <text:p>6.78506896</text:p>
          </table:table-cell>
          <table:table-cell table:formula="of:=POWER([.C269]-6.75;2)" office:value-type="float" office:value="0.00122983195548162" calcext:value-type="float">
            <text:p>0.001229832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6.838926" calcext:value-type="float">
            <text:p>6.838926</text:p>
          </table:table-cell>
          <table:table-cell office:value-type="float" office:value="6.78451161" calcext:value-type="float">
            <text:p>6.78451161</text:p>
          </table:table-cell>
          <table:table-cell table:formula="of:=POWER([.C270]-6.75;2)" office:value-type="float" office:value="0.0011910512247921" calcext:value-type="float">
            <text:p>0.0011910512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.818729" calcext:value-type="float">
            <text:p>6.818729</text:p>
          </table:table-cell>
          <table:table-cell office:value-type="float" office:value="6.78428715" calcext:value-type="float">
            <text:p>6.78428715</text:p>
          </table:table-cell>
          <table:table-cell table:formula="of:=POWER([.C271]-6.75;2)" office:value-type="float" office:value="0.0011756086551225" calcext:value-type="float">
            <text:p>0.0011756087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6.809462" calcext:value-type="float">
            <text:p>6.809462</text:p>
          </table:table-cell>
          <table:table-cell office:value-type="float" office:value="6.78416353" calcext:value-type="float">
            <text:p>6.78416353</text:p>
          </table:table-cell>
          <table:table-cell table:formula="of:=POWER([.C272]-6.75;2)" office:value-type="float" office:value="0.00116714678206089" calcext:value-type="float">
            <text:p>0.0011671468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6.804485" calcext:value-type="float">
            <text:p>6.804485</text:p>
          </table:table-cell>
          <table:table-cell office:value-type="float" office:value="6.784088615" calcext:value-type="float">
            <text:p>6.784088615</text:p>
          </table:table-cell>
          <table:table-cell table:formula="of:=POWER([.C273]-6.75;2)" office:value-type="float" office:value="0.00116203367261822" calcext:value-type="float">
            <text:p>0.0011620337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6.801601" calcext:value-type="float">
            <text:p>6.801601</text:p>
          </table:table-cell>
          <table:table-cell office:value-type="float" office:value="6.78404546" calcext:value-type="float">
            <text:p>6.78404546</text:p>
          </table:table-cell>
          <table:table-cell table:formula="of:=POWER([.C274]-6.75;2)" office:value-type="float" office:value="0.00115909334661158" calcext:value-type="float">
            <text:p>0.0011590933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6.799837" calcext:value-type="float">
            <text:p>6.799837</text:p>
          </table:table-cell>
          <table:table-cell office:value-type="float" office:value="6.78403275" calcext:value-type="float">
            <text:p>6.78403275</text:p>
          </table:table-cell>
          <table:table-cell table:formula="of:=POWER([.C275]-6.75;2)" office:value-type="float" office:value="0.00115822807256248" calcext:value-type="float">
            <text:p>0.0011582281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6.798674" calcext:value-type="float">
            <text:p>6.798674</text:p>
          </table:table-cell>
          <table:table-cell office:value-type="float" office:value="6.784070885" calcext:value-type="float">
            <text:p>6.784070885</text:p>
          </table:table-cell>
          <table:table-cell table:formula="of:=POWER([.C276]-6.75;2)" office:value-type="float" office:value="0.00116082520468324" calcext:value-type="float">
            <text:p>0.0011608252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6.7978" calcext:value-type="float">
            <text:p>6.7978</text:p>
          </table:table-cell>
          <table:table-cell office:value-type="float" office:value="6.78436011" calcext:value-type="float">
            <text:p>6.78436011</text:p>
          </table:table-cell>
          <table:table-cell table:formula="of:=POWER([.C277]-6.75;2)" office:value-type="float" office:value="0.00118061715921208" calcext:value-type="float">
            <text:p>0.0011806172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6.797015" calcext:value-type="float">
            <text:p>6.797015</text:p>
          </table:table-cell>
          <table:table-cell office:value-type="float" office:value="6.784067525" calcext:value-type="float">
            <text:p>6.784067525</text:p>
          </table:table-cell>
          <table:table-cell table:formula="of:=POWER([.C278]-6.75;2)" office:value-type="float" office:value="0.00116059625962564" calcext:value-type="float">
            <text:p>0.0011605963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6.796193" calcext:value-type="float">
            <text:p>6.796193</text:p>
          </table:table-cell>
          <table:table-cell office:value-type="float" office:value="6.783937915" calcext:value-type="float">
            <text:p>6.783937915</text:p>
          </table:table-cell>
          <table:table-cell table:formula="of:=POWER([.C279]-6.75;2)" office:value-type="float" office:value="0.00115178207454723" calcext:value-type="float">
            <text:p>0.0011517821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.795267" calcext:value-type="float">
            <text:p>6.795267</text:p>
          </table:table-cell>
          <table:table-cell office:value-type="float" office:value="6.783853025" calcext:value-type="float">
            <text:p>6.783853025</text:p>
          </table:table-cell>
          <table:table-cell table:formula="of:=POWER([.C280]-6.75;2)" office:value-type="float" office:value="0.00114602730165062" calcext:value-type="float">
            <text:p>0.0011460273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.794215" calcext:value-type="float">
            <text:p>6.794215</text:p>
          </table:table-cell>
          <table:table-cell office:value-type="float" office:value="6.78379455" calcext:value-type="float">
            <text:p>6.78379455</text:p>
          </table:table-cell>
          <table:table-cell table:formula="of:=POWER([.C281]-6.75;2)" office:value-type="float" office:value="0.00114207160970248" calcext:value-type="float">
            <text:p>0.0011420716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6.79306" calcext:value-type="float">
            <text:p>6.79306</text:p>
          </table:table-cell>
          <table:table-cell office:value-type="float" office:value="6.783756575" calcext:value-type="float">
            <text:p>6.783756575</text:p>
          </table:table-cell>
          <table:table-cell table:formula="of:=POWER([.C282]-6.75;2)" office:value-type="float" office:value="0.00113950635573062" calcext:value-type="float">
            <text:p>0.0011395064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6.791866" calcext:value-type="float">
            <text:p>6.791866</text:p>
          </table:table-cell>
          <table:table-cell office:value-type="float" office:value="6.783736165" calcext:value-type="float">
            <text:p>6.783736165</text:p>
          </table:table-cell>
          <table:table-cell table:formula="of:=POWER([.C283]-6.75;2)" office:value-type="float" office:value="0.00113812882890726" calcext:value-type="float">
            <text:p>0.0011381288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6.790738" calcext:value-type="float">
            <text:p>6.790738</text:p>
          </table:table-cell>
          <table:table-cell office:value-type="float" office:value="6.78373095" calcext:value-type="float">
            <text:p>6.78373095</text:p>
          </table:table-cell>
          <table:table-cell table:formula="of:=POWER([.C284]-6.75;2)" office:value-type="float" office:value="0.00113777698790249" calcext:value-type="float">
            <text:p>0.001137777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6.789832" calcext:value-type="float">
            <text:p>6.789832</text:p>
          </table:table-cell>
          <table:table-cell office:value-type="float" office:value="6.78373819" calcext:value-type="float">
            <text:p>6.78373819</text:p>
          </table:table-cell>
          <table:table-cell table:formula="of:=POWER([.C285]-6.75;2)" office:value-type="float" office:value="0.00113826546447612" calcext:value-type="float">
            <text:p>0.0011382655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6.789373" calcext:value-type="float">
            <text:p>6.789373</text:p>
          </table:table-cell>
          <table:table-cell office:value-type="float" office:value="6.78375426" calcext:value-type="float">
            <text:p>6.78375426</text:p>
          </table:table-cell>
          <table:table-cell table:formula="of:=POWER([.C286]-6.75;2)" office:value-type="float" office:value="0.00113935006814762" calcext:value-type="float">
            <text:p>0.0011393501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6.789726" calcext:value-type="float">
            <text:p>6.789726</text:p>
          </table:table-cell>
          <table:table-cell office:value-type="float" office:value="6.78377424" calcext:value-type="float">
            <text:p>6.78377424</text:p>
          </table:table-cell>
          <table:table-cell table:formula="of:=POWER([.C287]-6.75;2)" office:value-type="float" office:value="0.00114069928757757" calcext:value-type="float">
            <text:p>0.0011406993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6.791592" calcext:value-type="float">
            <text:p>6.791592</text:p>
          </table:table-cell>
          <table:table-cell office:value-type="float" office:value="6.78379123" calcext:value-type="float">
            <text:p>6.78379123</text:p>
          </table:table-cell>
          <table:table-cell table:formula="of:=POWER([.C288]-6.75;2)" office:value-type="float" office:value="0.00114184722491292" calcext:value-type="float">
            <text:p>0.0011418472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6.796785" calcext:value-type="float">
            <text:p>6.796785</text:p>
          </table:table-cell>
          <table:table-cell office:value-type="float" office:value="6.78379474" calcext:value-type="float">
            <text:p>6.78379474</text:p>
          </table:table-cell>
          <table:table-cell table:formula="of:=POWER([.C289]-6.75;2)" office:value-type="float" office:value="0.00114208445166762" calcext:value-type="float">
            <text:p>0.0011420845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6.812816" calcext:value-type="float">
            <text:p>6.812816</text:p>
          </table:table-cell>
          <table:table-cell office:value-type="float" office:value="6.78376519" calcext:value-type="float">
            <text:p>6.78376519</text:p>
          </table:table-cell>
          <table:table-cell table:formula="of:=POWER([.C290]-6.75;2)" office:value-type="float" office:value="0.00114008805573613" calcext:value-type="float">
            <text:p>0.0011400881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6.982313" calcext:value-type="float">
            <text:p>6.982313</text:p>
          </table:table-cell>
          <table:table-cell office:value-type="float" office:value="6.78364548" calcext:value-type="float">
            <text:p>6.78364548</text:p>
          </table:table-cell>
          <table:table-cell table:formula="of:=POWER([.C291]-6.75;2)" office:value-type="float" office:value="0.00113201832443038" calcext:value-type="float">
            <text:p>0.0011320183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6.715727" calcext:value-type="float">
            <text:p>6.715727</text:p>
          </table:table-cell>
          <table:table-cell office:value-type="float" office:value="6.78266544" calcext:value-type="float">
            <text:p>6.78266544</text:p>
          </table:table-cell>
          <table:table-cell table:formula="of:=POWER([.C292]-6.75;2)" office:value-type="float" office:value="0.00106703097039358" calcext:value-type="float">
            <text:p>0.001067031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6.749007" calcext:value-type="float">
            <text:p>6.749007</text:p>
          </table:table-cell>
          <table:table-cell office:value-type="float" office:value="6.783002655" calcext:value-type="float">
            <text:p>6.783002655</text:p>
          </table:table-cell>
          <table:table-cell table:formula="of:=POWER([.C293]-6.75;2)" office:value-type="float" office:value="0.00108917523704901" calcext:value-type="float">
            <text:p>0.0010891752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6.758764" calcext:value-type="float">
            <text:p>6.758764</text:p>
          </table:table-cell>
          <table:table-cell office:value-type="float" office:value="6.783154785" calcext:value-type="float">
            <text:p>6.783154785</text:p>
          </table:table-cell>
          <table:table-cell table:formula="of:=POWER([.C294]-6.75;2)" office:value-type="float" office:value="0.00109923976839621" calcext:value-type="float">
            <text:p>0.0010992398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6.763834" calcext:value-type="float">
            <text:p>6.763834</text:p>
          </table:table-cell>
          <table:table-cell office:value-type="float" office:value="6.783235805" calcext:value-type="float">
            <text:p>6.783235805</text:p>
          </table:table-cell>
          <table:table-cell table:formula="of:=POWER([.C295]-6.75;2)" office:value-type="float" office:value="0.00110461873399805" calcext:value-type="float">
            <text:p>0.0011046187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6.767211" calcext:value-type="float">
            <text:p>6.767211</text:p>
          </table:table-cell>
          <table:table-cell office:value-type="float" office:value="6.78326387" calcext:value-type="float">
            <text:p>6.78326387</text:p>
          </table:table-cell>
          <table:table-cell table:formula="of:=POWER([.C296]-6.75;2)" office:value-type="float" office:value="0.00110648504737689" calcext:value-type="float">
            <text:p>0.001106485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6.769746" calcext:value-type="float">
            <text:p>6.769746</text:p>
          </table:table-cell>
          <table:table-cell office:value-type="float" office:value="6.783238045" calcext:value-type="float">
            <text:p>6.783238045</text:p>
          </table:table-cell>
          <table:table-cell table:formula="of:=POWER([.C297]-6.75;2)" office:value-type="float" office:value="0.00110476763542203" calcext:value-type="float">
            <text:p>0.0011047676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6.771726" calcext:value-type="float">
            <text:p>6.771726</text:p>
          </table:table-cell>
          <table:table-cell office:value-type="float" office:value="6.783141685" calcext:value-type="float">
            <text:p>6.783141685</text:p>
          </table:table-cell>
          <table:table-cell table:formula="of:=POWER([.C298]-6.75;2)" office:value-type="float" office:value="0.00109837128463925" calcext:value-type="float">
            <text:p>0.0010983713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6.773238" calcext:value-type="float">
            <text:p>6.773238</text:p>
          </table:table-cell>
          <table:table-cell office:value-type="float" office:value="6.78291446" calcext:value-type="float">
            <text:p>6.78291446</text:p>
          </table:table-cell>
          <table:table-cell table:formula="of:=POWER([.C299]-6.75;2)" office:value-type="float" office:value="0.00108336167709158" calcext:value-type="float">
            <text:p>0.0010833617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6.774291" calcext:value-type="float">
            <text:p>6.774291</text:p>
          </table:table-cell>
          <table:table-cell office:value-type="float" office:value="6.78214363" calcext:value-type="float">
            <text:p>6.78214363</text:p>
          </table:table-cell>
          <table:table-cell table:formula="of:=POWER([.C300]-6.75;2)" office:value-type="float" office:value="0.00103321294957691" calcext:value-type="float">
            <text:p>0.0010332129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.774863" calcext:value-type="float">
            <text:p>6.774863</text:p>
          </table:table-cell>
          <table:table-cell office:value-type="float" office:value="6.783200175" calcext:value-type="float">
            <text:p>6.783200175</text:p>
          </table:table-cell>
          <table:table-cell table:formula="of:=POWER([.C301]-6.75;2)" office:value-type="float" office:value="0.00110225162003064" calcext:value-type="float">
            <text:p>0.0011022516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6.774927" calcext:value-type="float">
            <text:p>6.774927</text:p>
          </table:table-cell>
          <table:table-cell office:value-type="float" office:value="6.78355588" calcext:value-type="float">
            <text:p>6.78355588</text:p>
          </table:table-cell>
          <table:table-cell table:formula="of:=POWER([.C302]-6.75;2)" office:value-type="float" office:value="0.00112599708257438" calcext:value-type="float">
            <text:p>0.0011259971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6.774456" calcext:value-type="float">
            <text:p>6.774456</text:p>
          </table:table-cell>
          <table:table-cell office:value-type="float" office:value="6.78378468" calcext:value-type="float">
            <text:p>6.78378468</text:p>
          </table:table-cell>
          <table:table-cell table:formula="of:=POWER([.C303]-6.75;2)" office:value-type="float" office:value="0.00114140460270241" calcext:value-type="float">
            <text:p>0.0011414046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6.773434" calcext:value-type="float">
            <text:p>6.773434</text:p>
          </table:table-cell>
          <table:table-cell office:value-type="float" office:value="6.78396501" calcext:value-type="float">
            <text:p>6.78396501</text:p>
          </table:table-cell>
          <table:table-cell table:formula="of:=POWER([.C304]-6.75;2)" office:value-type="float" office:value="0.00115362190430011" calcext:value-type="float">
            <text:p>0.0011536219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6.771849" calcext:value-type="float">
            <text:p>6.771849</text:p>
          </table:table-cell>
          <table:table-cell office:value-type="float" office:value="6.78412505" calcext:value-type="float">
            <text:p>6.78412505</text:p>
          </table:table-cell>
          <table:table-cell table:formula="of:=POWER([.C305]-6.75;2)" office:value-type="float" office:value="0.00116451903750251" calcext:value-type="float">
            <text:p>0.001164519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6.769685" calcext:value-type="float">
            <text:p>6.769685</text:p>
          </table:table-cell>
          <table:table-cell office:value-type="float" office:value="6.78427933" calcext:value-type="float">
            <text:p>6.78427933</text:p>
          </table:table-cell>
          <table:table-cell table:formula="of:=POWER([.C306]-6.75;2)" office:value-type="float" office:value="0.00117507246524893" calcext:value-type="float">
            <text:p>0.0011750725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6.766907" calcext:value-type="float">
            <text:p>6.766907</text:p>
          </table:table-cell>
          <table:table-cell office:value-type="float" office:value="6.78443697" calcext:value-type="float">
            <text:p>6.78443697</text:p>
          </table:table-cell>
          <table:table-cell table:formula="of:=POWER([.C307]-6.75;2)" office:value-type="float" office:value="0.00118590490278089" calcext:value-type="float">
            <text:p>0.0011859049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6.763427" calcext:value-type="float">
            <text:p>6.763427</text:p>
          </table:table-cell>
          <table:table-cell office:value-type="float" office:value="6.784604455" calcext:value-type="float">
            <text:p>6.784604455</text:p>
          </table:table-cell>
          <table:table-cell table:formula="of:=POWER([.C308]-6.75;2)" office:value-type="float" office:value="0.00119746830584704" calcext:value-type="float">
            <text:p>0.0011974683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6.759038" calcext:value-type="float">
            <text:p>6.759038</text:p>
          </table:table-cell>
          <table:table-cell office:value-type="float" office:value="6.78478704" calcext:value-type="float">
            <text:p>6.78478704</text:p>
          </table:table-cell>
          <table:table-cell table:formula="of:=POWER([.C309]-6.75;2)" office:value-type="float" office:value="0.00121013815196162" calcext:value-type="float">
            <text:p>0.0012101382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6.753263" calcext:value-type="float">
            <text:p>6.753263</text:p>
          </table:table-cell>
          <table:table-cell office:value-type="float" office:value="6.78498992" calcext:value-type="float">
            <text:p>6.78498992</text:p>
          </table:table-cell>
          <table:table-cell table:formula="of:=POWER([.C310]-6.75;2)" office:value-type="float" office:value="0.00122429450160641" calcext:value-type="float">
            <text:p>0.0012242945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.744953" calcext:value-type="float">
            <text:p>6.744953</text:p>
          </table:table-cell>
          <table:table-cell office:value-type="float" office:value="6.785219925" calcext:value-type="float">
            <text:p>6.785219925</text:p>
          </table:table-cell>
          <table:table-cell table:formula="of:=POWER([.C311]-6.75;2)" office:value-type="float" office:value="0.00124044311700561" calcext:value-type="float">
            <text:p>0.0012404431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6.730887" calcext:value-type="float">
            <text:p>6.730887</text:p>
          </table:table-cell>
          <table:table-cell office:value-type="float" office:value="6.785489155" calcext:value-type="float">
            <text:p>6.785489155</text:p>
          </table:table-cell>
          <table:table-cell table:formula="of:=POWER([.C312]-6.75;2)" office:value-type="float" office:value="0.00125948012261406" calcext:value-type="float">
            <text:p>0.0012594801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6.698491" calcext:value-type="float">
            <text:p>6.698491</text:p>
          </table:table-cell>
          <table:table-cell office:value-type="float" office:value="6.785825545" calcext:value-type="float">
            <text:p>6.785825545</text:p>
          </table:table-cell>
          <table:table-cell table:formula="of:=POWER([.C313]-6.75;2)" office:value-type="float" office:value="0.00128346967454701" calcext:value-type="float">
            <text:p>0.0012834697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6.513053" calcext:value-type="float">
            <text:p>6.513053</text:p>
          </table:table-cell>
          <table:table-cell office:value-type="float" office:value="6.786319845" calcext:value-type="float">
            <text:p>6.786319845</text:p>
          </table:table-cell>
          <table:table-cell table:formula="of:=POWER([.C314]-6.75;2)" office:value-type="float" office:value="0.00131913114082405" calcext:value-type="float">
            <text:p>0.0013191311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6.960211" calcext:value-type="float">
            <text:p>6.960211</text:p>
          </table:table-cell>
          <table:table-cell office:value-type="float" office:value="6.787736485" calcext:value-type="float">
            <text:p>6.787736485</text:p>
          </table:table-cell>
          <table:table-cell table:formula="of:=POWER([.C315]-6.75;2)" office:value-type="float" office:value="0.00142404230015522" calcext:value-type="float">
            <text:p>0.0014240423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6.843761" calcext:value-type="float">
            <text:p>6.843761</text:p>
          </table:table-cell>
          <table:table-cell office:value-type="float" office:value="6.78691203" calcext:value-type="float">
            <text:p>6.78691203</text:p>
          </table:table-cell>
          <table:table-cell table:formula="of:=POWER([.C316]-6.75;2)" office:value-type="float" office:value="0.00136249795872089" calcext:value-type="float">
            <text:p>0.001362498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6.818067" calcext:value-type="float">
            <text:p>6.818067</text:p>
          </table:table-cell>
          <table:table-cell office:value-type="float" office:value="6.7866646" calcext:value-type="float">
            <text:p>6.7866646</text:p>
          </table:table-cell>
          <table:table-cell table:formula="of:=POWER([.C317]-6.75;2)" office:value-type="float" office:value="0.00134429289316" calcext:value-type="float">
            <text:p>0.0013442929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6.807447" calcext:value-type="float">
            <text:p>6.807447</text:p>
          </table:table-cell>
          <table:table-cell office:value-type="float" office:value="6.786541285" calcext:value-type="float">
            <text:p>6.786541285</text:p>
          </table:table-cell>
          <table:table-cell table:formula="of:=POWER([.C318]-6.75;2)" office:value-type="float" office:value="0.00133526550945124" calcext:value-type="float">
            <text:p>0.0013352655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6.80219" calcext:value-type="float">
            <text:p>6.80219</text:p>
          </table:table-cell>
          <table:table-cell office:value-type="float" office:value="6.786468825" calcext:value-type="float">
            <text:p>6.786468825</text:p>
          </table:table-cell>
          <table:table-cell table:formula="of:=POWER([.C319]-6.75;2)" office:value-type="float" office:value="0.00132997519688063" calcext:value-type="float">
            <text:p>0.0013299752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6.799489" calcext:value-type="float">
            <text:p>6.799489</text:p>
          </table:table-cell>
          <table:table-cell office:value-type="float" office:value="6.786424665" calcext:value-type="float">
            <text:p>6.786424665</text:p>
          </table:table-cell>
          <table:table-cell table:formula="of:=POWER([.C320]-6.75;2)" office:value-type="float" office:value="0.00132675622036224" calcext:value-type="float">
            <text:p>0.0013267562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.798194" calcext:value-type="float">
            <text:p>6.798194</text:p>
          </table:table-cell>
          <table:table-cell office:value-type="float" office:value="6.786405035" calcext:value-type="float">
            <text:p>6.786405035</text:p>
          </table:table-cell>
          <table:table-cell table:formula="of:=POWER([.C321]-6.75;2)" office:value-type="float" office:value="0.00132532657335119" calcext:value-type="float">
            <text:p>0.0013253266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6.797722" calcext:value-type="float">
            <text:p>6.797722</text:p>
          </table:table-cell>
          <table:table-cell office:value-type="float" office:value="6.78642709" calcext:value-type="float">
            <text:p>6.78642709</text:p>
          </table:table-cell>
          <table:table-cell table:formula="of:=POWER([.C322]-6.75;2)" office:value-type="float" office:value="0.00132693288586811" calcext:value-type="float">
            <text:p>0.0013269329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6.797732" calcext:value-type="float">
            <text:p>6.797732</text:p>
          </table:table-cell>
          <table:table-cell office:value-type="float" office:value="6.78661536" calcext:value-type="float">
            <text:p>6.78661536</text:p>
          </table:table-cell>
          <table:table-cell table:formula="of:=POWER([.C323]-6.75;2)" office:value-type="float" office:value="0.00134068458792959" calcext:value-type="float">
            <text:p>0.0013406846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6.798005" calcext:value-type="float">
            <text:p>6.798005</text:p>
          </table:table-cell>
          <table:table-cell office:value-type="float" office:value="6.78595979" calcext:value-type="float">
            <text:p>6.78595979</text:p>
          </table:table-cell>
          <table:table-cell table:formula="of:=POWER([.C324]-6.75;2)" office:value-type="float" office:value="0.00129310649684408" calcext:value-type="float">
            <text:p>0.0012931065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6.7984" calcext:value-type="float">
            <text:p>6.7984</text:p>
          </table:table-cell>
          <table:table-cell office:value-type="float" office:value="6.78571779" calcext:value-type="float">
            <text:p>6.78571779</text:p>
          </table:table-cell>
          <table:table-cell table:formula="of:=POWER([.C325]-6.75;2)" office:value-type="float" office:value="0.00127576052248407" calcext:value-type="float">
            <text:p>0.0012757605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6.798828" calcext:value-type="float">
            <text:p>6.798828</text:p>
          </table:table-cell>
          <table:table-cell office:value-type="float" office:value="6.78553291" calcext:value-type="float">
            <text:p>6.78553291</text:p>
          </table:table-cell>
          <table:table-cell table:formula="of:=POWER([.C326]-6.75;2)" office:value-type="float" office:value="0.00126258769306808" calcext:value-type="float">
            <text:p>0.0012625877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6.799244" calcext:value-type="float">
            <text:p>6.799244</text:p>
          </table:table-cell>
          <table:table-cell office:value-type="float" office:value="6.78537038" calcext:value-type="float">
            <text:p>6.78537038</text:p>
          </table:table-cell>
          <table:table-cell table:formula="of:=POWER([.C327]-6.75;2)" office:value-type="float" office:value="0.00125106378134439" calcext:value-type="float">
            <text:p>0.0012510638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6.79964" calcext:value-type="float">
            <text:p>6.79964</text:p>
          </table:table-cell>
          <table:table-cell office:value-type="float" office:value="6.785220295" calcext:value-type="float">
            <text:p>6.785220295</text:p>
          </table:table-cell>
          <table:table-cell table:formula="of:=POWER([.C328]-6.75;2)" office:value-type="float" office:value="0.00124046917988704" calcext:value-type="float">
            <text:p>0.0012404692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6.800041" calcext:value-type="float">
            <text:p>6.800041</text:p>
          </table:table-cell>
          <table:table-cell office:value-type="float" office:value="6.785078665" calcext:value-type="float">
            <text:p>6.785078665</text:p>
          </table:table-cell>
          <table:table-cell table:formula="of:=POWER([.C329]-6.75;2)" office:value-type="float" office:value="0.00123051273818225" calcext:value-type="float">
            <text:p>0.0012305127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6.800507" calcext:value-type="float">
            <text:p>6.800507</text:p>
          </table:table-cell>
          <table:table-cell office:value-type="float" office:value="6.784943265" calcext:value-type="float">
            <text:p>6.784943265</text:p>
          </table:table-cell>
          <table:table-cell table:formula="of:=POWER([.C330]-6.75;2)" office:value-type="float" office:value="0.00122103176886022" calcext:value-type="float">
            <text:p>0.0012210318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.801134" calcext:value-type="float">
            <text:p>6.801134</text:p>
          </table:table-cell>
          <table:table-cell office:value-type="float" office:value="6.78481217" calcext:value-type="float">
            <text:p>6.78481217</text:p>
          </table:table-cell>
          <table:table-cell table:formula="of:=POWER([.C331]-6.75;2)" office:value-type="float" office:value="0.00121188718010893" calcext:value-type="float">
            <text:p>0.0012118872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6.802077" calcext:value-type="float">
            <text:p>6.802077</text:p>
          </table:table-cell>
          <table:table-cell office:value-type="float" office:value="6.784683065" calcext:value-type="float">
            <text:p>6.784683065</text:p>
          </table:table-cell>
          <table:table-cell table:formula="of:=POWER([.C332]-6.75;2)" office:value-type="float" office:value="0.00120291499779425" calcext:value-type="float">
            <text:p>0.001202915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6.803588" calcext:value-type="float">
            <text:p>6.803588</text:p>
          </table:table-cell>
          <table:table-cell office:value-type="float" office:value="6.78455274" calcext:value-type="float">
            <text:p>6.78455274</text:p>
          </table:table-cell>
          <table:table-cell table:formula="of:=POWER([.C333]-6.75;2)" office:value-type="float" office:value="0.00119389184150757" calcext:value-type="float">
            <text:p>0.0011938918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6.806158" calcext:value-type="float">
            <text:p>6.806158</text:p>
          </table:table-cell>
          <table:table-cell office:value-type="float" office:value="6.784416515" calcext:value-type="float">
            <text:p>6.784416515</text:p>
          </table:table-cell>
          <table:table-cell table:formula="of:=POWER([.C334]-6.75;2)" office:value-type="float" office:value="0.00118449650474524" calcext:value-type="float">
            <text:p>0.0011844965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6.810993" calcext:value-type="float">
            <text:p>6.810993</text:p>
          </table:table-cell>
          <table:table-cell office:value-type="float" office:value="6.784267035" calcext:value-type="float">
            <text:p>6.784267035</text:p>
          </table:table-cell>
          <table:table-cell table:formula="of:=POWER([.C335]-6.75;2)" office:value-type="float" office:value="0.00117422968769123" calcext:value-type="float">
            <text:p>0.0011742297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6.822377" calcext:value-type="float">
            <text:p>6.822377</text:p>
          </table:table-cell>
          <table:table-cell office:value-type="float" office:value="6.78409071" calcext:value-type="float">
            <text:p>6.78409071</text:p>
          </table:table-cell>
          <table:table-cell table:formula="of:=POWER([.C336]-6.75;2)" office:value-type="float" office:value="0.00116217650830411" calcext:value-type="float">
            <text:p>0.0011621765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6.877164" calcext:value-type="float">
            <text:p>6.877164</text:p>
          </table:table-cell>
          <table:table-cell office:value-type="float" office:value="6.783852345" calcext:value-type="float">
            <text:p>6.783852345</text:p>
          </table:table-cell>
          <table:table-cell table:formula="of:=POWER([.C337]-6.75;2)" office:value-type="float" office:value="0.001145981261999" calcext:value-type="float">
            <text:p>0.0011459813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6.702188" calcext:value-type="float">
            <text:p>6.702188</text:p>
          </table:table-cell>
          <table:table-cell office:value-type="float" office:value="6.783332295" calcext:value-type="float">
            <text:p>6.783332295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6.764739" calcext:value-type="float">
            <text:p>6.764739</text:p>
          </table:table-cell>
          <table:table-cell office:value-type="float" office:value="6.78367652" calcext:value-type="float">
            <text:p>6.78367652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6.776989" calcext:value-type="float">
            <text:p>6.776989</text:p>
          </table:table-cell>
          <table:table-cell office:value-type="float" office:value="6.783694105" calcext:value-type="float">
            <text:p>6.783694105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.782313" calcext:value-type="float">
            <text:p>6.782313</text:p>
          </table:table-cell>
          <table:table-cell office:value-type="float" office:value="6.78363246" calcext:value-type="float">
            <text:p>6.78363246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6.785264" calcext:value-type="float">
            <text:p>6.785264</text:p>
          </table:table-cell>
          <table:table-cell office:value-type="float" office:value="6.78352036" calcext:value-type="float">
            <text:p>6.78352036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6.787025" calcext:value-type="float">
            <text:p>6.787025</text:p>
          </table:table-cell>
          <table:table-cell office:value-type="float" office:value="6.78335984" calcext:value-type="float">
            <text:p>6.78335984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6.788011" calcext:value-type="float">
            <text:p>6.788011</text:p>
          </table:table-cell>
          <table:table-cell office:value-type="float" office:value="6.783136865" calcext:value-type="float">
            <text:p>6.783136865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6.78839" calcext:value-type="float">
            <text:p>6.78839</text:p>
          </table:table-cell>
          <table:table-cell office:value-type="float" office:value="6.78280234" calcext:value-type="float">
            <text:p>6.78280234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6.788233" calcext:value-type="float">
            <text:p>6.788233</text:p>
          </table:table-cell>
          <table:table-cell office:value-type="float" office:value="6.782116365" calcext:value-type="float">
            <text:p>6.782116365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6.787574" calcext:value-type="float">
            <text:p>6.787574</text:p>
          </table:table-cell>
          <table:table-cell office:value-type="float" office:value="6.785736365" calcext:value-type="float">
            <text:p>6.785736365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6.786431" calcext:value-type="float">
            <text:p>6.786431</text:p>
          </table:table-cell>
          <table:table-cell office:value-type="float" office:value="6.78617483" calcext:value-type="float">
            <text:p>6.78617483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6.784824" calcext:value-type="float">
            <text:p>6.784824</text:p>
          </table:table-cell>
          <table:table-cell office:value-type="float" office:value="6.786400235" calcext:value-type="float">
            <text:p>6.786400235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6.782771" calcext:value-type="float">
            <text:p>6.782771</text:p>
          </table:table-cell>
          <table:table-cell office:value-type="float" office:value="6.78655673" calcext:value-type="float">
            <text:p>6.78655673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6.780292" calcext:value-type="float">
            <text:p>6.780292</text:p>
          </table:table-cell>
          <table:table-cell office:value-type="float" office:value="6.786686515" calcext:value-type="float">
            <text:p>6.786686515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6.777401" calcext:value-type="float">
            <text:p>6.777401</text:p>
          </table:table-cell>
          <table:table-cell office:value-type="float" office:value="6.78680869" calcext:value-type="float">
            <text:p>6.78680869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6.774095" calcext:value-type="float">
            <text:p>6.774095</text:p>
          </table:table-cell>
          <table:table-cell office:value-type="float" office:value="6.786933985" calcext:value-type="float">
            <text:p>6.786933985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6.770326" calcext:value-type="float">
            <text:p>6.770326</text:p>
          </table:table-cell>
          <table:table-cell office:value-type="float" office:value="6.78706926" calcext:value-type="float">
            <text:p>6.78706926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6.765958" calcext:value-type="float">
            <text:p>6.765958</text:p>
          </table:table-cell>
          <table:table-cell office:value-type="float" office:value="6.787219445" calcext:value-type="float">
            <text:p>6.787219445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6.760657" calcext:value-type="float">
            <text:p>6.760657</text:p>
          </table:table-cell>
          <table:table-cell office:value-type="float" office:value="6.787388805" calcext:value-type="float">
            <text:p>6.787388805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6.753621" calcext:value-type="float">
            <text:p>6.753621</text:p>
          </table:table-cell>
          <table:table-cell office:value-type="float" office:value="6.787582375" calcext:value-type="float">
            <text:p>6.787582375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6.742722" calcext:value-type="float">
            <text:p>6.742722</text:p>
          </table:table-cell>
          <table:table-cell office:value-type="float" office:value="6.78780862" calcext:value-type="float">
            <text:p>6.78780862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6.720578" calcext:value-type="float">
            <text:p>6.720578</text:p>
          </table:table-cell>
          <table:table-cell office:value-type="float" office:value="6.788086285" calcext:value-type="float">
            <text:p>6.788086285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6.636148" calcext:value-type="float">
            <text:p>6.636148</text:p>
          </table:table-cell>
          <table:table-cell office:value-type="float" office:value="6.78847088" calcext:value-type="float">
            <text:p>6.78847088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7.080283" calcext:value-type="float">
            <text:p>7.080283</text:p>
          </table:table-cell>
          <table:table-cell office:value-type="float" office:value="6.78927314" calcext:value-type="float">
            <text:p>6.78927314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6.850964" calcext:value-type="float">
            <text:p>6.850964</text:p>
          </table:table-cell>
          <table:table-cell office:value-type="float" office:value="6.787849765" calcext:value-type="float">
            <text:p>6.787849765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6.8202" calcext:value-type="float">
            <text:p>6.8202</text:p>
          </table:table-cell>
          <table:table-cell office:value-type="float" office:value="6.787567935" calcext:value-type="float">
            <text:p>6.787567935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6.80873" calcext:value-type="float">
            <text:p>6.80873</text:p>
          </table:table-cell>
          <table:table-cell office:value-type="float" office:value="6.78743539" calcext:value-type="float">
            <text:p>6.78743539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6.803276" calcext:value-type="float">
            <text:p>6.803276</text:p>
          </table:table-cell>
          <table:table-cell office:value-type="float" office:value="6.787357105" calcext:value-type="float">
            <text:p>6.787357105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6.80048" calcext:value-type="float">
            <text:p>6.80048</text:p>
          </table:table-cell>
          <table:table-cell office:value-type="float" office:value="6.78730599" calcext:value-type="float">
            <text:p>6.78730599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6.799046" calcext:value-type="float">
            <text:p>6.799046</text:p>
          </table:table-cell>
          <table:table-cell office:value-type="float" office:value="6.787274865" calcext:value-type="float">
            <text:p>6.787274865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6.798335" calcext:value-type="float">
            <text:p>6.798335</text:p>
          </table:table-cell>
          <table:table-cell office:value-type="float" office:value="6.78727175" calcext:value-type="float">
            <text:p>6.78727175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6.797978" calcext:value-type="float">
            <text:p>6.797978</text:p>
          </table:table-cell>
          <table:table-cell office:value-type="float" office:value="6.78735133" calcext:value-type="float">
            <text:p>6.78735133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6.797741" calcext:value-type="float">
            <text:p>6.797741</text:p>
          </table:table-cell>
          <table:table-cell office:value-type="float" office:value="6.78285623" calcext:value-type="float">
            <text:p>6.78285623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6.797473" calcext:value-type="float">
            <text:p>6.797473</text:p>
          </table:table-cell>
          <table:table-cell office:value-type="float" office:value="6.782611835" calcext:value-type="float">
            <text:p>6.782611835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6.797081" calcext:value-type="float">
            <text:p>6.797081</text:p>
          </table:table-cell>
          <table:table-cell office:value-type="float" office:value="6.782443535" calcext:value-type="float">
            <text:p>6.782443535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6.796522" calcext:value-type="float">
            <text:p>6.796522</text:p>
          </table:table-cell>
          <table:table-cell office:value-type="float" office:value="6.78230336" calcext:value-type="float">
            <text:p>6.78230336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6.795792" calcext:value-type="float">
            <text:p>6.795792</text:p>
          </table:table-cell>
          <table:table-cell office:value-type="float" office:value="6.782180425" calcext:value-type="float">
            <text:p>6.782180425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6.794928" calcext:value-type="float">
            <text:p>6.794928</text:p>
          </table:table-cell>
          <table:table-cell office:value-type="float" office:value="6.78207117" calcext:value-type="float">
            <text:p>6.78207117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6.794003" calcext:value-type="float">
            <text:p>6.794003</text:p>
          </table:table-cell>
          <table:table-cell office:value-type="float" office:value="6.78197403" calcext:value-type="float">
            <text:p>6.78197403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6.793127" calcext:value-type="float">
            <text:p>6.793127</text:p>
          </table:table-cell>
          <table:table-cell office:value-type="float" office:value="6.78188775" calcext:value-type="float">
            <text:p>6.78188775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6.79246" calcext:value-type="float">
            <text:p>6.79246</text:p>
          </table:table-cell>
          <table:table-cell office:value-type="float" office:value="6.781810635" calcext:value-type="float">
            <text:p>6.781810635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6.792237" calcext:value-type="float">
            <text:p>6.792237</text:p>
          </table:table-cell>
          <table:table-cell office:value-type="float" office:value="6.78174007" calcext:value-type="float">
            <text:p>6.78174007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6.792857" calcext:value-type="float">
            <text:p>6.792857</text:p>
          </table:table-cell>
          <table:table-cell office:value-type="float" office:value="6.781672055" calcext:value-type="float">
            <text:p>6.781672055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6.795173" calcext:value-type="float">
            <text:p>6.795173</text:p>
          </table:table-cell>
          <table:table-cell office:value-type="float" office:value="6.78160037" calcext:value-type="float">
            <text:p>6.78160037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6.801763" calcext:value-type="float">
            <text:p>6.801763</text:p>
          </table:table-cell>
          <table:table-cell office:value-type="float" office:value="6.781514345" calcext:value-type="float">
            <text:p>6.781514345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6.827791" calcext:value-type="float">
            <text:p>6.827791</text:p>
          </table:table-cell>
          <table:table-cell office:value-type="float" office:value="6.781390255" calcext:value-type="float">
            <text:p>6.781390255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6.583676" calcext:value-type="float">
            <text:p>6.583676</text:p>
          </table:table-cell>
          <table:table-cell office:value-type="float" office:value="6.781128425" calcext:value-type="float">
            <text:p>6.781128425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6.746289" calcext:value-type="float">
            <text:p>6.746289</text:p>
          </table:table-cell>
          <table:table-cell office:value-type="float" office:value="6.782076915" calcext:value-type="float">
            <text:p>6.782076915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6.76098" calcext:value-type="float">
            <text:p>6.76098</text:p>
          </table:table-cell>
          <table:table-cell office:value-type="float" office:value="6.78219915" calcext:value-type="float">
            <text:p>6.78219915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6.766671" calcext:value-type="float">
            <text:p>6.766671</text:p>
          </table:table-cell>
          <table:table-cell office:value-type="float" office:value="6.782231205" calcext:value-type="float">
            <text:p>6.782231205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6.769866" calcext:value-type="float">
            <text:p>6.769866</text:p>
          </table:table-cell>
          <table:table-cell office:value-type="float" office:value="6.78221324" calcext:value-type="float">
            <text:p>6.78221324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6.772004" calcext:value-type="float">
            <text:p>6.772004</text:p>
          </table:table-cell>
          <table:table-cell office:value-type="float" office:value="6.78214997" calcext:value-type="float">
            <text:p>6.78214997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6.773536" calcext:value-type="float">
            <text:p>6.773536</text:p>
          </table:table-cell>
          <table:table-cell office:value-type="float" office:value="6.782031705" calcext:value-type="float">
            <text:p>6.782031705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6.774617" calcext:value-type="float">
            <text:p>6.774617</text:p>
          </table:table-cell>
          <table:table-cell office:value-type="float" office:value="6.78182505" calcext:value-type="float">
            <text:p>6.78182505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6.775287" calcext:value-type="float">
            <text:p>6.775287</text:p>
          </table:table-cell>
          <table:table-cell office:value-type="float" office:value="6.781397945" calcext:value-type="float">
            <text:p>6.781397945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6.775542" calcext:value-type="float">
            <text:p>6.775542</text:p>
          </table:table-cell>
          <table:table-cell office:value-type="float" office:value="6.77775753" calcext:value-type="float">
            <text:p>6.77775753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6.775363" calcext:value-type="float">
            <text:p>6.775363</text:p>
          </table:table-cell>
          <table:table-cell office:value-type="float" office:value="6.778390745" calcext:value-type="float">
            <text:p>6.778390745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6.774728" calcext:value-type="float">
            <text:p>6.774728</text:p>
          </table:table-cell>
          <table:table-cell office:value-type="float" office:value="6.77869973" calcext:value-type="float">
            <text:p>6.77869973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6.773622" calcext:value-type="float">
            <text:p>6.773622</text:p>
          </table:table-cell>
          <table:table-cell office:value-type="float" office:value="6.778917395" calcext:value-type="float">
            <text:p>6.778917395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6.772033" calcext:value-type="float">
            <text:p>6.772033</text:p>
          </table:table-cell>
          <table:table-cell office:value-type="float" office:value="6.77909817" calcext:value-type="float">
            <text:p>6.77909817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6.769953" calcext:value-type="float">
            <text:p>6.769953</text:p>
          </table:table-cell>
          <table:table-cell office:value-type="float" office:value="6.77926476" calcext:value-type="float">
            <text:p>6.77926476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6.767357" calcext:value-type="float">
            <text:p>6.767357</text:p>
          </table:table-cell>
          <table:table-cell office:value-type="float" office:value="6.77942955" calcext:value-type="float">
            <text:p>6.77942955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6.764191" calcext:value-type="float">
            <text:p>6.764191</text:p>
          </table:table-cell>
          <table:table-cell office:value-type="float" office:value="6.77960048" calcext:value-type="float">
            <text:p>6.77960048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.76032" calcext:value-type="float">
            <text:p>6.76032</text:p>
          </table:table-cell>
          <table:table-cell office:value-type="float" office:value="6.779783315" calcext:value-type="float">
            <text:p>6.779783315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6.755438" calcext:value-type="float">
            <text:p>6.755438</text:p>
          </table:table-cell>
          <table:table-cell office:value-type="float" office:value="6.779982995" calcext:value-type="float">
            <text:p>6.779982995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6.748844" calcext:value-type="float">
            <text:p>6.748844</text:p>
          </table:table-cell>
          <table:table-cell office:value-type="float" office:value="6.780205015" calcext:value-type="float">
            <text:p>6.780205015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6.738773" calcext:value-type="float">
            <text:p>6.738773</text:p>
          </table:table-cell>
          <table:table-cell office:value-type="float" office:value="6.78045772" calcext:value-type="float">
            <text:p>6.78045772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6.719751" calcext:value-type="float">
            <text:p>6.719751</text:p>
          </table:table-cell>
          <table:table-cell office:value-type="float" office:value="6.78075789" calcext:value-type="float">
            <text:p>6.78075789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6.663977" calcext:value-type="float">
            <text:p>6.663977</text:p>
          </table:table-cell>
          <table:table-cell office:value-type="float" office:value="6.78114949" calcext:value-type="float">
            <text:p>6.78114949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6.663977" calcext:value-type="float">
            <text:p>6.663977</text:p>
          </table:table-cell>
          <table:table-cell office:value-type="float" office:value="6.781815495" calcext:value-type="float">
            <text:p>6.781815495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6.884513" calcext:value-type="float">
            <text:p>6.884513</text:p>
          </table:table-cell>
          <table:table-cell office:value-type="float" office:value="6.782476415" calcext:value-type="float">
            <text:p>6.782476415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6.830767" calcext:value-type="float">
            <text:p>6.830767</text:p>
          </table:table-cell>
          <table:table-cell office:value-type="float" office:value="6.78202926" calcext:value-type="float">
            <text:p>6.78202926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6.813589" calcext:value-type="float">
            <text:p>6.813589</text:p>
          </table:table-cell>
          <table:table-cell office:value-type="float" office:value="6.781845595" calcext:value-type="float">
            <text:p>6.781845595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6.805749" calcext:value-type="float">
            <text:p>6.805749</text:p>
          </table:table-cell>
          <table:table-cell office:value-type="float" office:value="6.781743335" calcext:value-type="float">
            <text:p>6.781743335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6.80171" calcext:value-type="float">
            <text:p>6.80171</text:p>
          </table:table-cell>
          <table:table-cell office:value-type="float" office:value="6.78167737" calcext:value-type="float">
            <text:p>6.78167737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6.799561" calcext:value-type="float">
            <text:p>6.799561</text:p>
          </table:table-cell>
          <table:table-cell office:value-type="float" office:value="6.781631565" calcext:value-type="float">
            <text:p>6.781631565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6.798425" calcext:value-type="float">
            <text:p>6.798425</text:p>
          </table:table-cell>
          <table:table-cell office:value-type="float" office:value="6.781602175" calcext:value-type="float">
            <text:p>6.781602175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6.797823" calcext:value-type="float">
            <text:p>6.797823</text:p>
          </table:table-cell>
          <table:table-cell office:value-type="float" office:value="6.781600475" calcext:value-type="float">
            <text:p>6.781600475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6.797455" calcext:value-type="float">
            <text:p>6.797455</text:p>
          </table:table-cell>
          <table:table-cell office:value-type="float" office:value="6.781813825" calcext:value-type="float">
            <text:p>6.781813825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6.797128" calcext:value-type="float">
            <text:p>6.797128</text:p>
          </table:table-cell>
          <table:table-cell office:value-type="float" office:value="6.78167413" calcext:value-type="float">
            <text:p>6.78167413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6.796715" calcext:value-type="float">
            <text:p>6.796715</text:p>
          </table:table-cell>
          <table:table-cell office:value-type="float" office:value="6.78159146" calcext:value-type="float">
            <text:p>6.78159146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6.796141" calcext:value-type="float">
            <text:p>6.796141</text:p>
          </table:table-cell>
          <table:table-cell office:value-type="float" office:value="6.78152995" calcext:value-type="float">
            <text:p>6.78152995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6.795379" calcext:value-type="float">
            <text:p>6.795379</text:p>
          </table:table-cell>
          <table:table-cell office:value-type="float" office:value="6.781484025" calcext:value-type="float">
            <text:p>6.781484025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6.79444" calcext:value-type="float">
            <text:p>6.79444</text:p>
          </table:table-cell>
          <table:table-cell office:value-type="float" office:value="6.781452545" calcext:value-type="float">
            <text:p>6.781452545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6.793374" calcext:value-type="float">
            <text:p>6.793374</text:p>
          </table:table-cell>
          <table:table-cell office:value-type="float" office:value="6.781435215" calcext:value-type="float">
            <text:p>6.781435215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6.792269" calcext:value-type="float">
            <text:p>6.792269</text:p>
          </table:table-cell>
          <table:table-cell office:value-type="float" office:value="6.781431495" calcext:value-type="float">
            <text:p>6.781431495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6.791254" calcext:value-type="float">
            <text:p>6.791254</text:p>
          </table:table-cell>
          <table:table-cell office:value-type="float" office:value="6.781440115" calcext:value-type="float">
            <text:p>6.781440115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6.790516" calcext:value-type="float">
            <text:p>6.790516</text:p>
          </table:table-cell>
          <table:table-cell office:value-type="float" office:value="6.781458745" calcext:value-type="float">
            <text:p>6.781458745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6.790349" calcext:value-type="float">
            <text:p>6.790349</text:p>
          </table:table-cell>
          <table:table-cell office:value-type="float" office:value="6.78148373" calcext:value-type="float">
            <text:p>6.78148373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6.791312" calcext:value-type="float">
            <text:p>6.791312</text:p>
          </table:table-cell>
          <table:table-cell office:value-type="float" office:value="6.7815096" calcext:value-type="float">
            <text:p>6.7815096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6.794847" calcext:value-type="float">
            <text:p>6.794847</text:p>
          </table:table-cell>
          <table:table-cell office:value-type="float" office:value="6.781527835" calcext:value-type="float">
            <text:p>6.781527835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6.807285" calcext:value-type="float">
            <text:p>6.807285</text:p>
          </table:table-cell>
          <table:table-cell office:value-type="float" office:value="6.78152256" calcext:value-type="float">
            <text:p>6.78152256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7.051051" calcext:value-type="float">
            <text:p>7.051051</text:p>
          </table:table-cell>
          <table:table-cell office:value-type="float" office:value="6.781446185" calcext:value-type="float">
            <text:p>6.781446185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6.742189" calcext:value-type="float">
            <text:p>6.742189</text:p>
          </table:table-cell>
          <table:table-cell office:value-type="float" office:value="6.78013899" calcext:value-type="float">
            <text:p>6.78013899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6.761271" calcext:value-type="float">
            <text:p>6.761271</text:p>
          </table:table-cell>
          <table:table-cell office:value-type="float" office:value="6.78036101" calcext:value-type="float">
            <text:p>6.78036101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6.767475" calcext:value-type="float">
            <text:p>6.767475</text:p>
          </table:table-cell>
          <table:table-cell office:value-type="float" office:value="6.780469245" calcext:value-type="float">
            <text:p>6.780469245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6.770928" calcext:value-type="float">
            <text:p>6.770928</text:p>
          </table:table-cell>
          <table:table-cell office:value-type="float" office:value="6.780524175" calcext:value-type="float">
            <text:p>6.780524175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6.773393" calcext:value-type="float">
            <text:p>6.773393</text:p>
          </table:table-cell>
          <table:table-cell office:value-type="float" office:value="6.780533965" calcext:value-type="float">
            <text:p>6.780533965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6.775366" calcext:value-type="float">
            <text:p>6.775366</text:p>
          </table:table-cell>
          <table:table-cell office:value-type="float" office:value="6.7804936" calcext:value-type="float">
            <text:p>6.7804936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6.776989" calcext:value-type="float">
            <text:p>6.776989</text:p>
          </table:table-cell>
          <table:table-cell office:value-type="float" office:value="6.78038285" calcext:value-type="float">
            <text:p>6.78038285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6.778275" calcext:value-type="float">
            <text:p>6.778275</text:p>
          </table:table-cell>
          <table:table-cell office:value-type="float" office:value="6.780129555" calcext:value-type="float">
            <text:p>6.780129555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6.779185" calcext:value-type="float">
            <text:p>6.779185</text:p>
          </table:table-cell>
          <table:table-cell office:value-type="float" office:value="6.77906784" calcext:value-type="float">
            <text:p>6.77906784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6.779665" calcext:value-type="float">
            <text:p>6.779665</text:p>
          </table:table-cell>
          <table:table-cell office:value-type="float" office:value="6.77977615" calcext:value-type="float">
            <text:p>6.77977615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6.779656" calcext:value-type="float">
            <text:p>6.779656</text:p>
          </table:table-cell>
          <table:table-cell office:value-type="float" office:value="6.780062525" calcext:value-type="float">
            <text:p>6.780062525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6.779111" calcext:value-type="float">
            <text:p>6.779111</text:p>
          </table:table-cell>
          <table:table-cell office:value-type="float" office:value="6.78025082" calcext:value-type="float">
            <text:p>6.78025082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6.777997" calcext:value-type="float">
            <text:p>6.777997</text:p>
          </table:table-cell>
          <table:table-cell office:value-type="float" office:value="6.78039999" calcext:value-type="float">
            <text:p>6.78039999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6.776288" calcext:value-type="float">
            <text:p>6.776288</text:p>
          </table:table-cell>
          <table:table-cell office:value-type="float" office:value="6.780533305" calcext:value-type="float">
            <text:p>6.780533305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6.773964" calcext:value-type="float">
            <text:p>6.773964</text:p>
          </table:table-cell>
          <table:table-cell office:value-type="float" office:value="6.7806635" calcext:value-type="float">
            <text:p>6.7806635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6.770991" calcext:value-type="float">
            <text:p>6.770991</text:p>
          </table:table-cell>
          <table:table-cell office:value-type="float" office:value="6.780798895" calcext:value-type="float">
            <text:p>6.780798895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6.767285" calcext:value-type="float">
            <text:p>6.767285</text:p>
          </table:table-cell>
          <table:table-cell office:value-type="float" office:value="6.78094557" calcext:value-type="float">
            <text:p>6.78094557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6.762643" calcext:value-type="float">
            <text:p>6.762643</text:p>
          </table:table-cell>
          <table:table-cell office:value-type="float" office:value="6.78110855" calcext:value-type="float">
            <text:p>6.78110855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6.756583" calcext:value-type="float">
            <text:p>6.756583</text:p>
          </table:table-cell>
          <table:table-cell office:value-type="float" office:value="6.781292885" calcext:value-type="float">
            <text:p>6.781292885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6.747904" calcext:value-type="float">
            <text:p>6.747904</text:p>
          </table:table-cell>
          <table:table-cell office:value-type="float" office:value="6.781505385" calcext:value-type="float">
            <text:p>6.781505385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6.733113" calcext:value-type="float">
            <text:p>6.733113</text:p>
          </table:table-cell>
          <table:table-cell office:value-type="float" office:value="6.781758465" calcext:value-type="float">
            <text:p>6.781758465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6.697604" calcext:value-type="float">
            <text:p>6.697604</text:p>
          </table:table-cell>
          <table:table-cell office:value-type="float" office:value="6.78208181" calcext:value-type="float">
            <text:p>6.78208181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6.427006" calcext:value-type="float">
            <text:p>6.427006</text:p>
          </table:table-cell>
          <table:table-cell office:value-type="float" office:value="6.78257816" calcext:value-type="float">
            <text:p>6.78257816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6.922053" calcext:value-type="float">
            <text:p>6.922053</text:p>
          </table:table-cell>
          <table:table-cell office:value-type="float" office:value="6.78442232" calcext:value-type="float">
            <text:p>6.78442232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6.836866" calcext:value-type="float">
            <text:p>6.836866</text:p>
          </table:table-cell>
          <table:table-cell office:value-type="float" office:value="6.783785825" calcext:value-type="float">
            <text:p>6.783785825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6.815192" calcext:value-type="float">
            <text:p>6.815192</text:p>
          </table:table-cell>
          <table:table-cell office:value-type="float" office:value="6.783570215" calcext:value-type="float">
            <text:p>6.783570215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6.805852" calcext:value-type="float">
            <text:p>6.805852</text:p>
          </table:table-cell>
          <table:table-cell office:value-type="float" office:value="6.78345918" calcext:value-type="float">
            <text:p>6.78345918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6.801111" calcext:value-type="float">
            <text:p>6.801111</text:p>
          </table:table-cell>
          <table:table-cell office:value-type="float" office:value="6.783393665" calcext:value-type="float">
            <text:p>6.783393665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6.798592" calcext:value-type="float">
            <text:p>6.798592</text:p>
          </table:table-cell>
          <table:table-cell office:value-type="float" office:value="6.78335569" calcext:value-type="float">
            <text:p>6.78335569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6.797282" calcext:value-type="float">
            <text:p>6.797282</text:p>
          </table:table-cell>
          <table:table-cell office:value-type="float" office:value="6.783344725" calcext:value-type="float">
            <text:p>6.783344725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6.796646" calcext:value-type="float">
            <text:p>6.796646</text:p>
          </table:table-cell>
          <table:table-cell office:value-type="float" office:value="6.783384605" calcext:value-type="float">
            <text:p>6.783384605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6.796364" calcext:value-type="float">
            <text:p>6.796364</text:p>
          </table:table-cell>
          <table:table-cell office:value-type="float" office:value="6.7836747" calcext:value-type="float">
            <text:p>6.7836747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6.796227" calcext:value-type="float">
            <text:p>6.796227</text:p>
          </table:table-cell>
          <table:table-cell office:value-type="float" office:value="6.78322268" calcext:value-type="float">
            <text:p>6.78322268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6.796103" calcext:value-type="float">
            <text:p>6.796103</text:p>
          </table:table-cell>
          <table:table-cell office:value-type="float" office:value="6.783014675" calcext:value-type="float">
            <text:p>6.783014675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6.795911" calcext:value-type="float">
            <text:p>6.795911</text:p>
          </table:table-cell>
          <table:table-cell office:value-type="float" office:value="6.7828578" calcext:value-type="float">
            <text:p>6.7828578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6.795616" calcext:value-type="float">
            <text:p>6.795616</text:p>
          </table:table-cell>
          <table:table-cell office:value-type="float" office:value="6.78272572" calcext:value-type="float">
            <text:p>6.78272572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6.795223" calcext:value-type="float">
            <text:p>6.795223</text:p>
          </table:table-cell>
          <table:table-cell office:value-type="float" office:value="6.7826106" calcext:value-type="float">
            <text:p>6.7826106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6.794774" calcext:value-type="float">
            <text:p>6.794774</text:p>
          </table:table-cell>
          <table:table-cell office:value-type="float" office:value="6.78250925" calcext:value-type="float">
            <text:p>6.78250925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6.794341" calcext:value-type="float">
            <text:p>6.794341</text:p>
          </table:table-cell>
          <table:table-cell office:value-type="float" office:value="6.78241976" calcext:value-type="float">
            <text:p>6.78241976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6.794034" calcext:value-type="float">
            <text:p>6.794034</text:p>
          </table:table-cell>
          <table:table-cell office:value-type="float" office:value="6.78234027" calcext:value-type="float">
            <text:p>6.78234027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6.794005" calcext:value-type="float">
            <text:p>6.794005</text:p>
          </table:table-cell>
          <table:table-cell office:value-type="float" office:value="6.782268365" calcext:value-type="float">
            <text:p>6.782268365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6.794479" calcext:value-type="float">
            <text:p>6.794479</text:p>
          </table:table-cell>
          <table:table-cell office:value-type="float" office:value="6.78220068" calcext:value-type="float">
            <text:p>6.78220068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6.795854" calcext:value-type="float">
            <text:p>6.795854</text:p>
          </table:table-cell>
          <table:table-cell office:value-type="float" office:value="6.782132505" calcext:value-type="float">
            <text:p>6.782132505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6.799059" calcext:value-type="float">
            <text:p>6.799059</text:p>
          </table:table-cell>
          <table:table-cell office:value-type="float" office:value="6.78205691" calcext:value-type="float">
            <text:p>6.78205691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6.807464" calcext:value-type="float">
            <text:p>6.807464</text:p>
          </table:table-cell>
          <table:table-cell office:value-type="float" office:value="6.781962135" calcext:value-type="float">
            <text:p>6.781962135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6.856519" calcext:value-type="float">
            <text:p>6.856519</text:p>
          </table:table-cell>
          <table:table-cell office:value-type="float" office:value="6.78181942" calcext:value-type="float">
            <text:p>6.78181942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6.739283" calcext:value-type="float">
            <text:p>6.739283</text:p>
          </table:table-cell>
          <table:table-cell office:value-type="float" office:value="6.7814226" calcext:value-type="float">
            <text:p>6.7814226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6.771093" calcext:value-type="float">
            <text:p>6.771093</text:p>
          </table:table-cell>
          <table:table-cell office:value-type="float" office:value="6.781600005" calcext:value-type="float">
            <text:p>6.781600005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6.779215" calcext:value-type="float">
            <text:p>6.779215</text:p>
          </table:table-cell>
          <table:table-cell office:value-type="float" office:value="6.78160287" calcext:value-type="float">
            <text:p>6.78160287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6.783572" calcext:value-type="float">
            <text:p>6.783572</text:p>
          </table:table-cell>
          <table:table-cell office:value-type="float" office:value="6.7815452" calcext:value-type="float">
            <text:p>6.7815452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6.78662" calcext:value-type="float">
            <text:p>6.78662</text:p>
          </table:table-cell>
          <table:table-cell office:value-type="float" office:value="6.78143941" calcext:value-type="float">
            <text:p>6.78143941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6.788978" calcext:value-type="float">
            <text:p>6.788978</text:p>
          </table:table-cell>
          <table:table-cell office:value-type="float" office:value="6.781281025" calcext:value-type="float">
            <text:p>6.781281025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6.790823" calcext:value-type="float">
            <text:p>6.790823</text:p>
          </table:table-cell>
          <table:table-cell office:value-type="float" office:value="6.78105023" calcext:value-type="float">
            <text:p>6.78105023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6.792186" calcext:value-type="float">
            <text:p>6.792186</text:p>
          </table:table-cell>
          <table:table-cell office:value-type="float" office:value="6.780683625" calcext:value-type="float">
            <text:p>6.780683625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6.793046" calcext:value-type="float">
            <text:p>6.793046</text:p>
          </table:table-cell>
          <table:table-cell office:value-type="float" office:value="6.77981647" calcext:value-type="float">
            <text:p>6.77981647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6.793369" calcext:value-type="float">
            <text:p>6.793369</text:p>
          </table:table-cell>
          <table:table-cell office:value-type="float" office:value="6.781401515" calcext:value-type="float">
            <text:p>6.781401515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6.793124" calcext:value-type="float">
            <text:p>6.793124</text:p>
          </table:table-cell>
          <table:table-cell office:value-type="float" office:value="6.781756175" calcext:value-type="float">
            <text:p>6.781756175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6.792294" calcext:value-type="float">
            <text:p>6.792294</text:p>
          </table:table-cell>
          <table:table-cell office:value-type="float" office:value="6.781938675" calcext:value-type="float">
            <text:p>6.781938675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6.790875" calcext:value-type="float">
            <text:p>6.790875</text:p>
          </table:table-cell>
          <table:table-cell office:value-type="float" office:value="6.782058575" calcext:value-type="float">
            <text:p>6.782058575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6.788874" calcext:value-type="float">
            <text:p>6.788874</text:p>
          </table:table-cell>
          <table:table-cell office:value-type="float" office:value="6.78215231" calcext:value-type="float">
            <text:p>6.78215231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6.786305" calcext:value-type="float">
            <text:p>6.786305</text:p>
          </table:table-cell>
          <table:table-cell office:value-type="float" office:value="6.78223772" calcext:value-type="float">
            <text:p>6.78223772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6.78317" calcext:value-type="float">
            <text:p>6.78317</text:p>
          </table:table-cell>
          <table:table-cell office:value-type="float" office:value="6.782325485" calcext:value-type="float">
            <text:p>6.782325485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6.779433" calcext:value-type="float">
            <text:p>6.779433</text:p>
          </table:table-cell>
          <table:table-cell office:value-type="float" office:value="6.78242282" calcext:value-type="float">
            <text:p>6.78242282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6.774968" calcext:value-type="float">
            <text:p>6.774968</text:p>
          </table:table-cell>
          <table:table-cell office:value-type="float" office:value="6.782535145" calcext:value-type="float">
            <text:p>6.782535145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6.769447" calcext:value-type="float">
            <text:p>6.769447</text:p>
          </table:table-cell>
          <table:table-cell office:value-type="float" office:value="6.78266726" calcext:value-type="float">
            <text:p>6.78266726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6.762046" calcext:value-type="float">
            <text:p>6.762046</text:p>
          </table:table-cell>
          <table:table-cell office:value-type="float" office:value="6.78282477" calcext:value-type="float">
            <text:p>6.78282477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6.750474" calcext:value-type="float">
            <text:p>6.750474</text:p>
          </table:table-cell>
          <table:table-cell office:value-type="float" office:value="6.783016865" calcext:value-type="float">
            <text:p>6.783016865</text:p>
          </table:table-cell>
          <table:table-cell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6.726281" calcext:value-type="float">
            <text:p>6.726281</text:p>
          </table:table-cell>
          <table:table-cell office:value-type="float" office:value="6.783263875" calcext:value-type="float">
            <text:p>6.783263875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6.619072" calcext:value-type="float">
            <text:p>6.619072</text:p>
          </table:table-cell>
          <table:table-cell office:value-type="float" office:value="6.78362827" calcext:value-type="float">
            <text:p>6.78362827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6.9856" calcext:value-type="float">
            <text:p>6.9856</text:p>
          </table:table-cell>
          <table:table-cell office:value-type="float" office:value="6.784524585" calcext:value-type="float">
            <text:p>6.784524585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.846004" calcext:value-type="float">
            <text:p>6.846004</text:p>
          </table:table-cell>
          <table:table-cell office:value-type="float" office:value="6.78358384" calcext:value-type="float">
            <text:p>6.78358384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6.820687" calcext:value-type="float">
            <text:p>6.820687</text:p>
          </table:table-cell>
          <table:table-cell office:value-type="float" office:value="6.78333683" calcext:value-type="float">
            <text:p>6.78333683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6.810522" calcext:value-type="float">
            <text:p>6.810522</text:p>
          </table:table-cell>
          <table:table-cell office:value-type="float" office:value="6.783213045" calcext:value-type="float">
            <text:p>6.783213045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6.805442" calcext:value-type="float">
            <text:p>6.805442</text:p>
          </table:table-cell>
          <table:table-cell office:value-type="float" office:value="6.78313872" calcext:value-type="float">
            <text:p>6.78313872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6.802705" calcext:value-type="float">
            <text:p>6.802705</text:p>
          </table:table-cell>
          <table:table-cell office:value-type="float" office:value="6.783092375" calcext:value-type="float">
            <text:p>6.783092375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6.801213" calcext:value-type="float">
            <text:p>6.801213</text:p>
          </table:table-cell>
          <table:table-cell office:value-type="float" office:value="6.783070475" calcext:value-type="float">
            <text:p>6.783070475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6.800404" calcext:value-type="float">
            <text:p>6.800404</text:p>
          </table:table-cell>
          <table:table-cell office:value-type="float" office:value="6.78308794" calcext:value-type="float">
            <text:p>6.78308794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6.799944" calcext:value-type="float">
            <text:p>6.799944</text:p>
          </table:table-cell>
          <table:table-cell office:value-type="float" office:value="6.783240845" calcext:value-type="float">
            <text:p>6.783240845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6.799614" calcext:value-type="float">
            <text:p>6.799614</text:p>
          </table:table-cell>
          <table:table-cell office:value-type="float" office:value="6.782322665" calcext:value-type="float">
            <text:p>6.782322665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6.799264" calcext:value-type="float">
            <text:p>6.799264</text:p>
          </table:table-cell>
          <table:table-cell office:value-type="float" office:value="6.78207951" calcext:value-type="float">
            <text:p>6.78207951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6.798799" calcext:value-type="float">
            <text:p>6.798799</text:p>
          </table:table-cell>
          <table:table-cell office:value-type="float" office:value="6.781905965" calcext:value-type="float">
            <text:p>6.781905965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6.798165" calcext:value-type="float">
            <text:p>6.798165</text:p>
          </table:table-cell>
          <table:table-cell office:value-type="float" office:value="6.781761315" calcext:value-type="float">
            <text:p>6.781761315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.797351" calcext:value-type="float">
            <text:p>6.797351</text:p>
          </table:table-cell>
          <table:table-cell office:value-type="float" office:value="6.78163504" calcext:value-type="float">
            <text:p>6.78163504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6.796381" calcext:value-type="float">
            <text:p>6.796381</text:p>
          </table:table-cell>
          <table:table-cell office:value-type="float" office:value="6.781523425" calcext:value-type="float">
            <text:p>6.781523425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6.79532" calcext:value-type="float">
            <text:p>6.79532</text:p>
          </table:table-cell>
          <table:table-cell office:value-type="float" office:value="6.78142477" calcext:value-type="float">
            <text:p>6.78142477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6.794275" calcext:value-type="float">
            <text:p>6.794275</text:p>
          </table:table-cell>
          <table:table-cell office:value-type="float" office:value="6.781337765" calcext:value-type="float">
            <text:p>6.781337765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6.793404" calcext:value-type="float">
            <text:p>6.793404</text:p>
          </table:table-cell>
          <table:table-cell office:value-type="float" office:value="6.781260705" calcext:value-type="float">
            <text:p>6.781260705</text:p>
          </table:table-cell>
          <table:table-cell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6.792955" calcext:value-type="float">
            <text:p>6.792955</text:p>
          </table:table-cell>
          <table:table-cell office:value-type="float" office:value="6.781191005" calcext:value-type="float">
            <text:p>6.781191005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6.793358" calcext:value-type="float">
            <text:p>6.793358</text:p>
          </table:table-cell>
          <table:table-cell office:value-type="float" office:value="6.78112467" calcext:value-type="float">
            <text:p>6.78112467</text:p>
          </table:table-cell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6.795563" calcext:value-type="float">
            <text:p>6.795563</text:p>
          </table:table-cell>
          <table:table-cell office:value-type="float" office:value="6.781055345" calcext:value-type="float">
            <text:p>6.781055345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6.802605" calcext:value-type="float">
            <text:p>6.802605</text:p>
          </table:table-cell>
          <table:table-cell office:value-type="float" office:value="6.780971755" calcext:value-type="float">
            <text:p>6.780971755</text:p>
          </table:table-cell>
          <table:table-cell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6.835376" calcext:value-type="float">
            <text:p>6.835376</text:p>
          </table:table-cell>
          <table:table-cell office:value-type="float" office:value="6.78084729" calcext:value-type="float">
            <text:p>6.78084729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6.666618" calcext:value-type="float">
            <text:p>6.666618</text:p>
          </table:table-cell>
          <table:table-cell office:value-type="float" office:value="6.78055073" calcext:value-type="float">
            <text:p>6.78055073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6.749605" calcext:value-type="float">
            <text:p>6.749605</text:p>
          </table:table-cell>
          <table:table-cell office:value-type="float" office:value="6.781086945" calcext:value-type="float">
            <text:p>6.781086945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6.761424" calcext:value-type="float">
            <text:p>6.761424</text:p>
          </table:table-cell>
          <table:table-cell office:value-type="float" office:value="6.781194085" calcext:value-type="float">
            <text:p>6.781194085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6.766322" calcext:value-type="float">
            <text:p>6.766322</text:p>
          </table:table-cell>
          <table:table-cell office:value-type="float" office:value="6.78122412" calcext:value-type="float">
            <text:p>6.78122412</text:p>
          </table:table-cell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6.769227" calcext:value-type="float">
            <text:p>6.769227</text:p>
          </table:table-cell>
          <table:table-cell office:value-type="float" office:value="6.78120618" calcext:value-type="float">
            <text:p>6.78120618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6.771314" calcext:value-type="float">
            <text:p>6.771314</text:p>
          </table:table-cell>
          <table:table-cell office:value-type="float" office:value="6.78114112" calcext:value-type="float">
            <text:p>6.78114112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6.772961" calcext:value-type="float">
            <text:p>6.772961</text:p>
          </table:table-cell>
          <table:table-cell office:value-type="float" office:value="6.781014775" calcext:value-type="float">
            <text:p>6.781014775</text:p>
          </table:table-cell>
          <table:table-cell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6.774288" calcext:value-type="float">
            <text:p>6.774288</text:p>
          </table:table-cell>
          <table:table-cell office:value-type="float" office:value="6.780782285" calcext:value-type="float">
            <text:p>6.780782285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6.775313" calcext:value-type="float">
            <text:p>6.775313</text:p>
          </table:table-cell>
          <table:table-cell office:value-type="float" office:value="6.780246465" calcext:value-type="float">
            <text:p>6.780246465</text:p>
          </table:table-cell>
          <table:table-cell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6.776012" calcext:value-type="float">
            <text:p>6.776012</text:p>
          </table:table-cell>
          <table:table-cell office:value-type="float" office:value="6.79131711" calcext:value-type="float">
            <text:p>6.79131711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6.776343" calcext:value-type="float">
            <text:p>6.776343</text:p>
          </table:table-cell>
          <table:table-cell office:value-type="float" office:value="6.79186886" calcext:value-type="float">
            <text:p>6.79186886</text:p>
          </table:table-cell>
          <table:table-cell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6.776262" calcext:value-type="float">
            <text:p>6.776262</text:p>
          </table:table-cell>
          <table:table-cell office:value-type="float" office:value="6.79216837" calcext:value-type="float">
            <text:p>6.79216837</text:p>
          </table:table-cell>
          <table:table-cell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6.775728" calcext:value-type="float">
            <text:p>6.775728</text:p>
          </table:table-cell>
          <table:table-cell office:value-type="float" office:value="6.792385215" calcext:value-type="float">
            <text:p>6.792385215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6.774704" calcext:value-type="float">
            <text:p>6.774704</text:p>
          </table:table-cell>
          <table:table-cell office:value-type="float" office:value="6.79256582" calcext:value-type="float">
            <text:p>6.79256582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6.773154" calcext:value-type="float">
            <text:p>6.773154</text:p>
          </table:table-cell>
          <table:table-cell office:value-type="float" office:value="6.79273084" calcext:value-type="float">
            <text:p>6.79273084</text:p>
          </table:table-cell>
          <table:table-cell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6.771033" calcext:value-type="float">
            <text:p>6.771033</text:p>
          </table:table-cell>
          <table:table-cell office:value-type="float" office:value="6.79289204" calcext:value-type="float">
            <text:p>6.79289204</text:p>
          </table:table-cell>
          <table:table-cell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6.768256" calcext:value-type="float">
            <text:p>6.768256</text:p>
          </table:table-cell>
          <table:table-cell office:value-type="float" office:value="6.79305723" calcext:value-type="float">
            <text:p>6.79305723</text:p>
          </table:table-cell>
          <table:table-cell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6.76466" calcext:value-type="float">
            <text:p>6.76466</text:p>
          </table:table-cell>
          <table:table-cell office:value-type="float" office:value="6.79323234" calcext:value-type="float">
            <text:p>6.79323234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6.759893" calcext:value-type="float">
            <text:p>6.759893</text:p>
          </table:table-cell>
          <table:table-cell office:value-type="float" office:value="6.793422685" calcext:value-type="float">
            <text:p>6.793422685</text:p>
          </table:table-cell>
          <table:table-cell table:number-columns-repeated="2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6.75316" calcext:value-type="float">
            <text:p>6.75316</text:p>
          </table:table-cell>
          <table:table-cell office:value-type="float" office:value="6.79363442" calcext:value-type="float">
            <text:p>6.79363442</text:p>
          </table:table-cell>
          <table:table-cell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6.74243" calcext:value-type="float">
            <text:p>6.74243</text:p>
          </table:table-cell>
          <table:table-cell office:value-type="float" office:value="6.793877055" calcext:value-type="float">
            <text:p>6.793877055</text:p>
          </table:table-cell>
          <table:table-cell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6.721106" calcext:value-type="float">
            <text:p>6.721106</text:p>
          </table:table-cell>
          <table:table-cell office:value-type="float" office:value="6.794169905" calcext:value-type="float">
            <text:p>6.794169905</text:p>
          </table:table-cell>
          <table:table-cell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6.651195" calcext:value-type="float">
            <text:p>6.651195</text:p>
          </table:table-cell>
          <table:table-cell office:value-type="float" office:value="6.794565125" calcext:value-type="float">
            <text:p>6.794565125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7.512233" calcext:value-type="float">
            <text:p>7.512233</text:p>
          </table:table-cell>
          <table:table-cell office:value-type="float" office:value="6.79530488" calcext:value-type="float">
            <text:p>6.79530488</text:p>
          </table:table-cell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6.875267" calcext:value-type="float">
            <text:p>6.875267</text:p>
          </table:table-cell>
          <table:table-cell office:value-type="float" office:value="6.791733865" calcext:value-type="float">
            <text:p>6.791733865</text:p>
          </table:table-cell>
          <table:table-cell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6.831512" calcext:value-type="float">
            <text:p>6.831512</text:p>
          </table:table-cell>
          <table:table-cell office:value-type="float" office:value="6.791341925" calcext:value-type="float">
            <text:p>6.791341925</text:p>
          </table:table-cell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6.816123" calcext:value-type="float">
            <text:p>6.816123</text:p>
          </table:table-cell>
          <table:table-cell office:value-type="float" office:value="6.791163365" calcext:value-type="float">
            <text:p>6.791163365</text:p>
          </table:table-cell>
          <table:table-cell table:number-columns-repeated="2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6.808728" calcext:value-type="float">
            <text:p>6.808728</text:p>
          </table:table-cell>
          <table:table-cell office:value-type="float" office:value="6.791057465" calcext:value-type="float">
            <text:p>6.791057465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6.804727" calcext:value-type="float">
            <text:p>6.804727</text:p>
          </table:table-cell>
          <table:table-cell office:value-type="float" office:value="6.790986475" calcext:value-type="float">
            <text:p>6.790986475</text:p>
          </table:table-cell>
          <table:table-cell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6.80246" calcext:value-type="float">
            <text:p>6.80246</text:p>
          </table:table-cell>
          <table:table-cell office:value-type="float" office:value="6.79093761" calcext:value-type="float">
            <text:p>6.79093761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6.80115" calcext:value-type="float">
            <text:p>6.80115</text:p>
          </table:table-cell>
          <table:table-cell office:value-type="float" office:value="6.79091132" calcext:value-type="float">
            <text:p>6.79091132</text:p>
          </table:table-cell>
          <table:table-cell table:number-columns-repeated="2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6.800363" calcext:value-type="float">
            <text:p>6.800363</text:p>
          </table:table-cell>
          <table:table-cell office:value-type="float" office:value="6.79093412" calcext:value-type="float">
            <text:p>6.79093412</text:p>
          </table:table-cell>
          <table:table-cell table:number-columns-repeated="2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6.79983" calcext:value-type="float">
            <text:p>6.79983</text:p>
          </table:table-cell>
          <table:table-cell office:value-type="float" office:value="6.792700015" calcext:value-type="float">
            <text:p>6.792700015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6.799371" calcext:value-type="float">
            <text:p>6.799371</text:p>
          </table:table-cell>
          <table:table-cell office:value-type="float" office:value="6.79253417" calcext:value-type="float">
            <text:p>6.79253417</text:p>
          </table:table-cell>
          <table:table-cell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6.79887" calcext:value-type="float">
            <text:p>6.79887</text:p>
          </table:table-cell>
          <table:table-cell office:value-type="float" office:value="6.792426815" calcext:value-type="float">
            <text:p>6.792426815</text:p>
          </table:table-cell>
          <table:table-cell table:number-columns-repeated="2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6.798255" calcext:value-type="float">
            <text:p>6.798255</text:p>
          </table:table-cell>
          <table:table-cell office:value-type="float" office:value="6.792343895" calcext:value-type="float">
            <text:p>6.792343895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6.797497" calcext:value-type="float">
            <text:p>6.797497</text:p>
          </table:table-cell>
          <table:table-cell office:value-type="float" office:value="6.792278725" calcext:value-type="float">
            <text:p>6.792278725</text:p>
          </table:table-cell>
          <table:table-cell table:number-columns-repeated="2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6.7966" calcext:value-type="float">
            <text:p>6.7966</text:p>
          </table:table-cell>
          <table:table-cell office:value-type="float" office:value="6.792229545" calcext:value-type="float">
            <text:p>6.792229545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6.795608" calcext:value-type="float">
            <text:p>6.795608</text:p>
          </table:table-cell>
          <table:table-cell office:value-type="float" office:value="6.792195755" calcext:value-type="float">
            <text:p>6.792195755</text:p>
          </table:table-cell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6.794598" calcext:value-type="float">
            <text:p>6.794598</text:p>
          </table:table-cell>
          <table:table-cell office:value-type="float" office:value="6.79217667" calcext:value-type="float">
            <text:p>6.79217667</text:p>
          </table:table-cell>
          <table:table-cell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6.793691" calcext:value-type="float">
            <text:p>6.793691</text:p>
          </table:table-cell>
          <table:table-cell office:value-type="float" office:value="6.792170975" calcext:value-type="float">
            <text:p>6.792170975</text:p>
          </table:table-cell>
          <table:table-cell table:number-columns-repeated="2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6.793073" calcext:value-type="float">
            <text:p>6.793073</text:p>
          </table:table-cell>
          <table:table-cell office:value-type="float" office:value="6.79217636" calcext:value-type="float">
            <text:p>6.79217636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6.793053" calcext:value-type="float">
            <text:p>6.793053</text:p>
          </table:table-cell>
          <table:table-cell office:value-type="float" office:value="6.79218916" calcext:value-type="float">
            <text:p>6.79218916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6.794255" calcext:value-type="float">
            <text:p>6.794255</text:p>
          </table:table-cell>
          <table:table-cell office:value-type="float" office:value="6.79220378" calcext:value-type="float">
            <text:p>6.79220378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6.798423" calcext:value-type="float">
            <text:p>6.798423</text:p>
          </table:table-cell>
          <table:table-cell office:value-type="float" office:value="6.79221118" calcext:value-type="float">
            <text:p>6.79221118</text:p>
          </table:table-cell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6.814251" calcext:value-type="float">
            <text:p>6.814251</text:p>
          </table:table-cell>
          <table:table-cell office:value-type="float" office:value="6.792193365" calcext:value-type="float">
            <text:p>6.792193365</text:p>
          </table:table-cell>
          <table:table-cell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5.898958" calcext:value-type="float">
            <text:p>5.898958</text:p>
          </table:table-cell>
          <table:table-cell office:value-type="float" office:value="6.79208871" calcext:value-type="float">
            <text:p>6.79208871</text:p>
          </table:table-cell>
          <table:table-cell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6.748862" calcext:value-type="float">
            <text:p>6.748862</text:p>
          </table:table-cell>
          <table:table-cell office:value-type="float" office:value="6.796549355" calcext:value-type="float">
            <text:p>6.796549355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6.763813" calcext:value-type="float">
            <text:p>6.763813</text:p>
          </table:table-cell>
          <table:table-cell office:value-type="float" office:value="6.796745645" calcext:value-type="float">
            <text:p>6.796745645</text:p>
          </table:table-cell>
          <table:table-cell table:number-columns-repeated="2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6.769046" calcext:value-type="float">
            <text:p>6.769046</text:p>
          </table:table-cell>
          <table:table-cell office:value-type="float" office:value="6.79684824" calcext:value-type="float">
            <text:p>6.79684824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6.771935" calcext:value-type="float">
            <text:p>6.771935</text:p>
          </table:table-cell>
          <table:table-cell office:value-type="float" office:value="6.796900565" calcext:value-type="float">
            <text:p>6.796900565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6.773941" calcext:value-type="float">
            <text:p>6.773941</text:p>
          </table:table-cell>
          <table:table-cell office:value-type="float" office:value="6.79690665" calcext:value-type="float">
            <text:p>6.79690665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6.7755" calcext:value-type="float">
            <text:p>6.7755</text:p>
          </table:table-cell>
          <table:table-cell office:value-type="float" office:value="6.79685682" calcext:value-type="float">
            <text:p>6.79685682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6.776747" calcext:value-type="float">
            <text:p>6.776747</text:p>
          </table:table-cell>
          <table:table-cell office:value-type="float" office:value="6.796719965" calcext:value-type="float">
            <text:p>6.796719965</text:p>
          </table:table-cell>
          <table:table-cell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6.777704" calcext:value-type="float">
            <text:p>6.777704</text:p>
          </table:table-cell>
          <table:table-cell office:value-type="float" office:value="6.796377835" calcext:value-type="float">
            <text:p>6.796377835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6.778347" calcext:value-type="float">
            <text:p>6.778347</text:p>
          </table:table-cell>
          <table:table-cell office:value-type="float" office:value="6.79365919" calcext:value-type="float">
            <text:p>6.79365919</text:p>
          </table:table-cell>
          <table:table-cell table:number-columns-repeated="2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6.778634" calcext:value-type="float">
            <text:p>6.778634</text:p>
          </table:table-cell>
          <table:table-cell office:value-type="float" office:value="6.794317305" calcext:value-type="float">
            <text:p>6.794317305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6.77852" calcext:value-type="float">
            <text:p>6.77852</text:p>
          </table:table-cell>
          <table:table-cell office:value-type="float" office:value="6.79464364" calcext:value-type="float">
            <text:p>6.79464364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6.777968" calcext:value-type="float">
            <text:p>6.777968</text:p>
          </table:table-cell>
          <table:table-cell office:value-type="float" office:value="6.794874595" calcext:value-type="float">
            <text:p>6.794874595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6.776945" calcext:value-type="float">
            <text:p>6.776945</text:p>
          </table:table-cell>
          <table:table-cell office:value-type="float" office:value="6.795063895" calcext:value-type="float">
            <text:p>6.795063895</text:p>
          </table:table-cell>
          <table:table-cell table:number-columns-repeated="2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6.775425" calcext:value-type="float">
            <text:p>6.775425</text:p>
          </table:table-cell>
          <table:table-cell office:value-type="float" office:value="6.795233945" calcext:value-type="float">
            <text:p>6.795233945</text:p>
          </table:table-cell>
          <table:table-cell table:number-columns-repeated="2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6.773374" calcext:value-type="float">
            <text:p>6.773374</text:p>
          </table:table-cell>
          <table:table-cell office:value-type="float" office:value="6.795397135" calcext:value-type="float">
            <text:p>6.795397135</text:p>
          </table:table-cell>
          <table:table-cell table:number-columns-repeated="2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6.770736" calcext:value-type="float">
            <text:p>6.770736</text:p>
          </table:table-cell>
          <table:table-cell office:value-type="float" office:value="6.79556155" calcext:value-type="float">
            <text:p>6.79556155</text:p>
          </table:table-cell>
          <table:table-cell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6.767391" calcext:value-type="float">
            <text:p>6.767391</text:p>
          </table:table-cell>
          <table:table-cell office:value-type="float" office:value="6.79573315" calcext:value-type="float">
            <text:p>6.79573315</text:p>
          </table:table-cell>
          <table:table-cell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6.763078" calcext:value-type="float">
            <text:p>6.763078</text:p>
          </table:table-cell>
          <table:table-cell office:value-type="float" office:value="6.79591702" calcext:value-type="float">
            <text:p>6.79591702</text:p>
          </table:table-cell>
          <table:table-cell table:number-columns-repeated="2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6.757212" calcext:value-type="float">
            <text:p>6.757212</text:p>
          </table:table-cell>
          <table:table-cell office:value-type="float" office:value="6.79611859" calcext:value-type="float">
            <text:p>6.79611859</text:p>
          </table:table-cell>
          <table:table-cell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6.748351" calcext:value-type="float">
            <text:p>6.748351</text:p>
          </table:table-cell>
          <table:table-cell office:value-type="float" office:value="6.79634558" calcext:value-type="float">
            <text:p>6.79634558</text:p>
          </table:table-cell>
          <table:table-cell table:number-columns-repeated="2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6.732205" calcext:value-type="float">
            <text:p>6.732205</text:p>
          </table:table-cell>
          <table:table-cell office:value-type="float" office:value="6.79661255" calcext:value-type="float">
            <text:p>6.79661255</text:p>
          </table:table-cell>
          <table:table-cell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6.689196" calcext:value-type="float">
            <text:p>6.689196</text:p>
          </table:table-cell>
          <table:table-cell office:value-type="float" office:value="6.79695537" calcext:value-type="float">
            <text:p>6.79695537</text:p>
          </table:table-cell>
          <table:table-cell table:number-columns-repeated="2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6.047204" calcext:value-type="float">
            <text:p>6.047204</text:p>
          </table:table-cell>
          <table:table-cell office:value-type="float" office:value="6.797507845" calcext:value-type="float">
            <text:p>6.797507845</text:p>
          </table:table-cell>
          <table:table-cell table:number-columns-repeated="2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6.902185" calcext:value-type="float">
            <text:p>6.902185</text:p>
          </table:table-cell>
          <table:table-cell office:value-type="float" office:value="6.801264625" calcext:value-type="float">
            <text:p>6.801264625</text:p>
          </table:table-cell>
          <table:table-cell table:number-columns-repeated="2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6.83716" calcext:value-type="float">
            <text:p>6.83716</text:p>
          </table:table-cell>
          <table:table-cell office:value-type="float" office:value="6.80074101" calcext:value-type="float">
            <text:p>6.80074101</text:p>
          </table:table-cell>
          <table:table-cell table:number-columns-repeated="2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6.818261" calcext:value-type="float">
            <text:p>6.818261</text:p>
          </table:table-cell>
          <table:table-cell office:value-type="float" office:value="6.800537855" calcext:value-type="float">
            <text:p>6.800537855</text:p>
          </table:table-cell>
          <table:table-cell table:number-columns-repeated="2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6.809777" calcext:value-type="float">
            <text:p>6.809777</text:p>
          </table:table-cell>
          <table:table-cell office:value-type="float" office:value="6.80042633" calcext:value-type="float">
            <text:p>6.80042633</text:p>
          </table:table-cell>
          <table:table-cell table:number-columns-repeated="2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6.805351" calcext:value-type="float">
            <text:p>6.805351</text:p>
          </table:table-cell>
          <table:table-cell office:value-type="float" office:value="6.800357715" calcext:value-type="float">
            <text:p>6.800357715</text:p>
          </table:table-cell>
          <table:table-cell table:number-columns-repeated="2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6.802911" calcext:value-type="float">
            <text:p>6.802911</text:p>
          </table:table-cell>
          <table:table-cell office:value-type="float" office:value="6.800318065" calcext:value-type="float">
            <text:p>6.800318065</text:p>
          </table:table-cell>
          <table:table-cell table:number-columns-repeated="2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6.801543" calcext:value-type="float">
            <text:p>6.801543</text:p>
          </table:table-cell>
          <table:table-cell office:value-type="float" office:value="6.80031133" calcext:value-type="float">
            <text:p>6.80031133</text:p>
          </table:table-cell>
          <table:table-cell table:number-columns-repeated="2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.800758" calcext:value-type="float">
            <text:p>6.800758</text:p>
          </table:table-cell>
          <table:table-cell office:value-type="float" office:value="6.800376045" calcext:value-type="float">
            <text:p>6.800376045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.800256" calcext:value-type="float">
            <text:p>6.800256</text:p>
          </table:table-cell>
          <table:table-cell office:value-type="float" office:value="6.801011205" calcext:value-type="float">
            <text:p>6.801011205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6.799842" calcext:value-type="float">
            <text:p>6.799842</text:p>
          </table:table-cell>
          <table:table-cell office:value-type="float" office:value="6.80063828" calcext:value-type="float">
            <text:p>6.80063828</text:p>
          </table:table-cell>
          <table:table-cell table:number-columns-repeated="2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6.799385" calcext:value-type="float">
            <text:p>6.799385</text:p>
          </table:table-cell>
          <table:table-cell office:value-type="float" office:value="6.800430325" calcext:value-type="float">
            <text:p>6.800430325</text:p>
          </table:table-cell>
          <table:table-cell table:number-columns-repeated="2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6.798807" calcext:value-type="float">
            <text:p>6.798807</text:p>
          </table:table-cell>
          <table:table-cell office:value-type="float" office:value="6.800269245" calcext:value-type="float">
            <text:p>6.800269245</text:p>
          </table:table-cell>
          <table:table-cell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6.798071" calcext:value-type="float">
            <text:p>6.798071</text:p>
          </table:table-cell>
          <table:table-cell office:value-type="float" office:value="6.800133555" calcext:value-type="float">
            <text:p>6.800133555</text:p>
          </table:table-cell>
          <table:table-cell table:number-columns-repeated="2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6.797178" calcext:value-type="float">
            <text:p>6.797178</text:p>
          </table:table-cell>
          <table:table-cell office:value-type="float" office:value="6.80001634" calcext:value-type="float">
            <text:p>6.80001634</text:p>
          </table:table-cell>
          <table:table-cell table:number-columns-repeated="2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6.796161" calcext:value-type="float">
            <text:p>6.796161</text:p>
          </table:table-cell>
          <table:table-cell office:value-type="float" office:value="6.79991467" calcext:value-type="float">
            <text:p>6.79991467</text:p>
          </table:table-cell>
          <table:table-cell table:number-columns-repeated="2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6.795082" calcext:value-type="float">
            <text:p>6.795082</text:p>
          </table:table-cell>
          <table:table-cell office:value-type="float" office:value="6.79982676" calcext:value-type="float">
            <text:p>6.79982676</text:p>
          </table:table-cell>
          <table:table-cell table:number-columns-repeated="2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6.794034" calcext:value-type="float">
            <text:p>6.794034</text:p>
          </table:table-cell>
          <table:table-cell office:value-type="float" office:value="6.79975088" calcext:value-type="float">
            <text:p>6.79975088</text:p>
          </table:table-cell>
          <table:table-cell table:number-columns-repeated="2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6.793137" calcext:value-type="float">
            <text:p>6.793137</text:p>
          </table:table-cell>
          <table:table-cell office:value-type="float" office:value="6.799684825" calcext:value-type="float">
            <text:p>6.799684825</text:p>
          </table:table-cell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6.792556" calcext:value-type="float">
            <text:p>6.792556</text:p>
          </table:table-cell>
          <table:table-cell office:value-type="float" office:value="6.79962564" calcext:value-type="float">
            <text:p>6.79962564</text:p>
          </table:table-cell>
          <table:table-cell table:number-columns-repeated="2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6.792549" calcext:value-type="float">
            <text:p>6.792549</text:p>
          </table:table-cell>
          <table:table-cell office:value-type="float" office:value="6.799569355" calcext:value-type="float">
            <text:p>6.799569355</text:p>
          </table:table-cell>
          <table:table-cell table:number-columns-repeated="2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6.793683" calcext:value-type="float">
            <text:p>6.793683</text:p>
          </table:table-cell>
          <table:table-cell office:value-type="float" office:value="6.799510545" calcext:value-type="float">
            <text:p>6.799510545</text:p>
          </table:table-cell>
          <table:table-cell table:number-columns-repeated="2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6.798085" calcext:value-type="float">
            <text:p>6.798085</text:p>
          </table:table-cell>
          <table:table-cell office:value-type="float" office:value="6.79944084" calcext:value-type="float">
            <text:p>6.79944084</text:p>
          </table:table-cell>
          <table:table-cell table:number-columns-repeated="2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6.840493" calcext:value-type="float">
            <text:p>6.840493</text:p>
          </table:table-cell>
          <table:table-cell office:value-type="float" office:value="6.79934115" calcext:value-type="float">
            <text:p>6.79934115</text:p>
          </table:table-cell>
          <table:table-cell table:number-columns-repeated="2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6.769516" calcext:value-type="float">
            <text:p>6.769516</text:p>
          </table:table-cell>
          <table:table-cell office:value-type="float" office:value="6.79901863" calcext:value-type="float">
            <text:p>6.79901863</text:p>
          </table:table-cell>
          <table:table-cell table:number-columns-repeated="2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6.780594" calcext:value-type="float">
            <text:p>6.780594</text:p>
          </table:table-cell>
          <table:table-cell office:value-type="float" office:value="6.799037225" calcext:value-type="float">
            <text:p>6.799037225</text:p>
          </table:table-cell>
          <table:table-cell table:number-columns-repeated="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6.784413" calcext:value-type="float">
            <text:p>6.784413</text:p>
          </table:table-cell>
          <table:table-cell office:value-type="float" office:value="6.798983285" calcext:value-type="float">
            <text:p>6.798983285</text:p>
          </table:table-cell>
          <table:table-cell table:number-columns-repeated="2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6.786956" calcext:value-type="float">
            <text:p>6.786956</text:p>
          </table:table-cell>
          <table:table-cell office:value-type="float" office:value="6.79888878" calcext:value-type="float">
            <text:p>6.79888878</text:p>
          </table:table-cell>
          <table:table-cell table:number-columns-repeated="2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6.789083" calcext:value-type="float">
            <text:p>6.789083</text:p>
          </table:table-cell>
          <table:table-cell office:value-type="float" office:value="6.79875352" calcext:value-type="float">
            <text:p>6.79875352</text:p>
          </table:table-cell>
          <table:table-cell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6.790974" calcext:value-type="float">
            <text:p>6.790974</text:p>
          </table:table-cell>
          <table:table-cell office:value-type="float" office:value="6.79856759" calcext:value-type="float">
            <text:p>6.79856759</text:p>
          </table:table-cell>
          <table:table-cell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6.79263" calcext:value-type="float">
            <text:p>6.79263</text:p>
          </table:table-cell>
          <table:table-cell office:value-type="float" office:value="6.79830505" calcext:value-type="float">
            <text:p>6.79830505</text:p>
          </table:table-cell>
          <table:table-cell table:number-columns-repeated="2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6.793993" calcext:value-type="float">
            <text:p>6.793993</text:p>
          </table:table-cell>
          <table:table-cell office:value-type="float" office:value="6.79788181" calcext:value-type="float">
            <text:p>6.79788181</text:p>
          </table:table-cell>
          <table:table-cell table:number-columns-repeated="2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6.79498" calcext:value-type="float">
            <text:p>6.79498</text:p>
          </table:table-cell>
          <table:table-cell office:value-type="float" office:value="6.796635395" calcext:value-type="float">
            <text:p>6.796635395</text:p>
          </table:table-cell>
          <table:table-cell table:number-columns-repeated="2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6.795513" calcext:value-type="float">
            <text:p>6.795513</text:p>
          </table:table-cell>
          <table:table-cell office:value-type="float" office:value="6.797532295" calcext:value-type="float">
            <text:p>6.797532295</text:p>
          </table:table-cell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6.795523" calcext:value-type="float">
            <text:p>6.795523</text:p>
          </table:table-cell>
          <table:table-cell office:value-type="float" office:value="6.797806065" calcext:value-type="float">
            <text:p>6.797806065</text:p>
          </table:table-cell>
          <table:table-cell table:number-columns-repeated="2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6.794959" calcext:value-type="float">
            <text:p>6.794959</text:p>
          </table:table-cell>
          <table:table-cell office:value-type="float" office:value="6.797949605" calcext:value-type="float">
            <text:p>6.797949605</text:p>
          </table:table-cell>
          <table:table-cell table:number-columns-repeated="2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6.793792" calcext:value-type="float">
            <text:p>6.793792</text:p>
          </table:table-cell>
          <table:table-cell office:value-type="float" office:value="6.79804292" calcext:value-type="float">
            <text:p>6.79804292</text:p>
          </table:table-cell>
          <table:table-cell table:number-columns-repeated="2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6.79201" calcext:value-type="float">
            <text:p>6.79201</text:p>
          </table:table-cell>
          <table:table-cell office:value-type="float" office:value="6.798115875" calcext:value-type="float">
            <text:p>6.798115875</text:p>
          </table:table-cell>
          <table:table-cell table:number-columns-repeated="2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6.789612" calcext:value-type="float">
            <text:p>6.789612</text:p>
          </table:table-cell>
          <table:table-cell office:value-type="float" office:value="6.79818405" calcext:value-type="float">
            <text:p>6.79818405</text:p>
          </table:table-cell>
          <table:table-cell table:number-columns-repeated="2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6.786593" calcext:value-type="float">
            <text:p>6.786593</text:p>
          </table:table-cell>
          <table:table-cell office:value-type="float" office:value="6.798257145" calcext:value-type="float">
            <text:p>6.798257145</text:p>
          </table:table-cell>
          <table:table-cell table:number-columns-repeated="2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6.782918" calcext:value-type="float">
            <text:p>6.782918</text:p>
          </table:table-cell>
          <table:table-cell office:value-type="float" office:value="6.79834188" calcext:value-type="float">
            <text:p>6.79834188</text:p>
          </table:table-cell>
          <table:table-cell table:number-columns-repeated="2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6.778461" calcext:value-type="float">
            <text:p>6.778461</text:p>
          </table:table-cell>
          <table:table-cell office:value-type="float" office:value="6.79844337" calcext:value-type="float">
            <text:p>6.79844337</text:p>
          </table:table-cell>
          <table:table-cell table:number-columns-repeated="2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6.772886" calcext:value-type="float">
            <text:p>6.772886</text:p>
          </table:table-cell>
          <table:table-cell office:value-type="float" office:value="6.798566215" calcext:value-type="float">
            <text:p>6.798566215</text:p>
          </table:table-cell>
          <table:table-cell table:number-columns-repeated="2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6.76532" calcext:value-type="float">
            <text:p>6.76532</text:p>
          </table:table-cell>
          <table:table-cell office:value-type="float" office:value="6.798715945" calcext:value-type="float">
            <text:p>6.798715945</text:p>
          </table:table-cell>
          <table:table-cell table:number-columns-repeated="2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6.753216" calcext:value-type="float">
            <text:p>6.753216</text:p>
          </table:table-cell>
          <table:table-cell office:value-type="float" office:value="6.798901995" calcext:value-type="float">
            <text:p>6.798901995</text:p>
          </table:table-cell>
          <table:table-cell table:number-columns-repeated="2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6.72633" calcext:value-type="float">
            <text:p>6.72633</text:p>
          </table:table-cell>
          <table:table-cell office:value-type="float" office:value="6.799146305" calcext:value-type="float">
            <text:p>6.799146305</text:p>
          </table:table-cell>
          <table:table-cell table:number-columns-repeated="2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6.565932" calcext:value-type="float">
            <text:p>6.565932</text:p>
          </table:table-cell>
          <table:table-cell office:value-type="float" office:value="6.799522025" calcext:value-type="float">
            <text:p>6.799522025</text:p>
          </table:table-cell>
          <table:table-cell table:number-columns-repeated="2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6.920847" calcext:value-type="float">
            <text:p>6.920847</text:p>
          </table:table-cell>
          <table:table-cell office:value-type="float" office:value="6.80069616" calcext:value-type="float">
            <text:p>6.80069616</text:p>
          </table:table-cell>
          <table:table-cell table:number-columns-repeated="2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6.83694" calcext:value-type="float">
            <text:p>6.83694</text:p>
          </table:table-cell>
          <table:table-cell office:value-type="float" office:value="6.80009198" calcext:value-type="float">
            <text:p>6.80009198</text:p>
          </table:table-cell>
          <table:table-cell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6.817315" calcext:value-type="float">
            <text:p>6.817315</text:p>
          </table:table-cell>
          <table:table-cell office:value-type="float" office:value="6.79990407" calcext:value-type="float">
            <text:p>6.79990407</text:p>
          </table:table-cell>
          <table:table-cell table:number-columns-repeated="2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6.808945" calcext:value-type="float">
            <text:p>6.808945</text:p>
          </table:table-cell>
          <table:table-cell office:value-type="float" office:value="6.799812445" calcext:value-type="float">
            <text:p>6.799812445</text:p>
          </table:table-cell>
          <table:table-cell table:number-columns-repeated="2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6.80466" calcext:value-type="float">
            <text:p>6.80466</text:p>
          </table:table-cell>
          <table:table-cell office:value-type="float" office:value="6.799763745" calcext:value-type="float">
            <text:p>6.799763745</text:p>
          </table:table-cell>
          <table:table-cell table:number-columns-repeated="2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6.802327" calcext:value-type="float">
            <text:p>6.802327</text:p>
          </table:table-cell>
          <table:table-cell office:value-type="float" office:value="6.799743195" calcext:value-type="float">
            <text:p>6.799743195</text:p>
          </table:table-cell>
          <table:table-cell table:number-columns-repeated="2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6.801043" calcext:value-type="float">
            <text:p>6.801043</text:p>
          </table:table-cell>
          <table:table-cell office:value-type="float" office:value="6.799753015" calcext:value-type="float">
            <text:p>6.799753015</text:p>
          </table:table-cell>
          <table:table-cell table:number-columns-repeated="2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6.800326" calcext:value-type="float">
            <text:p>6.800326</text:p>
          </table:table-cell>
          <table:table-cell office:value-type="float" office:value="6.79982161" calcext:value-type="float">
            <text:p>6.79982161</text:p>
          </table:table-cell>
          <table:table-cell table:number-columns-repeated="2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6.799881" calcext:value-type="float">
            <text:p>6.799881</text:p>
          </table:table-cell>
          <table:table-cell office:value-type="float" office:value="6.800156545" calcext:value-type="float">
            <text:p>6.800156545</text:p>
          </table:table-cell>
          <table:table-cell table:number-columns-repeated="2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6.79951" calcext:value-type="float">
            <text:p>6.79951</text:p>
          </table:table-cell>
          <table:table-cell office:value-type="float" office:value="6.799572" calcext:value-type="float">
            <text:p>6.799572</text:p>
          </table:table-cell>
          <table:table-cell table:number-columns-repeated="2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6.799083" calcext:value-type="float">
            <text:p>6.799083</text:p>
          </table:table-cell>
          <table:table-cell office:value-type="float" office:value="6.799338045" calcext:value-type="float">
            <text:p>6.799338045</text:p>
          </table:table-cell>
          <table:table-cell table:number-columns-repeated="2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6.79852" calcext:value-type="float">
            <text:p>6.79852</text:p>
          </table:table-cell>
          <table:table-cell office:value-type="float" office:value="6.79917107" calcext:value-type="float">
            <text:p>6.79917107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6.797782" calcext:value-type="float">
            <text:p>6.797782</text:p>
          </table:table-cell>
          <table:table-cell office:value-type="float" office:value="6.799035735" calcext:value-type="float">
            <text:p>6.799035735</text:p>
          </table:table-cell>
          <table:table-cell table:number-columns-repeated="2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6.796874" calcext:value-type="float">
            <text:p>6.796874</text:p>
          </table:table-cell>
          <table:table-cell office:value-type="float" office:value="6.7989216" calcext:value-type="float">
            <text:p>6.7989216</text:p>
          </table:table-cell>
          <table:table-cell table:number-columns-repeated="2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6.795838" calcext:value-type="float">
            <text:p>6.795838</text:p>
          </table:table-cell>
          <table:table-cell office:value-type="float" office:value="6.798824445" calcext:value-type="float">
            <text:p>6.798824445</text:p>
          </table:table-cell>
          <table:table-cell table:number-columns-repeated="2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6.794754" calcext:value-type="float">
            <text:p>6.794754</text:p>
          </table:table-cell>
          <table:table-cell office:value-type="float" office:value="6.798741915" calcext:value-type="float">
            <text:p>6.798741915</text:p>
          </table:table-cell>
          <table:table-cell table:number-columns-repeated="2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6.793744" calcext:value-type="float">
            <text:p>6.793744</text:p>
          </table:table-cell>
          <table:table-cell office:value-type="float" office:value="6.79867195" calcext:value-type="float">
            <text:p>6.79867195</text:p>
          </table:table-cell>
          <table:table-cell table:number-columns-repeated="2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6.792985" calcext:value-type="float">
            <text:p>6.792985</text:p>
          </table:table-cell>
          <table:table-cell office:value-type="float" office:value="6.79861204" calcext:value-type="float">
            <text:p>6.79861204</text:p>
          </table:table-cell>
          <table:table-cell table:number-columns-repeated="2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6.792749" calcext:value-type="float">
            <text:p>6.792749</text:p>
          </table:table-cell>
          <table:table-cell office:value-type="float" office:value="6.79855873" calcext:value-type="float">
            <text:p>6.79855873</text:p>
          </table:table-cell>
          <table:table-cell table:number-columns-repeated="2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6.793516" calcext:value-type="float">
            <text:p>6.793516</text:p>
          </table:table-cell>
          <table:table-cell office:value-type="float" office:value="6.79850708" calcext:value-type="float">
            <text:p>6.79850708</text:p>
          </table:table-cell>
          <table:table-cell table:number-columns-repeated="2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6.796399" calcext:value-type="float">
            <text:p>6.796399</text:p>
          </table:table-cell>
          <table:table-cell office:value-type="float" office:value="6.7984496" calcext:value-type="float">
            <text:p>6.7984496</text:p>
          </table:table-cell>
          <table:table-cell table:number-columns-repeated="2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6.805258" calcext:value-type="float">
            <text:p>6.805258</text:p>
          </table:table-cell>
          <table:table-cell office:value-type="float" office:value="6.79837313" calcext:value-type="float">
            <text:p>6.79837313</text:p>
          </table:table-cell>
          <table:table-cell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6.854665" calcext:value-type="float">
            <text:p>6.854665</text:p>
          </table:table-cell>
          <table:table-cell office:value-type="float" office:value="6.79824511" calcext:value-type="float">
            <text:p>6.79824511</text:p>
          </table:table-cell>
          <table:table-cell table:number-columns-repeated="2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6.70596" calcext:value-type="float">
            <text:p>6.70596</text:p>
          </table:table-cell>
          <table:table-cell office:value-type="float" office:value="6.79786001" calcext:value-type="float">
            <text:p>6.79786001</text:p>
          </table:table-cell>
          <table:table-cell table:number-columns-repeated="2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6.754626" calcext:value-type="float">
            <text:p>6.754626</text:p>
          </table:table-cell>
          <table:table-cell office:value-type="float" office:value="6.79820541" calcext:value-type="float">
            <text:p>6.79820541</text:p>
          </table:table-cell>
          <table:table-cell table:number-columns-repeated="2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6.764728" calcext:value-type="float">
            <text:p>6.764728</text:p>
          </table:table-cell>
          <table:table-cell office:value-type="float" office:value="6.798291055" calcext:value-type="float">
            <text:p>6.798291055</text:p>
          </table:table-cell>
          <table:table-cell table:number-columns-repeated="2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6.769495" calcext:value-type="float">
            <text:p>6.769495</text:p>
          </table:table-cell>
          <table:table-cell office:value-type="float" office:value="6.79830545" calcext:value-type="float">
            <text:p>6.79830545</text:p>
          </table:table-cell>
          <table:table-cell table:number-columns-repeated="2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6.772592" calcext:value-type="float">
            <text:p>6.772592</text:p>
          </table:table-cell>
          <table:table-cell office:value-type="float" office:value="6.798268915" calcext:value-type="float">
            <text:p>6.798268915</text:p>
          </table:table-cell>
          <table:table-cell table:number-columns-repeated="2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6.774953" calcext:value-type="float">
            <text:p>6.774953</text:p>
          </table:table-cell>
          <table:table-cell office:value-type="float" office:value="6.79817876" calcext:value-type="float">
            <text:p>6.79817876</text:p>
          </table:table-cell>
          <table:table-cell table:number-columns-repeated="2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6.776876" calcext:value-type="float">
            <text:p>6.776876</text:p>
          </table:table-cell>
          <table:table-cell office:value-type="float" office:value="6.798015375" calcext:value-type="float">
            <text:p>6.798015375</text:p>
          </table:table-cell>
          <table:table-cell table:number-columns-repeated="2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6.778443" calcext:value-type="float">
            <text:p>6.778443</text:p>
          </table:table-cell>
          <table:table-cell office:value-type="float" office:value="6.79771592" calcext:value-type="float">
            <text:p>6.79771592</text:p>
          </table:table-cell>
          <table:table-cell table:number-columns-repeated="2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6.779653" calcext:value-type="float">
            <text:p>6.779653</text:p>
          </table:table-cell>
          <table:table-cell office:value-type="float" office:value="6.796940945" calcext:value-type="float">
            <text:p>6.796940945</text:p>
          </table:table-cell>
          <table:table-cell table:number-columns-repeated="2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6.780468" calcext:value-type="float">
            <text:p>6.780468</text:p>
          </table:table-cell>
          <table:table-cell office:value-type="float" office:value="6.798996535" calcext:value-type="float">
            <text:p>6.798996535</text:p>
          </table:table-cell>
          <table:table-cell table:number-columns-repeated="2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6.780844" calcext:value-type="float">
            <text:p>6.780844</text:p>
          </table:table-cell>
          <table:table-cell office:value-type="float" office:value="6.799459385" calcext:value-type="float">
            <text:p>6.799459385</text:p>
          </table:table-cell>
          <table:table-cell table:number-columns-repeated="2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6.780735" calcext:value-type="float">
            <text:p>6.780735</text:p>
          </table:table-cell>
          <table:table-cell office:value-type="float" office:value="6.799726555" calcext:value-type="float">
            <text:p>6.799726555</text:p>
          </table:table-cell>
          <table:table-cell table:number-columns-repeated="2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6.780104" calcext:value-type="float">
            <text:p>6.780104</text:p>
          </table:table-cell>
          <table:table-cell office:value-type="float" office:value="6.799921415" calcext:value-type="float">
            <text:p>6.799921415</text:p>
          </table:table-cell>
          <table:table-cell table:number-columns-repeated="2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6.778921" calcext:value-type="float">
            <text:p>6.778921</text:p>
          </table:table-cell>
          <table:table-cell office:value-type="float" office:value="6.80008348" calcext:value-type="float">
            <text:p>6.80008348</text:p>
          </table:table-cell>
          <table:table-cell table:number-columns-repeated="2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6.777155" calcext:value-type="float">
            <text:p>6.777155</text:p>
          </table:table-cell>
          <table:table-cell office:value-type="float" office:value="6.80023176" calcext:value-type="float">
            <text:p>6.80023176</text:p>
          </table:table-cell>
          <table:table-cell table:number-columns-repeated="2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6.774764" calcext:value-type="float">
            <text:p>6.774764</text:p>
          </table:table-cell>
          <table:table-cell office:value-type="float" office:value="6.800377665" calcext:value-type="float">
            <text:p>6.800377665</text:p>
          </table:table-cell>
          <table:table-cell table:number-columns-repeated="2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6.771666" calcext:value-type="float">
            <text:p>6.771666</text:p>
          </table:table-cell>
          <table:table-cell office:value-type="float" office:value="6.80052911" calcext:value-type="float">
            <text:p>6.80052911</text:p>
          </table:table-cell>
          <table:table-cell table:number-columns-repeated="2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6.767681" calcext:value-type="float">
            <text:p>6.767681</text:p>
          </table:table-cell>
          <table:table-cell office:value-type="float" office:value="6.80069232" calcext:value-type="float">
            <text:p>6.80069232</text:p>
          </table:table-cell>
          <table:table-cell table:number-columns-repeated="2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6.762414" calcext:value-type="float">
            <text:p>6.762414</text:p>
          </table:table-cell>
          <table:table-cell office:value-type="float" office:value="6.8008731" calcext:value-type="float">
            <text:p>6.8008731</text:p>
          </table:table-cell>
          <table:table-cell table:number-columns-repeated="2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6.754943" calcext:value-type="float">
            <text:p>6.754943</text:p>
          </table:table-cell>
          <table:table-cell office:value-type="float" office:value="6.801078365" calcext:value-type="float">
            <text:p>6.801078365</text:p>
          </table:table-cell>
          <table:table-cell table:number-columns-repeated="2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6.742819" calcext:value-type="float">
            <text:p>6.742819</text:p>
          </table:table-cell>
          <table:table-cell office:value-type="float" office:value="6.801319055" calcext:value-type="float">
            <text:p>6.801319055</text:p>
          </table:table-cell>
          <table:table-cell table:number-columns-repeated="2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6.717502" calcext:value-type="float">
            <text:p>6.717502</text:p>
          </table:table-cell>
          <table:table-cell office:value-type="float" office:value="6.80161803" calcext:value-type="float">
            <text:p>6.80161803</text:p>
          </table:table-cell>
          <table:table-cell table:number-columns-repeated="2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6.618755" calcext:value-type="float">
            <text:p>6.618755</text:p>
          </table:table-cell>
          <table:table-cell office:value-type="float" office:value="6.80204071" calcext:value-type="float">
            <text:p>6.80204071</text:p>
          </table:table-cell>
          <table:table-cell table:number-columns-repeated="2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7.110055" calcext:value-type="float">
            <text:p>7.110055</text:p>
          </table:table-cell>
          <table:table-cell office:value-type="float" office:value="6.80295376" calcext:value-type="float">
            <text:p>6.80295376</text:p>
          </table:table-cell>
          <table:table-cell table:number-columns-repeated="2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6.864301" calcext:value-type="float">
            <text:p>6.864301</text:p>
          </table:table-cell>
          <table:table-cell office:value-type="float" office:value="6.801406715" calcext:value-type="float">
            <text:p>6.801406715</text:p>
          </table:table-cell>
          <table:table-cell table:number-columns-repeated="2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6.829624" calcext:value-type="float">
            <text:p>6.829624</text:p>
          </table:table-cell>
          <table:table-cell office:value-type="float" office:value="6.80108507" calcext:value-type="float">
            <text:p>6.80108507</text:p>
          </table:table-cell>
          <table:table-cell table:number-columns-repeated="2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6.816274" calcext:value-type="float">
            <text:p>6.816274</text:p>
          </table:table-cell>
          <table:table-cell office:value-type="float" office:value="6.80093438" calcext:value-type="float">
            <text:p>6.80093438</text:p>
          </table:table-cell>
          <table:table-cell table:number-columns-repeated="2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6.809622" calcext:value-type="float">
            <text:p>6.809622</text:p>
          </table:table-cell>
          <table:table-cell office:value-type="float" office:value="6.800850095" calcext:value-type="float">
            <text:p>6.800850095</text:p>
          </table:table-cell>
          <table:table-cell table:number-columns-repeated="2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6.805956" calcext:value-type="float">
            <text:p>6.805956</text:p>
          </table:table-cell>
          <table:table-cell office:value-type="float" office:value="6.80080278" calcext:value-type="float">
            <text:p>6.80080278</text:p>
          </table:table-cell>
          <table:table-cell table:number-columns-repeated="2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.803858" calcext:value-type="float">
            <text:p>6.803858</text:p>
          </table:table-cell>
          <table:table-cell office:value-type="float" office:value="6.80078583" calcext:value-type="float">
            <text:p>6.80078583</text:p>
          </table:table-cell>
          <table:table-cell table:number-columns-repeated="2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6.802637" calcext:value-type="float">
            <text:p>6.802637</text:p>
          </table:table-cell>
          <table:table-cell office:value-type="float" office:value="6.80081252" calcext:value-type="float">
            <text:p>6.80081252</text:p>
          </table:table-cell>
          <table:table-cell table:number-columns-repeated="2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6.801898" calcext:value-type="float">
            <text:p>6.801898</text:p>
          </table:table-cell>
          <table:table-cell office:value-type="float" office:value="6.80097343" calcext:value-type="float">
            <text:p>6.80097343</text:p>
          </table:table-cell>
          <table:table-cell table:number-columns-repeated="2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6.801391" calcext:value-type="float">
            <text:p>6.801391</text:p>
          </table:table-cell>
          <table:table-cell office:value-type="float" office:value="6.799833985" calcext:value-type="float">
            <text:p>6.799833985</text:p>
          </table:table-cell>
          <table:table-cell table:number-columns-repeated="2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6.800949" calcext:value-type="float">
            <text:p>6.800949</text:p>
          </table:table-cell>
          <table:table-cell office:value-type="float" office:value="6.79959408" calcext:value-type="float">
            <text:p>6.79959408</text:p>
          </table:table-cell>
          <table:table-cell table:number-columns-repeated="2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6.800465" calcext:value-type="float">
            <text:p>6.800465</text:p>
          </table:table-cell>
          <table:table-cell office:value-type="float" office:value="6.799432975" calcext:value-type="float">
            <text:p>6.799432975</text:p>
          </table:table-cell>
          <table:table-cell table:number-columns-repeated="2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6.799876" calcext:value-type="float">
            <text:p>6.799876</text:p>
          </table:table-cell>
          <table:table-cell office:value-type="float" office:value="6.799304845" calcext:value-type="float">
            <text:p>6.799304845</text:p>
          </table:table-cell>
          <table:table-cell table:number-columns-repeated="2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6.79916" calcext:value-type="float">
            <text:p>6.79916</text:p>
          </table:table-cell>
          <table:table-cell office:value-type="float" office:value="6.79919797" calcext:value-type="float">
            <text:p>6.79919797</text:p>
          </table:table-cell>
          <table:table-cell table:number-columns-repeated="2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6.798335" calcext:value-type="float">
            <text:p>6.798335</text:p>
          </table:table-cell>
          <table:table-cell office:value-type="float" office:value="6.799108185" calcext:value-type="float">
            <text:p>6.799108185</text:p>
          </table:table-cell>
          <table:table-cell table:number-columns-repeated="2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6.797451" calcext:value-type="float">
            <text:p>6.797451</text:p>
          </table:table-cell>
          <table:table-cell office:value-type="float" office:value="6.7990336" calcext:value-type="float">
            <text:p>6.7990336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.796602" calcext:value-type="float">
            <text:p>6.796602</text:p>
          </table:table-cell>
          <table:table-cell office:value-type="float" office:value="6.79897287" calcext:value-type="float">
            <text:p>6.79897287</text:p>
          </table:table-cell>
          <table:table-cell table:number-columns-repeated="2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6.79593" calcext:value-type="float">
            <text:p>6.79593</text:p>
          </table:table-cell>
          <table:table-cell office:value-type="float" office:value="6.798924365" calcext:value-type="float">
            <text:p>6.798924365</text:p>
          </table:table-cell>
          <table:table-cell table:number-columns-repeated="2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6.795657" calcext:value-type="float">
            <text:p>6.795657</text:p>
          </table:table-cell>
          <table:table-cell office:value-type="float" office:value="6.79888567" calcext:value-type="float">
            <text:p>6.79888567</text:p>
          </table:table-cell>
          <table:table-cell table:number-columns-repeated="2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6.796173" calcext:value-type="float">
            <text:p>6.796173</text:p>
          </table:table-cell>
          <table:table-cell office:value-type="float" office:value="6.79885308" calcext:value-type="float">
            <text:p>6.79885308</text:p>
          </table:table-cell>
          <table:table-cell table:number-columns-repeated="2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6.798325" calcext:value-type="float">
            <text:p>6.798325</text:p>
          </table:table-cell>
          <table:table-cell office:value-type="float" office:value="6.79882072" calcext:value-type="float">
            <text:p>6.79882072</text:p>
          </table:table-cell>
          <table:table-cell table:number-columns-repeated="2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6.804706" calcext:value-type="float">
            <text:p>6.804706</text:p>
          </table:table-cell>
          <table:table-cell office:value-type="float" office:value="6.798778255" calcext:value-type="float">
            <text:p>6.798778255</text:p>
          </table:table-cell>
          <table:table-cell table:number-columns-repeated="2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6.830985" calcext:value-type="float">
            <text:p>6.830985</text:p>
          </table:table-cell>
          <table:table-cell office:value-type="float" office:value="6.79870216" calcext:value-type="float">
            <text:p>6.79870216</text:p>
          </table:table-cell>
          <table:table-cell table:number-columns-repeated="2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6.616308" calcext:value-type="float">
            <text:p>6.616308</text:p>
          </table:table-cell>
          <table:table-cell office:value-type="float" office:value="6.79849031" calcext:value-type="float">
            <text:p>6.79849031</text:p>
          </table:table-cell>
          <table:table-cell table:number-columns-repeated="2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6.750983" calcext:value-type="float">
            <text:p>6.750983</text:p>
          </table:table-cell>
          <table:table-cell office:value-type="float" office:value="6.79934453" calcext:value-type="float">
            <text:p>6.79934453</text:p>
          </table:table-cell>
          <table:table-cell table:number-columns-repeated="2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6.764555" calcext:value-type="float">
            <text:p>6.764555</text:p>
          </table:table-cell>
          <table:table-cell office:value-type="float" office:value="6.799514585" calcext:value-type="float">
            <text:p>6.799514585</text:p>
          </table:table-cell>
          <table:table-cell table:number-columns-repeated="2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6.769869" calcext:value-type="float">
            <text:p>6.769869</text:p>
          </table:table-cell>
          <table:table-cell office:value-type="float" office:value="6.799601595" calcext:value-type="float">
            <text:p>6.799601595</text:p>
          </table:table-cell>
          <table:table-cell table:number-columns-repeated="2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6.77291" calcext:value-type="float">
            <text:p>6.77291</text:p>
          </table:table-cell>
          <table:table-cell office:value-type="float" office:value="6.799640615" calcext:value-type="float">
            <text:p>6.799640615</text:p>
          </table:table-cell>
          <table:table-cell table:number-columns-repeated="2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6.775028" calcext:value-type="float">
            <text:p>6.775028</text:p>
          </table:table-cell>
          <table:table-cell office:value-type="float" office:value="6.799632845" calcext:value-type="float">
            <text:p>6.799632845</text:p>
          </table:table-cell>
          <table:table-cell table:number-columns-repeated="2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6.77665" calcext:value-type="float">
            <text:p>6.77665</text:p>
          </table:table-cell>
          <table:table-cell office:value-type="float" office:value="6.799563085" calcext:value-type="float">
            <text:p>6.799563085</text:p>
          </table:table-cell>
          <table:table-cell table:number-columns-repeated="2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6.777919" calcext:value-type="float">
            <text:p>6.777919</text:p>
          </table:table-cell>
          <table:table-cell office:value-type="float" office:value="6.79938399" calcext:value-type="float">
            <text:p>6.79938399</text:p>
          </table:table-cell>
          <table:table-cell table:number-columns-repeated="2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6.778863" calcext:value-type="float">
            <text:p>6.778863</text:p>
          </table:table-cell>
          <table:table-cell office:value-type="float" office:value="6.798890625" calcext:value-type="float">
            <text:p>6.798890625</text:p>
          </table:table-cell>
          <table:table-cell table:number-columns-repeated="2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6.779464" calcext:value-type="float">
            <text:p>6.779464</text:p>
          </table:table-cell>
          <table:table-cell office:value-type="float" office:value="6.81215154" calcext:value-type="float">
            <text:p>6.81215154</text:p>
          </table:table-cell>
          <table:table-cell table:number-columns-repeated="2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6.779688" calcext:value-type="float">
            <text:p>6.779688</text:p>
          </table:table-cell>
          <table:table-cell office:value-type="float" office:value="6.812793845" calcext:value-type="float">
            <text:p>6.812793845</text:p>
          </table:table-cell>
          <table:table-cell table:number-columns-repeated="2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6.779493" calcext:value-type="float">
            <text:p>6.779493</text:p>
          </table:table-cell>
          <table:table-cell office:value-type="float" office:value="6.813167625" calcext:value-type="float">
            <text:p>6.813167625</text:p>
          </table:table-cell>
          <table:table-cell table:number-columns-repeated="2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6.778845" calcext:value-type="float">
            <text:p>6.778845</text:p>
          </table:table-cell>
          <table:table-cell office:value-type="float" office:value="6.813451405" calcext:value-type="float">
            <text:p>6.813451405</text:p>
          </table:table-cell>
          <table:table-cell table:number-columns-repeated="2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6.777712" calcext:value-type="float">
            <text:p>6.777712</text:p>
          </table:table-cell>
          <table:table-cell office:value-type="float" office:value="6.8136934" calcext:value-type="float">
            <text:p>6.8136934</text:p>
          </table:table-cell>
          <table:table-cell table:number-columns-repeated="2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6.776064" calcext:value-type="float">
            <text:p>6.776064</text:p>
          </table:table-cell>
          <table:table-cell office:value-type="float" office:value="6.813914805" calcext:value-type="float">
            <text:p>6.813914805</text:p>
          </table:table-cell>
          <table:table-cell table:number-columns-repeated="2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6.773861" calcext:value-type="float">
            <text:p>6.773861</text:p>
          </table:table-cell>
          <table:table-cell office:value-type="float" office:value="6.8141276" calcext:value-type="float">
            <text:p>6.8141276</text:p>
          </table:table-cell>
          <table:table-cell table:number-columns-repeated="2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6.771033" calcext:value-type="float">
            <text:p>6.771033</text:p>
          </table:table-cell>
          <table:table-cell office:value-type="float" office:value="6.814339745" calcext:value-type="float">
            <text:p>6.814339745</text:p>
          </table:table-cell>
          <table:table-cell table:number-columns-repeated="2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6.767431" calcext:value-type="float">
            <text:p>6.767431</text:p>
          </table:table-cell>
          <table:table-cell office:value-type="float" office:value="6.814557295" calcext:value-type="float">
            <text:p>6.814557295</text:p>
          </table:table-cell>
          <table:table-cell table:number-columns-repeated="2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6.762734" calcext:value-type="float">
            <text:p>6.762734</text:p>
          </table:table-cell>
          <table:table-cell office:value-type="float" office:value="6.814785695" calcext:value-type="float">
            <text:p>6.814785695</text:p>
          </table:table-cell>
          <table:table-cell table:number-columns-repeated="2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6.756215" calcext:value-type="float">
            <text:p>6.756215</text:p>
          </table:table-cell>
          <table:table-cell office:value-type="float" office:value="6.815031125" calcext:value-type="float">
            <text:p>6.815031125</text:p>
          </table:table-cell>
          <table:table-cell table:number-columns-repeated="2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6.746045" calcext:value-type="float">
            <text:p>6.746045</text:p>
          </table:table-cell>
          <table:table-cell office:value-type="float" office:value="6.81530286" calcext:value-type="float">
            <text:p>6.81530286</text:p>
          </table:table-cell>
          <table:table-cell table:number-columns-repeated="2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6.726463" calcext:value-type="float">
            <text:p>6.726463</text:p>
          </table:table-cell>
          <table:table-cell office:value-type="float" office:value="6.815619025" calcext:value-type="float">
            <text:p>6.815619025</text:p>
          </table:table-cell>
          <table:table-cell table:number-columns-repeated="2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6.667124" calcext:value-type="float">
            <text:p>6.667124</text:p>
          </table:table-cell>
          <table:table-cell office:value-type="float" office:value="6.816026455" calcext:value-type="float">
            <text:p>6.816026455</text:p>
          </table:table-cell>
          <table:table-cell table:number-columns-repeated="2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.989442" calcext:value-type="float">
            <text:p>8.989442</text:p>
          </table:table-cell>
          <table:table-cell office:value-type="float" office:value="6.816723825" calcext:value-type="float">
            <text:p>6.816723825</text:p>
          </table:table-cell>
          <table:table-cell table:number-columns-repeated="2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6.886362" calcext:value-type="float">
            <text:p>6.886362</text:p>
          </table:table-cell>
          <table:table-cell office:value-type="float" office:value="6.80580304" calcext:value-type="float">
            <text:p>6.80580304</text:p>
          </table:table-cell>
          <table:table-cell table:number-columns-repeated="2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6.836245" calcext:value-type="float">
            <text:p>6.836245</text:p>
          </table:table-cell>
          <table:table-cell office:value-type="float" office:value="6.805391815" calcext:value-type="float">
            <text:p>6.805391815</text:p>
          </table:table-cell>
          <table:table-cell table:number-columns-repeated="2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6.819631" calcext:value-type="float">
            <text:p>6.819631</text:p>
          </table:table-cell>
          <table:table-cell office:value-type="float" office:value="6.805226865" calcext:value-type="float">
            <text:p>6.805226865</text:p>
          </table:table-cell>
          <table:table-cell table:number-columns-repeated="2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6.811849" calcext:value-type="float">
            <text:p>6.811849</text:p>
          </table:table-cell>
          <table:table-cell office:value-type="float" office:value="6.80514347" calcext:value-type="float">
            <text:p>6.80514347</text:p>
          </table:table-cell>
          <table:table-cell table:number-columns-repeated="2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6.807708" calcext:value-type="float">
            <text:p>6.807708</text:p>
          </table:table-cell>
          <table:table-cell office:value-type="float" office:value="6.80510244" calcext:value-type="float">
            <text:p>6.80510244</text:p>
          </table:table-cell>
          <table:table-cell table:number-columns-repeated="2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6.805394" calcext:value-type="float">
            <text:p>6.805394</text:p>
          </table:table-cell>
          <table:table-cell office:value-type="float" office:value="6.80509511" calcext:value-type="float">
            <text:p>6.80509511</text:p>
          </table:table-cell>
          <table:table-cell table:number-columns-repeated="2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6.804071" calcext:value-type="float">
            <text:p>6.804071</text:p>
          </table:table-cell>
          <table:table-cell office:value-type="float" office:value="6.805134675" calcext:value-type="float">
            <text:p>6.805134675</text:p>
          </table:table-cell>
          <table:table-cell table:number-columns-repeated="2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6.803278" calcext:value-type="float">
            <text:p>6.803278</text:p>
          </table:table-cell>
          <table:table-cell office:value-type="float" office:value="6.80529987" calcext:value-type="float">
            <text:p>6.80529987</text:p>
          </table:table-cell>
          <table:table-cell table:number-columns-repeated="2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6.802729" calcext:value-type="float">
            <text:p>6.802729</text:p>
          </table:table-cell>
          <table:table-cell office:value-type="float" office:value="6.8143408" calcext:value-type="float">
            <text:p>6.8143408</text:p>
          </table:table-cell>
          <table:table-cell table:number-columns-repeated="2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6.80224" calcext:value-type="float">
            <text:p>6.80224</text:p>
          </table:table-cell>
          <table:table-cell office:value-type="float" office:value="6.81398756" calcext:value-type="float">
            <text:p>6.81398756</text:p>
          </table:table-cell>
          <table:table-cell table:number-columns-repeated="2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6.801687" calcext:value-type="float">
            <text:p>6.801687</text:p>
          </table:table-cell>
          <table:table-cell office:value-type="float" office:value="6.813772005" calcext:value-type="float">
            <text:p>6.813772005</text:p>
          </table:table-cell>
          <table:table-cell table:number-columns-repeated="2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6.801" calcext:value-type="float">
            <text:p>6.801</text:p>
          </table:table-cell>
          <table:table-cell office:value-type="float" office:value="6.813604505" calcext:value-type="float">
            <text:p>6.813604505</text:p>
          </table:table-cell>
          <table:table-cell table:number-columns-repeated="2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6.80015" calcext:value-type="float">
            <text:p>6.80015</text:p>
          </table:table-cell>
          <table:table-cell office:value-type="float" office:value="6.81346441" calcext:value-type="float">
            <text:p>6.81346441</text:p>
          </table:table-cell>
          <table:table-cell table:number-columns-repeated="2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6.799146" calcext:value-type="float">
            <text:p>6.799146</text:p>
          </table:table-cell>
          <table:table-cell office:value-type="float" office:value="6.81334428" calcext:value-type="float">
            <text:p>6.81334428</text:p>
          </table:table-cell>
          <table:table-cell table:number-columns-repeated="2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6.79803" calcext:value-type="float">
            <text:p>6.79803</text:p>
          </table:table-cell>
          <table:table-cell office:value-type="float" office:value="6.8132406" calcext:value-type="float">
            <text:p>6.8132406</text:p>
          </table:table-cell>
          <table:table-cell table:number-columns-repeated="2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6.796879" calcext:value-type="float">
            <text:p>6.796879</text:p>
          </table:table-cell>
          <table:table-cell office:value-type="float" office:value="6.813151065" calcext:value-type="float">
            <text:p>6.813151065</text:p>
          </table:table-cell>
          <table:table-cell table:number-columns-repeated="2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6.7958" calcext:value-type="float">
            <text:p>6.7958</text:p>
          </table:table-cell>
          <table:table-cell office:value-type="float" office:value="6.81307344" calcext:value-type="float">
            <text:p>6.81307344</text:p>
          </table:table-cell>
          <table:table-cell table:number-columns-repeated="2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6.794943" calcext:value-type="float">
            <text:p>6.794943</text:p>
          </table:table-cell>
          <table:table-cell office:value-type="float" office:value="6.81300505" calcext:value-type="float">
            <text:p>6.81300505</text:p>
          </table:table-cell>
          <table:table-cell table:number-columns-repeated="2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6.79453" calcext:value-type="float">
            <text:p>6.79453</text:p>
          </table:table-cell>
          <table:table-cell office:value-type="float" office:value="6.8129424" calcext:value-type="float">
            <text:p>6.8129424</text:p>
          </table:table-cell>
          <table:table-cell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6.794954" calcext:value-type="float">
            <text:p>6.794954</text:p>
          </table:table-cell>
          <table:table-cell office:value-type="float" office:value="6.812880775" calcext:value-type="float">
            <text:p>6.812880775</text:p>
          </table:table-cell>
          <table:table-cell table:number-columns-repeated="2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6.797202" calcext:value-type="float">
            <text:p>6.797202</text:p>
          </table:table-cell>
          <table:table-cell office:value-type="float" office:value="6.812813405" calcext:value-type="float">
            <text:p>6.812813405</text:p>
          </table:table-cell>
          <table:table-cell table:number-columns-repeated="2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6.80571" calcext:value-type="float">
            <text:p>6.80571</text:p>
          </table:table-cell>
          <table:table-cell office:value-type="float" office:value="6.812728515" calcext:value-type="float">
            <text:p>6.812728515</text:p>
          </table:table-cell>
          <table:table-cell table:number-columns-repeated="2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7.153542" calcext:value-type="float">
            <text:p>7.153542</text:p>
          </table:table-cell>
          <table:table-cell office:value-type="float" office:value="6.812592075" calcext:value-type="float">
            <text:p>6.812592075</text:p>
          </table:table-cell>
          <table:table-cell table:number-columns-repeated="2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6.766661" calcext:value-type="float">
            <text:p>6.766661</text:p>
          </table:table-cell>
          <table:table-cell office:value-type="float" office:value="6.810704635" calcext:value-type="float">
            <text:p>6.810704635</text:p>
          </table:table-cell>
          <table:table-cell table:number-columns-repeated="2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6.7779" calcext:value-type="float">
            <text:p>6.7779</text:p>
          </table:table-cell>
          <table:table-cell office:value-type="float" office:value="6.810736655" calcext:value-type="float">
            <text:p>6.810736655</text:p>
          </table:table-cell>
          <table:table-cell table:number-columns-repeated="2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6.782286" calcext:value-type="float">
            <text:p>6.782286</text:p>
          </table:table-cell>
          <table:table-cell office:value-type="float" office:value="6.810693795" calcext:value-type="float">
            <text:p>6.810693795</text:p>
          </table:table-cell>
          <table:table-cell table:number-columns-repeated="2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6.785221" calcext:value-type="float">
            <text:p>6.785221</text:p>
          </table:table-cell>
          <table:table-cell office:value-type="float" office:value="6.81060516" calcext:value-type="float">
            <text:p>6.81060516</text:p>
          </table:table-cell>
          <table:table-cell table:number-columns-repeated="2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6.787661" calcext:value-type="float">
            <text:p>6.787661</text:p>
          </table:table-cell>
          <table:table-cell office:value-type="float" office:value="6.81046963" calcext:value-type="float">
            <text:p>6.81046963</text:p>
          </table:table-cell>
          <table:table-cell table:number-columns-repeated="2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6.789842" calcext:value-type="float">
            <text:p>6.789842</text:p>
          </table:table-cell>
          <table:table-cell office:value-type="float" office:value="6.81027347" calcext:value-type="float">
            <text:p>6.81027347</text:p>
          </table:table-cell>
          <table:table-cell table:number-columns-repeated="2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6.791791" calcext:value-type="float">
            <text:p>6.791791</text:p>
          </table:table-cell>
          <table:table-cell office:value-type="float" office:value="6.80997887" calcext:value-type="float">
            <text:p>6.80997887</text:p>
          </table:table-cell>
          <table:table-cell table:number-columns-repeated="2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6.793459" calcext:value-type="float">
            <text:p>6.793459</text:p>
          </table:table-cell>
          <table:table-cell office:value-type="float" office:value="6.80944716" calcext:value-type="float">
            <text:p>6.80944716</text:p>
          </table:table-cell>
          <table:table-cell table:number-columns-repeated="2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6.794768" calcext:value-type="float">
            <text:p>6.794768</text:p>
          </table:table-cell>
          <table:table-cell office:value-type="float" office:value="6.806374815" calcext:value-type="float">
            <text:p>6.806374815</text:p>
          </table:table-cell>
          <table:table-cell table:number-columns-repeated="2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6.795633" calcext:value-type="float">
            <text:p>6.795633</text:p>
          </table:table-cell>
          <table:table-cell office:value-type="float" office:value="6.80706284" calcext:value-type="float">
            <text:p>6.80706284</text:p>
          </table:table-cell>
          <table:table-cell table:number-columns-repeated="2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6.795977" calcext:value-type="float">
            <text:p>6.795977</text:p>
          </table:table-cell>
          <table:table-cell office:value-type="float" office:value="6.807340475" calcext:value-type="float">
            <text:p>6.807340475</text:p>
          </table:table-cell>
          <table:table-cell table:number-columns-repeated="2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6.795735" calcext:value-type="float">
            <text:p>6.795735</text:p>
          </table:table-cell>
          <table:table-cell office:value-type="float" office:value="6.807503365" calcext:value-type="float">
            <text:p>6.807503365</text:p>
          </table:table-cell>
          <table:table-cell table:number-columns-repeated="2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6.79486" calcext:value-type="float">
            <text:p>6.79486</text:p>
          </table:table-cell>
          <table:table-cell office:value-type="float" office:value="6.807617065" calcext:value-type="float">
            <text:p>6.807617065</text:p>
          </table:table-cell>
          <table:table-cell table:number-columns-repeated="2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6.79332" calcext:value-type="float">
            <text:p>6.79332</text:p>
          </table:table-cell>
          <table:table-cell office:value-type="float" office:value="6.80770851" calcext:value-type="float">
            <text:p>6.80770851</text:p>
          </table:table-cell>
          <table:table-cell table:number-columns-repeated="2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6.791087" calcext:value-type="float">
            <text:p>6.791087</text:p>
          </table:table-cell>
          <table:table-cell office:value-type="float" office:value="6.807792415" calcext:value-type="float">
            <text:p>6.807792415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6.78812" calcext:value-type="float">
            <text:p>6.78812</text:p>
          </table:table-cell>
          <table:table-cell office:value-type="float" office:value="6.807878275" calcext:value-type="float">
            <text:p>6.807878275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6.784332" calcext:value-type="float">
            <text:p>6.784332</text:p>
          </table:table-cell>
          <table:table-cell office:value-type="float" office:value="6.807972985" calcext:value-type="float">
            <text:p>6.807972985</text:p>
          </table:table-cell>
          <table:table-cell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6.779511" calcext:value-type="float">
            <text:p>6.779511</text:p>
          </table:table-cell>
          <table:table-cell office:value-type="float" office:value="6.8080822" calcext:value-type="float">
            <text:p>6.8080822</text:p>
          </table:table-cell>
          <table:table-cell table:number-columns-repeated="2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6.773152" calcext:value-type="float">
            <text:p>6.773152</text:p>
          </table:table-cell>
          <table:table-cell office:value-type="float" office:value="6.808211585" calcext:value-type="float">
            <text:p>6.808211585</text:p>
          </table:table-cell>
          <table:table-cell table:number-columns-repeated="2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6.763975" calcext:value-type="float">
            <text:p>6.763975</text:p>
          </table:table-cell>
          <table:table-cell office:value-type="float" office:value="6.80836866" calcext:value-type="float">
            <text:p>6.80836866</text:p>
          </table:table-cell>
          <table:table-cell table:number-columns-repeated="2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6.748129" calcext:value-type="float">
            <text:p>6.748129</text:p>
          </table:table-cell>
          <table:table-cell office:value-type="float" office:value="6.808566975" calcext:value-type="float">
            <text:p>6.808566975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6.708321" calcext:value-type="float">
            <text:p>6.708321</text:p>
          </table:table-cell>
          <table:table-cell office:value-type="float" office:value="6.8088392" calcext:value-type="float">
            <text:p>6.8088392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6.233975" calcext:value-type="float">
            <text:p>6.233975</text:p>
          </table:table-cell>
          <table:table-cell office:value-type="float" office:value="6.80930455" calcext:value-type="float">
            <text:p>6.80930455</text:p>
          </table:table-cell>
          <table:table-cell table:number-columns-repeated="2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6.90997" calcext:value-type="float">
            <text:p>6.90997</text:p>
          </table:table-cell>
          <table:table-cell office:value-type="float" office:value="6.81213541" calcext:value-type="float">
            <text:p>6.81213541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6.843901" calcext:value-type="float">
            <text:p>6.843901</text:p>
          </table:table-cell>
          <table:table-cell office:value-type="float" office:value="6.81158026" calcext:value-type="float">
            <text:p>6.81158026</text:p>
          </table:table-cell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6.824711" calcext:value-type="float">
            <text:p>6.824711</text:p>
          </table:table-cell>
          <table:table-cell office:value-type="float" office:value="6.811350355" calcext:value-type="float">
            <text:p>6.811350355</text:p>
          </table:table-cell>
          <table:table-cell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6.815828" calcext:value-type="float">
            <text:p>6.815828</text:p>
          </table:table-cell>
          <table:table-cell office:value-type="float" office:value="6.811213355" calcext:value-type="float">
            <text:p>6.811213355</text:p>
          </table:table-cell>
          <table:table-cell table:number-columns-repeated="2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6.810955" calcext:value-type="float">
            <text:p>6.810955</text:p>
          </table:table-cell>
          <table:table-cell office:value-type="float" office:value="6.811121575" calcext:value-type="float">
            <text:p>6.811121575</text:p>
          </table:table-cell>
          <table:table-cell table:number-columns-repeated="2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6.808063" calcext:value-type="float">
            <text:p>6.808063</text:p>
          </table:table-cell>
          <table:table-cell office:value-type="float" office:value="6.811062265" calcext:value-type="float">
            <text:p>6.811062265</text:p>
          </table:table-cell>
          <table:table-cell table:number-columns-repeated="2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6.806257" calcext:value-type="float">
            <text:p>6.806257</text:p>
          </table:table-cell>
          <table:table-cell office:value-type="float" office:value="6.81104152" calcext:value-type="float">
            <text:p>6.81104152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6.805056" calcext:value-type="float">
            <text:p>6.805056</text:p>
          </table:table-cell>
          <table:table-cell office:value-type="float" office:value="6.811104225" calcext:value-type="float">
            <text:p>6.811104225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6.804165" calcext:value-type="float">
            <text:p>6.804165</text:p>
          </table:table-cell>
          <table:table-cell office:value-type="float" office:value="6.81179679" calcext:value-type="float">
            <text:p>6.81179679</text:p>
          </table:table-cell>
          <table:table-cell table:number-columns-repeated="2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6.803392" calcext:value-type="float">
            <text:p>6.803392</text:p>
          </table:table-cell>
          <table:table-cell office:value-type="float" office:value="6.81134462" calcext:value-type="float">
            <text:p>6.81134462</text:p>
          </table:table-cell>
          <table:table-cell table:number-columns-repeated="2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6.80261" calcext:value-type="float">
            <text:p>6.80261</text:p>
          </table:table-cell>
          <table:table-cell office:value-type="float" office:value="6.811093025" calcext:value-type="float">
            <text:p>6.811093025</text:p>
          </table:table-cell>
          <table:table-cell table:number-columns-repeated="2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6.801745" calcext:value-type="float">
            <text:p>6.801745</text:p>
          </table:table-cell>
          <table:table-cell office:value-type="float" office:value="6.810898485" calcext:value-type="float">
            <text:p>6.810898485</text:p>
          </table:table-cell>
          <table:table-cell table:number-columns-repeated="2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6.800769" calcext:value-type="float">
            <text:p>6.800769</text:p>
          </table:table-cell>
          <table:table-cell office:value-type="float" office:value="6.810735165" calcext:value-type="float">
            <text:p>6.810735165</text:p>
          </table:table-cell>
          <table:table-cell table:number-columns-repeated="2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6.799691" calcext:value-type="float">
            <text:p>6.799691</text:p>
          </table:table-cell>
          <table:table-cell office:value-type="float" office:value="6.81059466" calcext:value-type="float">
            <text:p>6.81059466</text:p>
          </table:table-cell>
          <table:table-cell table:number-columns-repeated="2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6.79856" calcext:value-type="float">
            <text:p>6.79856</text:p>
          </table:table-cell>
          <table:table-cell office:value-type="float" office:value="6.81047336" calcext:value-type="float">
            <text:p>6.81047336</text:p>
          </table:table-cell>
          <table:table-cell table:number-columns-repeated="2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6.797462" calcext:value-type="float">
            <text:p>6.797462</text:p>
          </table:table-cell>
          <table:table-cell office:value-type="float" office:value="6.810369035" calcext:value-type="float">
            <text:p>6.810369035</text:p>
          </table:table-cell>
          <table:table-cell table:number-columns-repeated="2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6.796529" calcext:value-type="float">
            <text:p>6.796529</text:p>
          </table:table-cell>
          <table:table-cell office:value-type="float" office:value="6.81027954" calcext:value-type="float">
            <text:p>6.81027954</text:p>
          </table:table-cell>
          <table:table-cell table:number-columns-repeated="2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6.795956" calcext:value-type="float">
            <text:p>6.795956</text:p>
          </table:table-cell>
          <table:table-cell office:value-type="float" office:value="6.810202125" calcext:value-type="float">
            <text:p>6.810202125</text:p>
          </table:table-cell>
          <table:table-cell table:number-columns-repeated="2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6.796054" calcext:value-type="float">
            <text:p>6.796054</text:p>
          </table:table-cell>
          <table:table-cell office:value-type="float" office:value="6.810132925" calcext:value-type="float">
            <text:p>6.810132925</text:p>
          </table:table-cell>
          <table:table-cell table:number-columns-repeated="2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6.797421" calcext:value-type="float">
            <text:p>6.797421</text:p>
          </table:table-cell>
          <table:table-cell office:value-type="float" office:value="6.81006633" calcext:value-type="float">
            <text:p>6.81006633</text:p>
          </table:table-cell>
          <table:table-cell table:number-columns-repeated="2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6.801564" calcext:value-type="float">
            <text:p>6.801564</text:p>
          </table:table-cell>
          <table:table-cell office:value-type="float" office:value="6.809993535" calcext:value-type="float">
            <text:p>6.809993535</text:p>
          </table:table-cell>
          <table:table-cell table:number-columns-repeated="2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6.814486" calcext:value-type="float">
            <text:p>6.814486</text:p>
          </table:table-cell>
          <table:table-cell office:value-type="float" office:value="6.809898015" calcext:value-type="float">
            <text:p>6.809898015</text:p>
          </table:table-cell>
          <table:table-cell table:number-columns-repeated="2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6.92779" calcext:value-type="float">
            <text:p>6.92779</text:p>
          </table:table-cell>
          <table:table-cell office:value-type="float" office:value="6.809733075" calcext:value-type="float">
            <text:p>6.809733075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.725671" calcext:value-type="float">
            <text:p>6.725671</text:p>
          </table:table-cell>
          <table:table-cell office:value-type="float" office:value="6.8089938" calcext:value-type="float">
            <text:p>6.8089938</text:p>
          </table:table-cell>
          <table:table-cell table:number-columns-repeated="2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6.758251" calcext:value-type="float">
            <text:p>6.758251</text:p>
          </table:table-cell>
          <table:table-cell office:value-type="float" office:value="6.8094125075" calcext:value-type="float">
            <text:p>6.8094125075</text:p>
          </table:table-cell>
          <table:table-cell table:number-columns-repeated="2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6.767169" calcext:value-type="float">
            <text:p>6.767169</text:p>
          </table:table-cell>
          <table:table-cell office:value-type="float" office:value="6.809670899" calcext:value-type="float">
            <text:p>6.809670899</text:p>
          </table:table-cell>
          <table:table-cell table:number-columns-repeated="2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6.771669" calcext:value-type="float">
            <text:p>6.771669</text:p>
          </table:table-cell>
          <table:table-cell office:value-type="float" office:value="6.8098866447" calcext:value-type="float">
            <text:p>6.8098866447</text:p>
          </table:table-cell>
          <table:table-cell table:number-columns-repeated="2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6.774628" calcext:value-type="float">
            <text:p>6.774628</text:p>
          </table:table-cell>
          <table:table-cell office:value-type="float" office:value="6.8100816327" calcext:value-type="float">
            <text:p>6.8100816327</text:p>
          </table:table-cell>
          <table:table-cell table:number-columns-repeated="2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6.776844" calcext:value-type="float">
            <text:p>6.776844</text:p>
          </table:table-cell>
          <table:table-cell office:value-type="float" office:value="6.8102634462" calcext:value-type="float">
            <text:p>6.8102634462</text:p>
          </table:table-cell>
          <table:table-cell table:number-columns-repeated="2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6.778579" calcext:value-type="float">
            <text:p>6.778579</text:p>
          </table:table-cell>
          <table:table-cell office:value-type="float" office:value="6.8104357113" calcext:value-type="float">
            <text:p>6.8104357113</text:p>
          </table:table-cell>
          <table:table-cell table:number-columns-repeated="2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6.779906" calcext:value-type="float">
            <text:p>6.779906</text:p>
          </table:table-cell>
          <table:table-cell office:value-type="float" office:value="6.810600772" calcext:value-type="float">
            <text:p>6.810600772</text:p>
          </table:table-cell>
          <table:table-cell table:number-columns-repeated="2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6.780823" calcext:value-type="float">
            <text:p>6.780823</text:p>
          </table:table-cell>
          <table:table-cell office:value-type="float" office:value="6.8107606406" calcext:value-type="float">
            <text:p>6.8107606406</text:p>
          </table:table-cell>
          <table:table-cell table:number-columns-repeated="2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6.7813" calcext:value-type="float">
            <text:p>6.7813</text:p>
          </table:table-cell>
          <table:table-cell office:value-type="float" office:value="6.8109173822" calcext:value-type="float">
            <text:p>6.8109173822</text:p>
          </table:table-cell>
          <table:table-cell table:number-columns-repeated="2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6.781299" calcext:value-type="float">
            <text:p>6.781299</text:p>
          </table:table-cell>
          <table:table-cell office:value-type="float" office:value="6.8110732632" calcext:value-type="float">
            <text:p>6.8110732632</text:p>
          </table:table-cell>
          <table:table-cell table:number-columns-repeated="2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6.780787" calcext:value-type="float">
            <text:p>6.780787</text:p>
          </table:table-cell>
          <table:table-cell office:value-type="float" office:value="6.8112307989" calcext:value-type="float">
            <text:p>6.8112307989</text:p>
          </table:table-cell>
          <table:table-cell table:number-columns-repeated="2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6.779742" calcext:value-type="float">
            <text:p>6.779742</text:p>
          </table:table-cell>
          <table:table-cell office:value-type="float" office:value="6.811392734" calcext:value-type="float">
            <text:p>6.811392734</text:p>
          </table:table-cell>
          <table:table-cell table:number-columns-repeated="2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6.778147" calcext:value-type="float">
            <text:p>6.778147</text:p>
          </table:table-cell>
          <table:table-cell office:value-type="float" office:value="6.8115619893" calcext:value-type="float">
            <text:p>6.8115619893</text:p>
          </table:table-cell>
          <table:table-cell table:number-columns-repeated="2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6.775989" calcext:value-type="float">
            <text:p>6.775989</text:p>
          </table:table-cell>
          <table:table-cell office:value-type="float" office:value="6.8117416398" calcext:value-type="float">
            <text:p>6.8117416398</text:p>
          </table:table-cell>
          <table:table-cell table:number-columns-repeated="2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6.773235" calcext:value-type="float">
            <text:p>6.773235</text:p>
          </table:table-cell>
          <table:table-cell office:value-type="float" office:value="6.8119348973" calcext:value-type="float">
            <text:p>6.8119348973</text:p>
          </table:table-cell>
          <table:table-cell table:number-columns-repeated="2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6.769806" calcext:value-type="float">
            <text:p>6.769806</text:p>
          </table:table-cell>
          <table:table-cell office:value-type="float" office:value="6.8121452228" calcext:value-type="float">
            <text:p>6.8121452228</text:p>
          </table:table-cell>
          <table:table-cell table:number-columns-repeated="2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6.765512" calcext:value-type="float">
            <text:p>6.765512</text:p>
          </table:table-cell>
          <table:table-cell office:value-type="float" office:value="6.8123765847" calcext:value-type="float">
            <text:p>6.8123765847</text:p>
          </table:table-cell>
          <table:table-cell table:number-columns-repeated="2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6.759904" calcext:value-type="float">
            <text:p>6.759904</text:p>
          </table:table-cell>
          <table:table-cell office:value-type="float" office:value="6.8126340824" calcext:value-type="float">
            <text:p>6.8126340824</text:p>
          </table:table-cell>
          <table:table-cell table:number-columns-repeated="2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6.751897" calcext:value-type="float">
            <text:p>6.751897</text:p>
          </table:table-cell>
          <table:table-cell office:value-type="float" office:value="6.8129254088" calcext:value-type="float">
            <text:p>6.8129254088</text:p>
          </table:table-cell>
          <table:table-cell table:number-columns-repeated="2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6.738466" calcext:value-type="float">
            <text:p>6.738466</text:p>
          </table:table-cell>
          <table:table-cell office:value-type="float" office:value="6.8132644556" calcext:value-type="float">
            <text:p>6.8132644556</text:p>
          </table:table-cell>
          <table:table-cell table:number-columns-repeated="2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6.707982" calcext:value-type="float">
            <text:p>6.707982</text:p>
          </table:table-cell>
          <table:table-cell office:value-type="float" office:value="6.813682324" calcext:value-type="float">
            <text:p>6.813682324</text:p>
          </table:table-cell>
          <table:table-cell table:number-columns-repeated="2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6.54471" calcext:value-type="float">
            <text:p>6.54471</text:p>
          </table:table-cell>
          <table:table-cell office:value-type="float" office:value="6.8142761461" calcext:value-type="float">
            <text:p>6.8142761461</text:p>
          </table:table-cell>
          <table:table-cell table:number-columns-repeated="2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6.97436" calcext:value-type="float">
            <text:p>6.97436</text:p>
          </table:table-cell>
          <table:table-cell office:value-type="float" office:value="6.8157991186" calcext:value-type="float">
            <text:p>6.8157991186</text:p>
          </table:table-cell>
          <table:table-cell table:number-columns-repeated="2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6.850267" calcext:value-type="float">
            <text:p>6.850267</text:p>
          </table:table-cell>
          <table:table-cell office:value-type="float" office:value="6.8148982045" calcext:value-type="float">
            <text:p>6.8148982045</text:p>
          </table:table-cell>
          <table:table-cell table:number-columns-repeated="2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6.824231" calcext:value-type="float">
            <text:p>6.824231</text:p>
          </table:table-cell>
          <table:table-cell office:value-type="float" office:value="6.8146960971" calcext:value-type="float">
            <text:p>6.8146960971</text:p>
          </table:table-cell>
          <table:table-cell table:number-columns-repeated="2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6.813622" calcext:value-type="float">
            <text:p>6.813622</text:p>
          </table:table-cell>
          <table:table-cell office:value-type="float" office:value="6.8146412989" calcext:value-type="float">
            <text:p>6.8146412989</text:p>
          </table:table-cell>
          <table:table-cell table:number-columns-repeated="2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6.808383" calcext:value-type="float">
            <text:p>6.808383</text:p>
          </table:table-cell>
          <table:table-cell office:value-type="float" office:value="6.8146471908" calcext:value-type="float">
            <text:p>6.8146471908</text:p>
          </table:table-cell>
          <table:table-cell table:number-columns-repeated="2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6.805645" calcext:value-type="float">
            <text:p>6.805645</text:p>
          </table:table-cell>
          <table:table-cell office:value-type="float" office:value="6.8146836105" calcext:value-type="float">
            <text:p>6.8146836105</text:p>
          </table:table-cell>
          <table:table-cell table:number-columns-repeated="2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6.804231" calcext:value-type="float">
            <text:p>6.804231</text:p>
          </table:table-cell>
          <table:table-cell office:value-type="float" office:value="6.8147364678" calcext:value-type="float">
            <text:p>6.8147364678</text:p>
          </table:table-cell>
          <table:table-cell table:number-columns-repeated="2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6.80354" calcext:value-type="float">
            <text:p>6.80354</text:p>
          </table:table-cell>
          <table:table-cell office:value-type="float" office:value="6.8147982647" calcext:value-type="float">
            <text:p>6.8147982647</text:p>
          </table:table-cell>
          <table:table-cell table:number-columns-repeated="2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6.803216" calcext:value-type="float">
            <text:p>6.803216</text:p>
          </table:table-cell>
          <table:table-cell office:value-type="float" office:value="6.8148648817" calcext:value-type="float">
            <text:p>6.8148648817</text:p>
          </table:table-cell>
          <table:table-cell table:number-columns-repeated="2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6.80303" calcext:value-type="float">
            <text:p>6.80303</text:p>
          </table:table-cell>
          <table:table-cell office:value-type="float" office:value="6.8149342202" calcext:value-type="float">
            <text:p>6.8149342202</text:p>
          </table:table-cell>
          <table:table-cell table:number-columns-repeated="2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6.802832" calcext:value-type="float">
            <text:p>6.802832</text:p>
          </table:table-cell>
          <table:table-cell office:value-type="float" office:value="6.815005503" calcext:value-type="float">
            <text:p>6.815005503</text:p>
          </table:table-cell>
          <table:table-cell table:number-columns-repeated="2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6.80253" calcext:value-type="float">
            <text:p>6.80253</text:p>
          </table:table-cell>
          <table:table-cell office:value-type="float" office:value="6.8150788373" calcext:value-type="float">
            <text:p>6.8150788373</text:p>
          </table:table-cell>
          <table:table-cell table:number-columns-repeated="2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6.802078" calcext:value-type="float">
            <text:p>6.802078</text:p>
          </table:table-cell>
          <table:table-cell office:value-type="float" office:value="6.8151548909" calcext:value-type="float">
            <text:p>6.8151548909</text:p>
          </table:table-cell>
          <table:table-cell table:number-columns-repeated="2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6.801474" calcext:value-type="float">
            <text:p>6.801474</text:p>
          </table:table-cell>
          <table:table-cell office:value-type="float" office:value="6.815234628" calcext:value-type="float">
            <text:p>6.815234628</text:p>
          </table:table-cell>
          <table:table-cell table:number-columns-repeated="2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6.800759" calcext:value-type="float">
            <text:p>6.800759</text:p>
          </table:table-cell>
          <table:table-cell office:value-type="float" office:value="6.8153190491" calcext:value-type="float">
            <text:p>6.8153190491</text:p>
          </table:table-cell>
          <table:table-cell table:number-columns-repeated="2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6.800011" calcext:value-type="float">
            <text:p>6.800011</text:p>
          </table:table-cell>
          <table:table-cell office:value-type="float" office:value="6.8154089259" calcext:value-type="float">
            <text:p>6.8154089259</text:p>
          </table:table-cell>
          <table:table-cell table:number-columns-repeated="2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6.799358" calcext:value-type="float">
            <text:p>6.799358</text:p>
          </table:table-cell>
          <table:table-cell office:value-type="float" office:value="6.8155045652" calcext:value-type="float">
            <text:p>6.8155045652</text:p>
          </table:table-cell>
          <table:table-cell table:number-columns-repeated="2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6.79899" calcext:value-type="float">
            <text:p>6.79899</text:p>
          </table:table-cell>
          <table:table-cell office:value-type="float" office:value="6.8156054813" calcext:value-type="float">
            <text:p>6.8156054813</text:p>
          </table:table-cell>
          <table:table-cell table:number-columns-repeated="2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6.799205" calcext:value-type="float">
            <text:p>6.799205</text:p>
          </table:table-cell>
          <table:table-cell office:value-type="float" office:value="6.8157099811" calcext:value-type="float">
            <text:p>6.8157099811</text:p>
          </table:table-cell>
          <table:table-cell table:number-columns-repeated="2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6.80055" calcext:value-type="float">
            <text:p>6.80055</text:p>
          </table:table-cell>
          <table:table-cell office:value-type="float" office:value="6.815814443" calcext:value-type="float">
            <text:p>6.815814443</text:p>
          </table:table-cell>
          <table:table-cell table:number-columns-repeated="2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6.804291" calcext:value-type="float">
            <text:p>6.804291</text:p>
          </table:table-cell>
          <table:table-cell office:value-type="float" office:value="6.8159116688" calcext:value-type="float">
            <text:p>6.8159116688</text:p>
          </table:table-cell>
          <table:table-cell table:number-columns-repeated="2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6.814762" calcext:value-type="float">
            <text:p>6.814762</text:p>
          </table:table-cell>
          <table:table-cell office:value-type="float" office:value="6.8159861603" calcext:value-type="float">
            <text:p>6.8159861603</text:p>
          </table:table-cell>
          <table:table-cell table:number-columns-repeated="2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6.867313" calcext:value-type="float">
            <text:p>6.867313</text:p>
          </table:table-cell>
          <table:table-cell office:value-type="float" office:value="6.8159940581" calcext:value-type="float">
            <text:p>6.8159940581</text:p>
          </table:table-cell>
          <table:table-cell table:number-columns-repeated="2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6.682972" calcext:value-type="float">
            <text:p>6.682972</text:p>
          </table:table-cell>
          <table:table-cell office:value-type="float" office:value="6.8156608182" calcext:value-type="float">
            <text:p>6.8156608182</text:p>
          </table:table-cell>
          <table:table-cell table:number-columns-repeated="2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6.752719" calcext:value-type="float">
            <text:p>6.752719</text:p>
          </table:table-cell>
          <table:table-cell office:value-type="float" office:value="6.8165280654" calcext:value-type="float">
            <text:p>6.8165280654</text:p>
          </table:table-cell>
          <table:table-cell table:number-columns-repeated="2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6.765688" calcext:value-type="float">
            <text:p>6.765688</text:p>
          </table:table-cell>
          <table:table-cell office:value-type="float" office:value="6.8169478618" calcext:value-type="float">
            <text:p>6.8169478618</text:p>
          </table:table-cell>
          <table:table-cell table:number-columns-repeated="2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6.771453" calcext:value-type="float">
            <text:p>6.771453</text:p>
          </table:table-cell>
          <table:table-cell office:value-type="float" office:value="6.8172873311" calcext:value-type="float">
            <text:p>6.8172873311</text:p>
          </table:table-cell>
          <table:table-cell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6.774955" calcext:value-type="float">
            <text:p>6.774955</text:p>
          </table:table-cell>
          <table:table-cell office:value-type="float" office:value="6.8175928933" calcext:value-type="float">
            <text:p>6.8175928933</text:p>
          </table:table-cell>
          <table:table-cell table:number-columns-repeated="2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6.777443" calcext:value-type="float">
            <text:p>6.777443</text:p>
          </table:table-cell>
          <table:table-cell office:value-type="float" office:value="6.8178790537" calcext:value-type="float">
            <text:p>6.8178790537</text:p>
          </table:table-cell>
          <table:table-cell table:number-columns-repeated="2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6.779332" calcext:value-type="float">
            <text:p>6.779332</text:p>
          </table:table-cell>
          <table:table-cell office:value-type="float" office:value="6.8181522703" calcext:value-type="float">
            <text:p>6.8181522703</text:p>
          </table:table-cell>
          <table:table-cell table:number-columns-repeated="2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6.780761" calcext:value-type="float">
            <text:p>6.780761</text:p>
          </table:table-cell>
          <table:table-cell office:value-type="float" office:value="6.8184163537" calcext:value-type="float">
            <text:p>6.8184163537</text:p>
          </table:table-cell>
          <table:table-cell table:number-columns-repeated="2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6.781762" calcext:value-type="float">
            <text:p>6.781762</text:p>
          </table:table-cell>
          <table:table-cell office:value-type="float" office:value="6.8186742671" calcext:value-type="float">
            <text:p>6.8186742671</text:p>
          </table:table-cell>
          <table:table-cell table:number-columns-repeated="2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6.782323" calcext:value-type="float">
            <text:p>6.782323</text:p>
          </table:table-cell>
          <table:table-cell office:value-type="float" office:value="6.8189288345" calcext:value-type="float">
            <text:p>6.8189288345</text:p>
          </table:table-cell>
          <table:table-cell table:number-columns-repeated="2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6.782419" calcext:value-type="float">
            <text:p>6.782419</text:p>
          </table:table-cell>
          <table:table-cell office:value-type="float" office:value="6.8191830417" calcext:value-type="float">
            <text:p>6.8191830417</text:p>
          </table:table-cell>
          <table:table-cell table:number-columns-repeated="2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6.78202" calcext:value-type="float">
            <text:p>6.78202</text:p>
          </table:table-cell>
          <table:table-cell office:value-type="float" office:value="6.8194401329" calcext:value-type="float">
            <text:p>6.8194401329</text:p>
          </table:table-cell>
          <table:table-cell table:number-columns-repeated="2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6.781105" calcext:value-type="float">
            <text:p>6.781105</text:p>
          </table:table-cell>
          <table:table-cell office:value-type="float" office:value="6.8197036549" calcext:value-type="float">
            <text:p>6.8197036549</text:p>
          </table:table-cell>
          <table:table-cell table:number-columns-repeated="2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6.779654" calcext:value-type="float">
            <text:p>6.779654</text:p>
          </table:table-cell>
          <table:table-cell office:value-type="float" office:value="6.8199774043" calcext:value-type="float">
            <text:p>6.8199774043</text:p>
          </table:table-cell>
          <table:table-cell table:number-columns-repeated="2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6.777645" calcext:value-type="float">
            <text:p>6.777645</text:p>
          </table:table-cell>
          <table:table-cell office:value-type="float" office:value="6.8202654286" calcext:value-type="float">
            <text:p>6.8202654286</text:p>
          </table:table-cell>
          <table:table-cell table:number-columns-repeated="2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6.77504" calcext:value-type="float">
            <text:p>6.77504</text:p>
          </table:table-cell>
          <table:table-cell office:value-type="float" office:value="6.8205720504" calcext:value-type="float">
            <text:p>6.8205720504</text:p>
          </table:table-cell>
          <table:table-cell table:number-columns-repeated="2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6.771755" calcext:value-type="float">
            <text:p>6.771755</text:p>
          </table:table-cell>
          <table:table-cell office:value-type="float" office:value="6.8209019928" calcext:value-type="float">
            <text:p>6.8209019928</text:p>
          </table:table-cell>
          <table:table-cell table:number-columns-repeated="2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6.767607" calcext:value-type="float">
            <text:p>6.767607</text:p>
          </table:table-cell>
          <table:table-cell office:value-type="float" office:value="6.8212607299" calcext:value-type="float">
            <text:p>6.8212607299</text:p>
          </table:table-cell>
          <table:table-cell table:number-columns-repeated="2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6.762188" calcext:value-type="float">
            <text:p>6.762188</text:p>
          </table:table-cell>
          <table:table-cell office:value-type="float" office:value="6.8216552426" calcext:value-type="float">
            <text:p>6.8216552426</text:p>
          </table:table-cell>
          <table:table-cell table:number-columns-repeated="2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6.754561" calcext:value-type="float">
            <text:p>6.754561</text:p>
          </table:table-cell>
          <table:table-cell office:value-type="float" office:value="6.8220957407" calcext:value-type="float">
            <text:p>6.8220957407</text:p>
          </table:table-cell>
          <table:table-cell table:number-columns-repeated="2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6.742276" calcext:value-type="float">
            <text:p>6.742276</text:p>
          </table:table-cell>
          <table:table-cell office:value-type="float" office:value="6.8225997313" calcext:value-type="float">
            <text:p>6.8225997313</text:p>
          </table:table-cell>
          <table:table-cell table:number-columns-repeated="2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6.716985" calcext:value-type="float">
            <text:p>6.716985</text:p>
          </table:table-cell>
          <table:table-cell office:value-type="float" office:value="6.8232036692" calcext:value-type="float">
            <text:p>6.8232036692</text:p>
          </table:table-cell>
          <table:table-cell table:number-columns-repeated="2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6.623448" calcext:value-type="float">
            <text:p>6.623448</text:p>
          </table:table-cell>
          <table:table-cell office:value-type="float" office:value="6.8240083561" calcext:value-type="float">
            <text:p>6.8240083561</text:p>
          </table:table-cell>
          <table:table-cell table:number-columns-repeated="2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7.190771" calcext:value-type="float">
            <text:p>7.190771</text:p>
          </table:table-cell>
          <table:table-cell office:value-type="float" office:value="6.8255393511" calcext:value-type="float">
            <text:p>6.8255393511</text:p>
          </table:table-cell>
          <table:table-cell table:number-columns-repeated="2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6.873038" calcext:value-type="float">
            <text:p>6.873038</text:p>
          </table:table-cell>
          <table:table-cell office:value-type="float" office:value="6.8227298769" calcext:value-type="float">
            <text:p>6.8227298769</text:p>
          </table:table-cell>
          <table:table-cell table:number-columns-repeated="2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6.834278" calcext:value-type="float">
            <text:p>6.834278</text:p>
          </table:table-cell>
          <table:table-cell office:value-type="float" office:value="6.8223398915" calcext:value-type="float">
            <text:p>6.8223398915</text:p>
          </table:table-cell>
          <table:table-cell table:number-columns-repeated="2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6.819707" calcext:value-type="float">
            <text:p>6.819707</text:p>
          </table:table-cell>
          <table:table-cell office:value-type="float" office:value="6.822246625" calcext:value-type="float">
            <text:p>6.822246625</text:p>
          </table:table-cell>
          <table:table-cell table:number-columns-repeated="2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6.812517" calcext:value-type="float">
            <text:p>6.812517</text:p>
          </table:table-cell>
          <table:table-cell office:value-type="float" office:value="6.822266622" calcext:value-type="float">
            <text:p>6.822266622</text:p>
          </table:table-cell>
          <table:table-cell table:number-columns-repeated="2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6.808577" calcext:value-type="float">
            <text:p>6.808577</text:p>
          </table:table-cell>
          <table:table-cell office:value-type="float" office:value="6.822344" calcext:value-type="float">
            <text:p>6.822344</text:p>
          </table:table-cell>
          <table:table-cell table:number-columns-repeated="2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6.806336" calcext:value-type="float">
            <text:p>6.806336</text:p>
          </table:table-cell>
          <table:table-cell office:value-type="float" office:value="6.822454136" calcext:value-type="float">
            <text:p>6.822454136</text:p>
          </table:table-cell>
          <table:table-cell table:number-columns-repeated="2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6.805053" calcext:value-type="float">
            <text:p>6.805053</text:p>
          </table:table-cell>
          <table:table-cell office:value-type="float" office:value="6.822584121" calcext:value-type="float">
            <text:p>6.822584121</text:p>
          </table:table-cell>
          <table:table-cell table:number-columns-repeated="2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6.804308" calcext:value-type="float">
            <text:p>6.804308</text:p>
          </table:table-cell>
          <table:table-cell office:value-type="float" office:value="6.8227266504" calcext:value-type="float">
            <text:p>6.8227266504</text:p>
          </table:table-cell>
          <table:table-cell table:number-columns-repeated="2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6.803837" calcext:value-type="float">
            <text:p>6.803837</text:p>
          </table:table-cell>
          <table:table-cell office:value-type="float" office:value="6.822877623" calcext:value-type="float">
            <text:p>6.822877623</text:p>
          </table:table-cell>
          <table:table-cell table:number-columns-repeated="2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6.803467" calcext:value-type="float">
            <text:p>6.803467</text:p>
          </table:table-cell>
          <table:table-cell office:value-type="float" office:value="6.8230349835" calcext:value-type="float">
            <text:p>6.8230349835</text:p>
          </table:table-cell>
          <table:table-cell table:number-columns-repeated="2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6.803081" calcext:value-type="float">
            <text:p>6.803081</text:p>
          </table:table-cell>
          <table:table-cell office:value-type="float" office:value="6.82319805" calcext:value-type="float">
            <text:p>6.82319805</text:p>
          </table:table-cell>
          <table:table-cell table:number-columns-repeated="2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6.802614" calcext:value-type="float">
            <text:p>6.802614</text:p>
          </table:table-cell>
          <table:table-cell office:value-type="float" office:value="6.8233671008" calcext:value-type="float">
            <text:p>6.8233671008</text:p>
          </table:table-cell>
          <table:table-cell table:number-columns-repeated="2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6.802038" calcext:value-type="float">
            <text:p>6.802038</text:p>
          </table:table-cell>
          <table:table-cell office:value-type="float" office:value="6.8235429746" calcext:value-type="float">
            <text:p>6.8235429746</text:p>
          </table:table-cell>
          <table:table-cell table:number-columns-repeated="2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6.801365" calcext:value-type="float">
            <text:p>6.801365</text:p>
          </table:table-cell>
          <table:table-cell office:value-type="float" office:value="6.8237267778" calcext:value-type="float">
            <text:p>6.8237267778</text:p>
          </table:table-cell>
          <table:table-cell table:number-columns-repeated="2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6.800646" calcext:value-type="float">
            <text:p>6.800646</text:p>
          </table:table-cell>
          <table:table-cell office:value-type="float" office:value="6.8239195517" calcext:value-type="float">
            <text:p>6.8239195517</text:p>
          </table:table-cell>
          <table:table-cell table:number-columns-repeated="2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6.799972" calcext:value-type="float">
            <text:p>6.799972</text:p>
          </table:table-cell>
          <table:table-cell office:value-type="float" office:value="6.8241219304" calcext:value-type="float">
            <text:p>6.8241219304</text:p>
          </table:table-cell>
          <table:table-cell table:number-columns-repeated="2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6.799486" calcext:value-type="float">
            <text:p>6.799486</text:p>
          </table:table-cell>
          <table:table-cell office:value-type="float" office:value="6.8243337719" calcext:value-type="float">
            <text:p>6.8243337719</text:p>
          </table:table-cell>
          <table:table-cell table:number-columns-repeated="2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6.799417" calcext:value-type="float">
            <text:p>6.799417</text:p>
          </table:table-cell>
          <table:table-cell office:value-type="float" office:value="6.8245536637" calcext:value-type="float">
            <text:p>6.8245536637</text:p>
          </table:table-cell>
          <table:table-cell table:number-columns-repeated="2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6.800159" calcext:value-type="float">
            <text:p>6.800159</text:p>
          </table:table-cell>
          <table:table-cell office:value-type="float" office:value="6.8247780982" calcext:value-type="float">
            <text:p>6.8247780982</text:p>
          </table:table-cell>
          <table:table-cell table:number-columns-repeated="2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6.802566" calcext:value-type="float">
            <text:p>6.802566</text:p>
          </table:table-cell>
          <table:table-cell office:value-type="float" office:value="6.8249998919" calcext:value-type="float">
            <text:p>6.8249998919</text:p>
          </table:table-cell>
          <table:table-cell table:number-columns-repeated="2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6.809196" calcext:value-type="float">
            <text:p>6.809196</text:p>
          </table:table-cell>
          <table:table-cell office:value-type="float" office:value="6.8252038364" calcext:value-type="float">
            <text:p>6.8252038364</text:p>
          </table:table-cell>
          <table:table-cell table:number-columns-repeated="2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6.834819" calcext:value-type="float">
            <text:p>6.834819</text:p>
          </table:table-cell>
          <table:table-cell office:value-type="float" office:value="6.8253506972" calcext:value-type="float">
            <text:p>6.8253506972</text:p>
          </table:table-cell>
          <table:table-cell table:number-columns-repeated="2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6.574009" calcext:value-type="float">
            <text:p>6.574009</text:p>
          </table:table-cell>
          <table:table-cell office:value-type="float" office:value="6.8252630278" calcext:value-type="float">
            <text:p>6.8252630278</text:p>
          </table:table-cell>
          <table:table-cell table:number-columns-repeated="2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6.75341" calcext:value-type="float">
            <text:p>6.75341</text:p>
          </table:table-cell>
          <table:table-cell office:value-type="float" office:value="6.8276111963" calcext:value-type="float">
            <text:p>6.8276111963</text:p>
          </table:table-cell>
          <table:table-cell table:number-columns-repeated="2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6.768728" calcext:value-type="float">
            <text:p>6.768728</text:p>
          </table:table-cell>
          <table:table-cell office:value-type="float" office:value="6.8283112075" calcext:value-type="float">
            <text:p>6.8283112075</text:p>
          </table:table-cell>
          <table:table-cell table:number-columns-repeated="2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6.774839" calcext:value-type="float">
            <text:p>6.774839</text:p>
          </table:table-cell>
          <table:table-cell office:value-type="float" office:value="6.8288786667" calcext:value-type="float">
            <text:p>6.8288786667</text:p>
          </table:table-cell>
          <table:table-cell table:number-columns-repeated="2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6.778501" calcext:value-type="float">
            <text:p>6.778501</text:p>
          </table:table-cell>
          <table:table-cell office:value-type="float" office:value="6.8293982788" calcext:value-type="float">
            <text:p>6.8293982788</text:p>
          </table:table-cell>
          <table:table-cell table:number-columns-repeated="2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6.781203" calcext:value-type="float">
            <text:p>6.781203</text:p>
          </table:table-cell>
          <table:table-cell office:value-type="float" office:value="6.8298924272" calcext:value-type="float">
            <text:p>6.8298924272</text:p>
          </table:table-cell>
          <table:table-cell table:number-columns-repeated="2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6.783418" calcext:value-type="float">
            <text:p>6.783418</text:p>
          </table:table-cell>
          <table:table-cell office:value-type="float" office:value="6.8303697745" calcext:value-type="float">
            <text:p>6.8303697745</text:p>
          </table:table-cell>
          <table:table-cell table:number-columns-repeated="2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6.785305" calcext:value-type="float">
            <text:p>6.785305</text:p>
          </table:table-cell>
          <table:table-cell office:value-type="float" office:value="6.8308346436" calcext:value-type="float">
            <text:p>6.8308346436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.786901" calcext:value-type="float">
            <text:p>6.786901</text:p>
          </table:table-cell>
          <table:table-cell office:value-type="float" office:value="6.83128994" calcext:value-type="float">
            <text:p>6.83128994</text:p>
          </table:table-cell>
          <table:table-cell table:number-columns-repeated="2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6.788191" calcext:value-type="float">
            <text:p>6.788191</text:p>
          </table:table-cell>
          <table:table-cell office:value-type="float" office:value="6.8317383131" calcext:value-type="float">
            <text:p>6.8317383131</text:p>
          </table:table-cell>
          <table:table-cell table:number-columns-repeated="2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6.789139" calcext:value-type="float">
            <text:p>6.789139</text:p>
          </table:table-cell>
          <table:table-cell office:value-type="float" office:value="6.8321826735" calcext:value-type="float">
            <text:p>6.8321826735</text:p>
          </table:table-cell>
          <table:table-cell table:number-columns-repeated="2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6.789701" calcext:value-type="float">
            <text:p>6.789701</text:p>
          </table:table-cell>
          <table:table-cell office:value-type="float" office:value="6.8326264227" calcext:value-type="float">
            <text:p>6.8326264227</text:p>
          </table:table-cell>
          <table:table-cell table:number-columns-repeated="2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6.789832" calcext:value-type="float">
            <text:p>6.789832</text:p>
          </table:table-cell>
          <table:table-cell office:value-type="float" office:value="6.8330735625" calcext:value-type="float">
            <text:p>6.8330735625</text:p>
          </table:table-cell>
          <table:table-cell table:number-columns-repeated="2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6.789487" calcext:value-type="float">
            <text:p>6.789487</text:p>
          </table:table-cell>
          <table:table-cell office:value-type="float" office:value="6.8335287368" calcext:value-type="float">
            <text:p>6.8335287368</text:p>
          </table:table-cell>
          <table:table-cell table:number-columns-repeated="2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6.788615" calcext:value-type="float">
            <text:p>6.788615</text:p>
          </table:table-cell>
          <table:table-cell office:value-type="float" office:value="6.833997266" calcext:value-type="float">
            <text:p>6.833997266</text:p>
          </table:table-cell>
          <table:table-cell table:number-columns-repeated="2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6.787152" calcext:value-type="float">
            <text:p>6.787152</text:p>
          </table:table-cell>
          <table:table-cell office:value-type="float" office:value="6.8344852473" calcext:value-type="float">
            <text:p>6.8344852473</text:p>
          </table:table-cell>
          <table:table-cell table:number-columns-repeated="2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6.784994" calcext:value-type="float">
            <text:p>6.784994</text:p>
          </table:table-cell>
          <table:table-cell office:value-type="float" office:value="6.8349997391" calcext:value-type="float">
            <text:p>6.8349997391</text:p>
          </table:table-cell>
          <table:table-cell table:number-columns-repeated="2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6.781957" calcext:value-type="float">
            <text:p>6.781957</text:p>
          </table:table-cell>
          <table:table-cell office:value-type="float" office:value="6.8355492527" calcext:value-type="float">
            <text:p>6.8355492527</text:p>
          </table:table-cell>
          <table:table-cell table:number-columns-repeated="2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6.777673" calcext:value-type="float">
            <text:p>6.777673</text:p>
          </table:table-cell>
          <table:table-cell office:value-type="float" office:value="6.8361447222" calcext:value-type="float">
            <text:p>6.8361447222</text:p>
          </table:table-cell>
          <table:table-cell table:number-columns-repeated="2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6.771356" calcext:value-type="float">
            <text:p>6.771356</text:p>
          </table:table-cell>
          <table:table-cell office:value-type="float" office:value="6.8368017079" calcext:value-type="float">
            <text:p>6.8368017079</text:p>
          </table:table-cell>
          <table:table-cell table:number-columns-repeated="2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6.761076" calcext:value-type="float">
            <text:p>6.761076</text:p>
          </table:table-cell>
          <table:table-cell office:value-type="float" office:value="6.8375454091" calcext:value-type="float">
            <text:p>6.8375454091</text:p>
          </table:table-cell>
          <table:table-cell table:number-columns-repeated="2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6.740831" calcext:value-type="float">
            <text:p>6.740831</text:p>
          </table:table-cell>
          <table:table-cell office:value-type="float" office:value="6.8384243678" calcext:value-type="float">
            <text:p>6.8384243678</text:p>
          </table:table-cell>
          <table:table-cell table:number-columns-repeated="2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6.679246" calcext:value-type="float">
            <text:p>6.679246</text:p>
          </table:table-cell>
          <table:table-cell office:value-type="float" office:value="6.8395591744" calcext:value-type="float">
            <text:p>6.8395591744</text:p>
          </table:table-cell>
          <table:table-cell table:number-columns-repeated="2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9.431046" calcext:value-type="float">
            <text:p>9.431046</text:p>
          </table:table-cell>
          <table:table-cell office:value-type="float" office:value="6.8414452118" calcext:value-type="float">
            <text:p>6.8414452118</text:p>
          </table:table-cell>
          <table:table-cell table:number-columns-repeated="2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6.907925" calcext:value-type="float">
            <text:p>6.907925</text:p>
          </table:table-cell>
          <table:table-cell office:value-type="float" office:value="6.810616631" calcext:value-type="float">
            <text:p>6.810616631</text:p>
          </table:table-cell>
          <table:table-cell table:number-columns-repeated="2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6.854444" calcext:value-type="float">
            <text:p>6.854444</text:p>
          </table:table-cell>
          <table:table-cell office:value-type="float" office:value="6.809444241" calcext:value-type="float">
            <text:p>6.809444241</text:p>
          </table:table-cell>
          <table:table-cell table:number-columns-repeated="2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6.836249" calcext:value-type="float">
            <text:p>6.836249</text:p>
          </table:table-cell>
          <table:table-cell office:value-type="float" office:value="6.8088954634" calcext:value-type="float">
            <text:p>6.8088954634</text:p>
          </table:table-cell>
          <table:table-cell table:number-columns-repeated="2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6.827244" calcext:value-type="float">
            <text:p>6.827244</text:p>
          </table:table-cell>
          <table:table-cell office:value-type="float" office:value="6.8085577654" calcext:value-type="float">
            <text:p>6.8085577654</text:p>
          </table:table-cell>
          <table:table-cell table:number-columns-repeated="2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6.821993" calcext:value-type="float">
            <text:p>6.821993</text:p>
          </table:table-cell>
          <table:table-cell office:value-type="float" office:value="6.8083241875" calcext:value-type="float">
            <text:p>6.8083241875</text:p>
          </table:table-cell>
          <table:table-cell table:number-columns-repeated="2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6.818623" calcext:value-type="float">
            <text:p>6.818623</text:p>
          </table:table-cell>
          <table:table-cell office:value-type="float" office:value="6.8081511646" calcext:value-type="float">
            <text:p>6.8081511646</text:p>
          </table:table-cell>
          <table:table-cell table:number-columns-repeated="2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6.81629" calcext:value-type="float">
            <text:p>6.81629</text:p>
          </table:table-cell>
          <table:table-cell office:value-type="float" office:value="6.8080169103" calcext:value-type="float">
            <text:p>6.8080169103</text:p>
          </table:table-cell>
          <table:table-cell table:number-columns-repeated="2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6.814543" calcext:value-type="float">
            <text:p>6.814543</text:p>
          </table:table-cell>
          <table:table-cell office:value-type="float" office:value="6.8079094675" calcext:value-type="float">
            <text:p>6.8079094675</text:p>
          </table:table-cell>
          <table:table-cell table:number-columns-repeated="2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6.813111" calcext:value-type="float">
            <text:p>6.813111</text:p>
          </table:table-cell>
          <table:table-cell office:value-type="float" office:value="6.8078221842" calcext:value-type="float">
            <text:p>6.8078221842</text:p>
          </table:table-cell>
          <table:table-cell table:number-columns-repeated="2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6.81182" calcext:value-type="float">
            <text:p>6.81182</text:p>
          </table:table-cell>
          <table:table-cell office:value-type="float" office:value="6.8077516667" calcext:value-type="float">
            <text:p>6.8077516667</text:p>
          </table:table-cell>
          <table:table-cell table:number-columns-repeated="2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6.810562" calcext:value-type="float">
            <text:p>6.810562</text:p>
          </table:table-cell>
          <table:table-cell office:value-type="float" office:value="6.8076966892" calcext:value-type="float">
            <text:p>6.8076966892</text:p>
          </table:table-cell>
          <table:table-cell table:number-columns-repeated="2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6.809278" calcext:value-type="float">
            <text:p>6.809278</text:p>
          </table:table-cell>
          <table:table-cell office:value-type="float" office:value="6.8076574384" calcext:value-type="float">
            <text:p>6.8076574384</text:p>
          </table:table-cell>
          <table:table-cell table:number-columns-repeated="2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6.807949" calcext:value-type="float">
            <text:p>6.807949</text:p>
          </table:table-cell>
          <table:table-cell office:value-type="float" office:value="6.8076349306" calcext:value-type="float">
            <text:p>6.8076349306</text:p>
          </table:table-cell>
          <table:table-cell table:number-columns-repeated="2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6.806598" calcext:value-type="float">
            <text:p>6.806598</text:p>
          </table:table-cell>
          <table:table-cell office:value-type="float" office:value="6.807630507" calcext:value-type="float">
            <text:p>6.807630507</text:p>
          </table:table-cell>
          <table:table-cell table:number-columns-repeated="2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6.805285" calcext:value-type="float">
            <text:p>6.805285</text:p>
          </table:table-cell>
          <table:table-cell office:value-type="float" office:value="6.8076452571" calcext:value-type="float">
            <text:p>6.8076452571</text:p>
          </table:table-cell>
          <table:table-cell table:number-columns-repeated="2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6.804117" calcext:value-type="float">
            <text:p>6.804117</text:p>
          </table:table-cell>
          <table:table-cell office:value-type="float" office:value="6.8076794638" calcext:value-type="float">
            <text:p>6.8076794638</text:p>
          </table:table-cell>
          <table:table-cell table:number-columns-repeated="2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6.803255" calcext:value-type="float">
            <text:p>6.803255</text:p>
          </table:table-cell>
          <table:table-cell office:value-type="float" office:value="6.8077318529" calcext:value-type="float">
            <text:p>6.8077318529</text:p>
          </table:table-cell>
          <table:table-cell table:number-columns-repeated="2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6.802952" calcext:value-type="float">
            <text:p>6.802952</text:p>
          </table:table-cell>
          <table:table-cell office:value-type="float" office:value="6.8077986716" calcext:value-type="float">
            <text:p>6.8077986716</text:p>
          </table:table-cell>
          <table:table-cell table:number-columns-repeated="2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6.803643" calcext:value-type="float">
            <text:p>6.803643</text:p>
          </table:table-cell>
          <table:table-cell office:value-type="float" office:value="6.8078721061" calcext:value-type="float">
            <text:p>6.8078721061</text:p>
          </table:table-cell>
          <table:table-cell table:number-columns-repeated="2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6.806242" calcext:value-type="float">
            <text:p>6.806242</text:p>
          </table:table-cell>
          <table:table-cell office:value-type="float" office:value="6.8079371692" calcext:value-type="float">
            <text:p>6.8079371692</text:p>
          </table:table-cell>
          <table:table-cell table:number-columns-repeated="2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6.813307" calcext:value-type="float">
            <text:p>6.813307</text:p>
          </table:table-cell>
          <table:table-cell office:value-type="float" office:value="6.8079636563" calcext:value-type="float">
            <text:p>6.8079636563</text:p>
          </table:table-cell>
          <table:table-cell table:number-columns-repeated="2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6.83711" calcext:value-type="float">
            <text:p>6.83711</text:p>
          </table:table-cell>
          <table:table-cell office:value-type="float" office:value="6.8078788413" calcext:value-type="float">
            <text:p>6.8078788413</text:p>
          </table:table-cell>
          <table:table-cell table:number-columns-repeated="2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8.611464" calcext:value-type="float">
            <text:p>8.611464</text:p>
          </table:table-cell>
          <table:table-cell office:value-type="float" office:value="6.807407371" calcext:value-type="float">
            <text:p>6.807407371</text:p>
          </table:table-cell>
          <table:table-cell table:number-columns-repeated="2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6.732081" calcext:value-type="float">
            <text:p>6.732081</text:p>
          </table:table-cell>
          <table:table-cell office:value-type="float" office:value="6.7778326721" calcext:value-type="float">
            <text:p>6.7778326721</text:p>
          </table:table-cell>
          <table:table-cell table:number-columns-repeated="2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6.759129" calcext:value-type="float">
            <text:p>6.759129</text:p>
          </table:table-cell>
          <table:table-cell office:value-type="float" office:value="6.7785952" calcext:value-type="float">
            <text:p>6.7785952</text:p>
          </table:table-cell>
          <table:table-cell table:number-columns-repeated="2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6.768187" calcext:value-type="float">
            <text:p>6.768187</text:p>
          </table:table-cell>
          <table:table-cell office:value-type="float" office:value="6.7789251356" calcext:value-type="float">
            <text:p>6.7789251356</text:p>
          </table:table-cell>
          <table:table-cell table:number-columns-repeated="2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6.772981" calcext:value-type="float">
            <text:p>6.772981</text:p>
          </table:table-cell>
          <table:table-cell office:value-type="float" office:value="6.7791102759" calcext:value-type="float">
            <text:p>6.7791102759</text:p>
          </table:table-cell>
          <table:table-cell table:number-columns-repeated="2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6.776124" calcext:value-type="float">
            <text:p>6.776124</text:p>
          </table:table-cell>
          <table:table-cell office:value-type="float" office:value="6.779217807" calcext:value-type="float">
            <text:p>6.779217807</text:p>
          </table:table-cell>
          <table:table-cell table:number-columns-repeated="2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6.77841" calcext:value-type="float">
            <text:p>6.77841</text:p>
          </table:table-cell>
          <table:table-cell office:value-type="float" office:value="6.7792730536" calcext:value-type="float">
            <text:p>6.7792730536</text:p>
          </table:table-cell>
          <table:table-cell table:number-columns-repeated="2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6.780123" calcext:value-type="float">
            <text:p>6.780123</text:p>
          </table:table-cell>
          <table:table-cell office:value-type="float" office:value="6.7792887455" calcext:value-type="float">
            <text:p>6.7792887455</text:p>
          </table:table-cell>
          <table:table-cell table:number-columns-repeated="2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6.781354" calcext:value-type="float">
            <text:p>6.781354</text:p>
          </table:table-cell>
          <table:table-cell office:value-type="float" office:value="6.7792732963" calcext:value-type="float">
            <text:p>6.7792732963</text:p>
          </table:table-cell>
          <table:table-cell table:number-columns-repeated="2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6.782122" calcext:value-type="float">
            <text:p>6.782122</text:p>
          </table:table-cell>
          <table:table-cell office:value-type="float" office:value="6.7792340377" calcext:value-type="float">
            <text:p>6.7792340377</text:p>
          </table:table-cell>
          <table:table-cell table:number-columns-repeated="2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6.782413" calcext:value-type="float">
            <text:p>6.782413</text:p>
          </table:table-cell>
          <table:table-cell office:value-type="float" office:value="6.7791785" calcext:value-type="float">
            <text:p>6.7791785</text:p>
          </table:table-cell>
          <table:table-cell table:number-columns-repeated="2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6.782205" calcext:value-type="float">
            <text:p>6.782205</text:p>
          </table:table-cell>
          <table:table-cell office:value-type="float" office:value="6.7791150784" calcext:value-type="float">
            <text:p>6.7791150784</text:p>
          </table:table-cell>
          <table:table-cell table:number-columns-repeated="2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6.78148" calcext:value-type="float">
            <text:p>6.78148</text:p>
          </table:table-cell>
          <table:table-cell office:value-type="float" office:value="6.77905328" calcext:value-type="float">
            <text:p>6.77905328</text:p>
          </table:table-cell>
          <table:table-cell table:number-columns-repeated="2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6.780224" calcext:value-type="float">
            <text:p>6.780224</text:p>
          </table:table-cell>
          <table:table-cell office:value-type="float" office:value="6.7790037551" calcext:value-type="float">
            <text:p>6.7790037551</text:p>
          </table:table-cell>
          <table:table-cell table:number-columns-repeated="2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6.778422" calcext:value-type="float">
            <text:p>6.778422</text:p>
          </table:table-cell>
          <table:table-cell office:value-type="float" office:value="6.7789783333" calcext:value-type="float">
            <text:p>6.7789783333</text:p>
          </table:table-cell>
          <table:table-cell table:number-columns-repeated="2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6.776054" calcext:value-type="float">
            <text:p>6.776054</text:p>
          </table:table-cell>
          <table:table-cell office:value-type="float" office:value="6.7789901702" calcext:value-type="float">
            <text:p>6.7789901702</text:p>
          </table:table-cell>
          <table:table-cell table:number-columns-repeated="2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6.773065" calcext:value-type="float">
            <text:p>6.773065</text:p>
          </table:table-cell>
          <table:table-cell office:value-type="float" office:value="6.779054" calcext:value-type="float">
            <text:p>6.779054</text:p>
          </table:table-cell>
          <table:table-cell table:number-columns-repeated="2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6.769328" calcext:value-type="float">
            <text:p>6.769328</text:p>
          </table:table-cell>
          <table:table-cell office:value-type="float" office:value="6.7791870889" calcext:value-type="float">
            <text:p>6.7791870889</text:p>
          </table:table-cell>
          <table:table-cell table:number-columns-repeated="2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6.764559" calcext:value-type="float">
            <text:p>6.764559</text:p>
          </table:table-cell>
          <table:table-cell office:value-type="float" office:value="6.7794111591" calcext:value-type="float">
            <text:p>6.7794111591</text:p>
          </table:table-cell>
          <table:table-cell table:number-columns-repeated="2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6.758115" calcext:value-type="float">
            <text:p>6.758115</text:p>
          </table:table-cell>
          <table:table-cell office:value-type="float" office:value="6.7797565581" calcext:value-type="float">
            <text:p>6.7797565581</text:p>
          </table:table-cell>
          <table:table-cell table:number-columns-repeated="2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6.748429" calcext:value-type="float">
            <text:p>6.748429</text:p>
          </table:table-cell>
          <table:table-cell office:value-type="float" office:value="6.7802718333" calcext:value-type="float">
            <text:p>6.7802718333</text:p>
          </table:table-cell>
          <table:table-cell table:number-columns-repeated="2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6.730922" calcext:value-type="float">
            <text:p>6.730922</text:p>
          </table:table-cell>
          <table:table-cell office:value-type="float" office:value="6.7810484878" calcext:value-type="float">
            <text:p>6.7810484878</text:p>
          </table:table-cell>
          <table:table-cell table:number-columns-repeated="2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6.685449" calcext:value-type="float">
            <text:p>6.685449</text:p>
          </table:table-cell>
          <table:table-cell office:value-type="float" office:value="6.78230165" calcext:value-type="float">
            <text:p>6.78230165</text:p>
          </table:table-cell>
          <table:table-cell table:number-columns-repeated="2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6.17899" calcext:value-type="float">
            <text:p>6.17899</text:p>
          </table:table-cell>
          <table:table-cell office:value-type="float" office:value="6.7847850513" calcext:value-type="float">
            <text:p>6.7847850513</text:p>
          </table:table-cell>
          <table:table-cell table:number-columns-repeated="2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6.932373" calcext:value-type="float">
            <text:p>6.932373</text:p>
          </table:table-cell>
          <table:table-cell office:value-type="float" office:value="6.8007270263" calcext:value-type="float">
            <text:p>6.8007270263</text:p>
          </table:table-cell>
          <table:table-cell table:number-columns-repeated="2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6.85116" calcext:value-type="float">
            <text:p>6.85116</text:p>
          </table:table-cell>
          <table:table-cell office:value-type="float" office:value="6.797169027" calcext:value-type="float">
            <text:p>6.797169027</text:p>
          </table:table-cell>
          <table:table-cell table:number-columns-repeated="2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6.828555" calcext:value-type="float">
            <text:p>6.828555</text:p>
          </table:table-cell>
          <table:table-cell office:value-type="float" office:value="6.7956692778" calcext:value-type="float">
            <text:p>6.7956692778</text:p>
          </table:table-cell>
          <table:table-cell table:number-columns-repeated="2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6.818475" calcext:value-type="float">
            <text:p>6.818475</text:p>
          </table:table-cell>
          <table:table-cell office:value-type="float" office:value="6.7947296857" calcext:value-type="float">
            <text:p>6.7947296857</text:p>
          </table:table-cell>
          <table:table-cell table:number-columns-repeated="2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6.813149" calcext:value-type="float">
            <text:p>6.813149</text:p>
          </table:table-cell>
          <table:table-cell office:value-type="float" office:value="6.7940312941" calcext:value-type="float">
            <text:p>6.7940312941</text:p>
          </table:table-cell>
          <table:table-cell table:number-columns-repeated="2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6.810101" calcext:value-type="float">
            <text:p>6.810101</text:p>
          </table:table-cell>
          <table:table-cell office:value-type="float" office:value="6.7934519697" calcext:value-type="float">
            <text:p>6.7934519697</text:p>
          </table:table-cell>
          <table:table-cell table:number-columns-repeated="2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6.808259" calcext:value-type="float">
            <text:p>6.808259</text:p>
          </table:table-cell>
          <table:table-cell office:value-type="float" office:value="6.7929316875" calcext:value-type="float">
            <text:p>6.7929316875</text:p>
          </table:table-cell>
          <table:table-cell table:number-columns-repeated="2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6.807062" calcext:value-type="float">
            <text:p>6.807062</text:p>
          </table:table-cell>
          <table:table-cell office:value-type="float" office:value="6.7924372581" calcext:value-type="float">
            <text:p>6.7924372581</text:p>
          </table:table-cell>
          <table:table-cell table:number-columns-repeated="2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6.806175" calcext:value-type="float">
            <text:p>6.806175</text:p>
          </table:table-cell>
          <table:table-cell office:value-type="float" office:value="6.7919497667" calcext:value-type="float">
            <text:p>6.7919497667</text:p>
          </table:table-cell>
          <table:table-cell table:number-columns-repeated="2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6.805388" calcext:value-type="float">
            <text:p>6.805388</text:p>
          </table:table-cell>
          <table:table-cell office:value-type="float" office:value="6.7914592414" calcext:value-type="float">
            <text:p>6.7914592414</text:p>
          </table:table-cell>
          <table:table-cell table:number-columns-repeated="2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6.804567" calcext:value-type="float">
            <text:p>6.804567</text:p>
          </table:table-cell>
          <table:table-cell office:value-type="float" office:value="6.7909617857" calcext:value-type="float">
            <text:p>6.7909617857</text:p>
          </table:table-cell>
          <table:table-cell table:number-columns-repeated="2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6.803638" calcext:value-type="float">
            <text:p>6.803638</text:p>
          </table:table-cell>
          <table:table-cell office:value-type="float" office:value="6.7904578889" calcext:value-type="float">
            <text:p>6.7904578889</text:p>
          </table:table-cell>
          <table:table-cell table:number-columns-repeated="2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6.802574" calcext:value-type="float">
            <text:p>6.802574</text:p>
          </table:table-cell>
          <table:table-cell office:value-type="float" office:value="6.7899509615" calcext:value-type="float">
            <text:p>6.7899509615</text:p>
          </table:table-cell>
          <table:table-cell table:number-columns-repeated="2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6.801391" calcext:value-type="float">
            <text:p>6.801391</text:p>
          </table:table-cell>
          <table:table-cell office:value-type="float" office:value="6.78944604" calcext:value-type="float">
            <text:p>6.78944604</text:p>
          </table:table-cell>
          <table:table-cell table:number-columns-repeated="2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6.800147" calcext:value-type="float">
            <text:p>6.800147</text:p>
          </table:table-cell>
          <table:table-cell office:value-type="float" office:value="6.7889483333" calcext:value-type="float">
            <text:p>6.7889483333</text:p>
          </table:table-cell>
          <table:table-cell table:number-columns-repeated="2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6.79894" calcext:value-type="float">
            <text:p>6.79894</text:p>
          </table:table-cell>
          <table:table-cell office:value-type="float" office:value="6.7884614348" calcext:value-type="float">
            <text:p>6.7884614348</text:p>
          </table:table-cell>
          <table:table-cell table:number-columns-repeated="2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6.79792" calcext:value-type="float">
            <text:p>6.79792</text:p>
          </table:table-cell>
          <table:table-cell office:value-type="float" office:value="6.7879851364" calcext:value-type="float">
            <text:p>6.7879851364</text:p>
          </table:table-cell>
          <table:table-cell table:number-columns-repeated="2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6.797311" calcext:value-type="float">
            <text:p>6.797311</text:p>
          </table:table-cell>
          <table:table-cell office:value-type="float" office:value="6.7875120476" calcext:value-type="float">
            <text:p>6.7875120476</text:p>
          </table:table-cell>
          <table:table-cell table:number-columns-repeated="2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6.797472" calcext:value-type="float">
            <text:p>6.797472</text:p>
          </table:table-cell>
          <table:table-cell office:value-type="float" office:value="6.7870221" calcext:value-type="float">
            <text:p>6.7870221</text:p>
          </table:table-cell>
          <table:table-cell table:number-columns-repeated="2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6.799093" calcext:value-type="float">
            <text:p>6.799093</text:p>
          </table:table-cell>
          <table:table-cell office:value-type="float" office:value="6.7864721053" calcext:value-type="float">
            <text:p>6.7864721053</text:p>
          </table:table-cell>
          <table:table-cell table:number-columns-repeated="2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6.803914" calcext:value-type="float">
            <text:p>6.803914</text:p>
          </table:table-cell>
          <table:table-cell office:value-type="float" office:value="6.7857709444" calcext:value-type="float">
            <text:p>6.7857709444</text:p>
          </table:table-cell>
          <table:table-cell table:number-columns-repeated="2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6.818798" calcext:value-type="float">
            <text:p>6.818798</text:p>
          </table:table-cell>
          <table:table-cell office:value-type="float" office:value="6.7847037059" calcext:value-type="float">
            <text:p>6.7847037059</text:p>
          </table:table-cell>
          <table:table-cell table:number-columns-repeated="2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6.943569" calcext:value-type="float">
            <text:p>6.943569</text:p>
          </table:table-cell>
          <table:table-cell office:value-type="float" office:value="6.7825728125" calcext:value-type="float">
            <text:p>6.7825728125</text:p>
          </table:table-cell>
          <table:table-cell table:number-columns-repeated="2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6.713731" calcext:value-type="float">
            <text:p>6.713731</text:p>
          </table:table-cell>
          <table:table-cell office:value-type="float" office:value="6.7718397333" calcext:value-type="float">
            <text:p>6.7718397333</text:p>
          </table:table-cell>
          <table:table-cell table:number-columns-repeated="2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6.753073" calcext:value-type="float">
            <text:p>6.753073</text:p>
          </table:table-cell>
          <table:table-cell office:value-type="float" office:value="6.7759903571" calcext:value-type="float">
            <text:p>6.7759903571</text:p>
          </table:table-cell>
          <table:table-cell table:number-columns-repeated="2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6.763702" calcext:value-type="float">
            <text:p>6.763702</text:p>
          </table:table-cell>
          <table:table-cell office:value-type="float" office:value="6.7777532308" calcext:value-type="float">
            <text:p>6.7777532308</text:p>
          </table:table-cell>
          <table:table-cell table:number-columns-repeated="2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6.769081" calcext:value-type="float">
            <text:p>6.769081</text:p>
          </table:table-cell>
          <table:table-cell office:value-type="float" office:value="6.7789241667" calcext:value-type="float">
            <text:p>6.7789241667</text:p>
          </table:table-cell>
          <table:table-cell table:number-columns-repeated="2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6.772668" calcext:value-type="float">
            <text:p>6.772668</text:p>
          </table:table-cell>
          <table:table-cell office:value-type="float" office:value="6.779819" calcext:value-type="float">
            <text:p>6.779819</text:p>
          </table:table-cell>
          <table:table-cell table:number-columns-repeated="2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6.775431" calcext:value-type="float">
            <text:p>6.775431</text:p>
          </table:table-cell>
          <table:table-cell office:value-type="float" office:value="6.7805341" calcext:value-type="float">
            <text:p>6.7805341</text:p>
          </table:table-cell>
          <table:table-cell table:number-columns-repeated="2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6.777695" calcext:value-type="float">
            <text:p>6.777695</text:p>
          </table:table-cell>
          <table:table-cell office:value-type="float" office:value="6.7811011111" calcext:value-type="float">
            <text:p>6.7811011111</text:p>
          </table:table-cell>
          <table:table-cell table:number-columns-repeated="2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6.779563" calcext:value-type="float">
            <text:p>6.779563</text:p>
          </table:table-cell>
          <table:table-cell office:value-type="float" office:value="6.781526875" calcext:value-type="float">
            <text:p>6.781526875</text:p>
          </table:table-cell>
          <table:table-cell table:number-columns-repeated="2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6.781046" calcext:value-type="float">
            <text:p>6.781046</text:p>
          </table:table-cell>
          <table:table-cell office:value-type="float" office:value="6.7818074286" calcext:value-type="float">
            <text:p>6.7818074286</text:p>
          </table:table-cell>
          <table:table-cell table:number-columns-repeated="2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6.782116" calcext:value-type="float">
            <text:p>6.782116</text:p>
          </table:table-cell>
          <table:table-cell office:value-type="float" office:value="6.7819343333" calcext:value-type="float">
            <text:p>6.7819343333</text:p>
          </table:table-cell>
          <table:table-cell table:number-columns-repeated="2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6.782735" calcext:value-type="float">
            <text:p>6.782735</text:p>
          </table:table-cell>
          <table:table-cell office:value-type="float" office:value="6.781898" calcext:value-type="float">
            <text:p>6.781898</text:p>
          </table:table-cell>
          <table:table-cell table:number-columns-repeated="2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6.782862" calcext:value-type="float">
            <text:p>6.782862</text:p>
          </table:table-cell>
          <table:table-cell office:value-type="float" office:value="6.78168875" calcext:value-type="float">
            <text:p>6.78168875</text:p>
          </table:table-cell>
          <table:table-cell table:number-columns-repeated="2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6.78246" calcext:value-type="float">
            <text:p>6.78246</text:p>
          </table:table-cell>
          <table:table-cell office:value-type="float" office:value="6.7812976667" calcext:value-type="float">
            <text:p>6.7812976667</text:p>
          </table:table-cell>
          <table:table-cell table:number-columns-repeated="2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6.781498" calcext:value-type="float">
            <text:p>6.781498</text:p>
          </table:table-cell>
          <table:table-cell office:value-type="float" office:value="6.7807165" calcext:value-type="float">
            <text:p>6.7807165</text:p>
          </table:table-cell>
          <table:table-cell table:number-columns-repeated="2"/>
        </table:table-row>
        <table:table-row table:style-name="ro1">
          <table:table-cell office:value-type="float" office:value="999" calcext:value-type="float">
            <text:p>999</text:p>
          </table:table-cell>
          <table:table-cell table:number-columns-repeated="2" office:value-type="float" office:value="6.779935" calcext:value-type="float">
            <text:p>6.77993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4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04T22:50:40.767654190</dc:date>
    <meta:document-statistic meta:table-count="1" meta:cell-count="3138" meta:object-count="0"/>
    <meta:generator>LibreOffice/4.2.7.2$Linux_X86_64 LibreOffice_project/420m0$Build-2</meta:generator>
  </office:meta>
</office:document-meta>
</file>